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738b42" officeooo:paragraph-rsid="01738b42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62ee53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68b9d4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62ee53" style:font-size-asian="8pt" style:font-weight-asian="bold" style:font-size-complex="8pt" style:font-weight-complex="bold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242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2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2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2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2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2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2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2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2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2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2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2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3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3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3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3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3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3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3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3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3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3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3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3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3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3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3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3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3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3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3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3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3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3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3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3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3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3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3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3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3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3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3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3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3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3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3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3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3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3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3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3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3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3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3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378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379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380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381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382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383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384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385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386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387" style:family="paragraph" style:parent-style-name="Table_20_Contents">
      <style:text-properties fo:font-size="2pt" style:font-size-asian="2pt" style:font-size-complex="2pt"/>
    </style:style>
    <style:style style:name="P388" style:family="paragraph" style:parent-style-name="Table_20_Contents">
      <style:text-properties officeooo:paragraph-rsid="012610c3"/>
    </style:style>
    <style:style style:name="P3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3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cbb4" officeooo:paragraph-rsid="0179cbb4" style:font-size-asian="8pt" style:font-weight-asian="normal" style:font-size-complex="8pt" style:font-weight-complex="normal"/>
    </style:style>
    <style:style style:name="P3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b48a0" officeooo:paragraph-rsid="017b48a0" style:font-size-asian="8pt" style:font-weight-asian="normal" style:font-size-complex="8pt" style:font-weight-complex="normal"/>
    </style:style>
    <style:style style:name="P3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3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3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3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3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3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3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3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4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4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cbb4" style:font-size-asian="8pt" style:font-weight-asian="bold" style:font-size-complex="8pt" style:font-weight-complex="bold"/>
    </style:style>
    <style:style style:name="P4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b48a0" officeooo:paragraph-rsid="017b48a0" style:font-size-asian="8pt" style:font-weight-asian="bold" style:font-size-complex="8pt" style:font-weight-complex="bold"/>
    </style:style>
    <style:style style:name="P4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06d9" officeooo:paragraph-rsid="017e06d9" style:font-size-asian="8pt" style:font-weight-asian="bold" style:font-size-complex="8pt" style:font-weight-complex="bold"/>
    </style:style>
    <style:style style:name="P4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b905" officeooo:paragraph-rsid="017eb905" style:font-size-asian="8pt" style:font-weight-asian="bold" style:font-size-complex="8pt" style:font-weight-complex="bold"/>
    </style:style>
    <style:style style:name="P4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fac45" officeooo:paragraph-rsid="017fac45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style:font-name="Liberation Mono" officeooo:rsid="014428c2"/>
    </style:style>
    <style:style style:name="T126" style:family="text">
      <style:text-properties officeooo:rsid="0144f569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  <style:style style:name="T129" style:family="text">
      <style:text-properties officeooo:rsid="01527a69"/>
    </style:style>
    <style:style style:name="T130" style:family="text">
      <style:text-properties officeooo:rsid="01561d35"/>
    </style:style>
    <style:style style:name="T131" style:family="text">
      <style:text-properties officeooo:rsid="0159574f"/>
    </style:style>
    <style:style style:name="T132" style:family="text">
      <style:text-properties officeooo:rsid="015a566c"/>
    </style:style>
    <style:style style:name="T133" style:family="text">
      <style:text-properties officeooo:rsid="015eaa3d"/>
    </style:style>
    <style:style style:name="T134" style:family="text">
      <style:text-properties officeooo:rsid="01610f45"/>
    </style:style>
    <style:style style:name="T135" style:family="text">
      <style:text-properties officeooo:rsid="0162ee53"/>
    </style:style>
    <style:style style:name="T136" style:family="text">
      <style:text-properties officeooo:rsid="01642ea5"/>
    </style:style>
    <style:style style:name="T137" style:family="text">
      <style:text-properties officeooo:rsid="01653c36"/>
    </style:style>
    <style:style style:name="T138" style:family="text">
      <style:text-properties officeooo:rsid="01673b54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  <style:style style:name="T146" style:family="text">
      <style:text-properties officeooo:rsid="0179cbb4"/>
    </style:style>
    <style:style style:name="T147" style:family="text">
      <style:text-properties officeooo:rsid="017fac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377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9"><text:tab/>04–<text:span text:style-name="T1">церковьПасео</text:span><text:bookmark-end text:name="__DdeLink__349_401953193"/></text:p>
      <text:p text:style-name="P151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245">DA—HP</text:p>
      <text:p text:style-name="P245">38—Atk.</text:p>
      <text:p text:style-name="P245">78—Def.</text:p>
      <text:p text:style-name="P245">20—MP</text:p>
      <text:p text:style-name="P245">18F6(F618)—Exp.</text:p>
      <text:p text:style-name="P245">05—Боевыезаклинания</text:p>
      <text:p text:style-name="P245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9">0000000000000b0c0a00–<text:span text:style-name="T1">ПещерамедузыдоТайлона</text:span></text:p>
      <text:p text:style-name="P149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9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8"/>
      <text:p text:style-name="P103">в подземельях устранение ловушек в сейвах не отмечается</text:p>
      <text:p text:style-name="P157"/>
      <text:p text:style-name="P156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3"/>
      <text:p text:style-name="P146"><text:span text:style-name="T1">First food shop </text:span><text:span text:style-name="T5">(spaceport)</text:span><text:span text:style-name="T1"> :)</text:span></text:p>
      <text:p text:style-name="P153"/>
      <text:p text:style-name="P155">Если Лутз прийдёт к Тадзиму в Frad Cloak — он просто скажет, что ему нечему его учить и ещё один плащ не даст.</text:p>
      <text:p text:style-name="P153"/>
      <text:p text:style-name="P379"/>
      <text:p text:style-name="P154"/>
      <text:p text:style-name="P153"/>
      <text:p text:style-name="P153"/>
      <text:p text:style-name="P145">C500 — После каждого боя и открытия сундука сюда записывается FF</text:p>
      <text:p text:style-name="P145"/>
      <text:p text:style-name="P222"><text:bookmark-start text:name="__DdeLink__6315_2087498417"/>Camineet</text:p>
      <text:p text:style-name="P159">$C0 $40 $06 $00 $50 $50 $01 $00 $<text:span text:style-name="T71">04</text:span> $<text:span text:style-name="T71">04</text:span> $00 $00 $00 $00 $00 $00 $00 $50 $01 $40 $06 $00 $0<text:bookmark-end text:name="__DdeLink__6315_2087498417"/><text:span text:style-name="T135">D</text:span></text:p>
      <text:p text:style-name="P184">C501<text:tab/>01<text:tab/>Talk with Suelo</text:p>
      <text:p text:style-name="P184"><text:bookmark-start text:name="__DdeLink__6328_2087498417"/>C502<text:tab/>01<text:tab/>Talk with Nekiseh<text:bookmark-end text:name="__DdeLink__6328_2087498417"/></text:p>
      <text:p text:style-name="P223">Palma (near Camineet)</text:p>
      <text:p text:style-name="P185">$30 $D0 $04 $00 $30 $30 $03 $00 $<text:span text:style-name="T71">00</text:span> $<text:span text:style-name="T71">00</text:span> $02 $00 $5E $02 $00 $00 $00 $30 $03 $D0 $04 $00 $0D</text:p>
      <text:p text:style-name="P225">Palma (near Gothic)</text:p>
      <text:p text:style-name="P188">$00 $00 $03 $00 $10 $10 $04 $00 $<text:span text:style-name="T71">00</text:span> $<text:span text:style-name="T71">00</text:span> $00 $00 $2E $00 $00 $00 $00 $10 $04 $00 $03 $00 $0D</text:p>
      <text:p text:style-name="P405">Palma (Drasgow)</text:p>
      <text:p text:style-name="P397">$30 $D0 $06 $00 $10 $10 $06 $00 $<text:span text:style-name="T71">00</text:span> $<text:span text:style-name="T71">00</text:span> $01 $00 $67 $0A $00 $02 $02 $10 $06 $D0 $06 $00 $0B</text:p>
      <text:p text:style-name="P237">Motavia (Perseus Island)</text:p>
      <text:p text:style-name="P203">$00 $00 $04 $00 $60 $60 $02 $00 $<text:span text:style-name="T71">01</text:span> $<text:span text:style-name="T71">01</text:span> $02 $00 $5E $02 $00 $00 $01 $60 $02 $00 $04 $00 $0D</text:p>
      <text:p text:style-name="P223">Parolit</text:p>
      <text:p text:style-name="P185">$A0 $60 $01 $00 $10 $10 $06 $00 $<text:span text:style-name="T71">04</text:span> $<text:span text:style-name="T71">06</text:span> $02 $00 $5E $02 $00 $00 $00 $10 $06 $60 $01 $00 $0D</text:p>
      <text:p text:style-name="P224">Palma Spaceport</text:p>
      <text:p text:style-name="P186">$C0 $40 $02 $00 $70 $70 $01 $00 $<text:span text:style-name="T71">04</text:span> $<text:span text:style-name="T71">05</text:span> $02 $00 $5E $02 $00 $00 $00 $70 $01 $40 $02 $00 $0D</text:p>
      <text:p text:style-name="P218">Gothic</text:p>
      <text:p text:style-name="P181">$B0 $50 $02 $00 $A0 $A0 $00 $00 $<text:span text:style-name="T71">05</text:span> $<text:span text:style-name="T71">07</text:span> $00 $00 $2E $00 $00 $00 $00 $A0 $00 $50 $02 $00 $0D</text:p>
      <text:p text:style-name="P191">C504<text:tab/>03<text:tab/>Give 1200 mesetas to Dr. Luveno</text:p>
      <text:p text:style-name="P191">C504<text:tab/>04<text:tab/>Wait a time, then return to Dr. Luveno</text:p>
      <text:p text:style-name="P191"><text:bookmark-start text:name="__DdeLink__6569_1468482858"/>C504<text:tab/>05<text:tab/>Wait a time, then return to Dr. Luveno<text:bookmark-end text:name="__DdeLink__6569_1468482858"/></text:p>
      <text:p text:style-name="P191">C504<text:tab/>06<text:tab/>Wait a time, then return to Dr. Luveno</text:p>
      <text:p text:style-name="P192">C504<text:tab/>0<text:span text:style-name="T142">7</text:span><text:tab/><text:span text:style-name="T142">Come</text:span> to Dr. Luveno <text:span text:style-name="T142">with Hapsby. Now Luveno is accesible.</text:span></text:p>
      <text:p text:style-name="P208">Eppi</text:p>
      <text:p text:style-name="P162">$10 $F0 $03 $00 $A0 $A0 $01 $00 $<text:span text:style-name="T71">05</text:span> $<text:span text:style-name="T71">08</text:span> $02 $00 $5E $02 $00 $00 $00 $A0 $01 $F0 $03 $00 $0D</text:p>
      <text:p text:style-name="P187">C604<text:tab/>00<text:tab/>Talk with old man in Eppi. Unlock Dungeon Key in Camineet Warehouse</text:p>
      <text:p text:style-name="P228"><text:soft-page-break/>Lo<text:span text:style-name="T140">re</text:span></text:p>
      <text:p text:style-name="P193">$70 $90 $05 $00 $40 $40 $01 $00 $<text:span text:style-name="T71">05</text:span> $<text:span text:style-name="T71">09</text:span> $00 $00 $21 $16 $00 $00 $00 $40 $01 $90 $05 $00 $0D</text:p>
      <text:p text:style-name="P231">Avion</text:p>
      <text:p text:style-name="P198">$70 $90 $01 $00 $40 $40 $05 $00 $<text:span text:style-name="T71">05</text:span> $<text:span text:style-name="T71">0A</text:span> $03 $00 $12 $02 $00 $00 $00 $40 $05 $90 $01 $00 $0D</text:p>
      <text:p text:style-name="P232">Bortevo</text:p>
      <text:p text:style-name="P399">$70 $90 $03 $00 $40 $40 $04 $00 $<text:span text:style-name="T71">05</text:span> $<text:span text:style-name="T71">0B</text:span> $00 $00 $2E $00 $00 $00 $00 $40 $04 $90 $03 $00 $0D</text:p>
      <text:p text:style-name="P405">Drasgow</text:p>
      <text:p text:style-name="P397">$F0 $10 $01 $00 $50 $50 $01 $00 $<text:span text:style-name="T71">06</text:span> $<text:span text:style-name="T71">0C</text:span> $01 $00 $67 $0A $00 $02 $02 $50 $01 $10 $01 $00 $0D</text:p>
      <text:p text:style-name="P221">Paseo</text:p>
      <text:p text:style-name="P174">$80 $80 $01 $00 $40 $40 $02 $00 $<text:span text:style-name="T71">07</text:span> $<text:span text:style-name="T71">0E</text:span> $02 $00 $5E $02 $00 $00 $00 $40 $02 $80 $01 $00 $0D</text:p>
      <text:p text:style-name="P214">Paseo (near Governor'<text:span text:style-name="T133">s Palace)</text:span></text:p>
      <text:p text:style-name="P175">$90 $70 $01 $00 $C0 $A0 $00 $00 $<text:span text:style-name="T71">07</text:span> $<text:span text:style-name="T71">0E</text:span> $00 $00 $61 $21 $00 $00 $00 $A0 $00 $70 $01 $00 $0D</text:p>
      <text:p text:style-name="P233">Uzo</text:p>
      <text:p text:style-name="P199">$00 $00 $05 $00 $60 $60 $01 $00 $<text:span text:style-name="T71">07</text:span> $<text:span text:style-name="T71">0F</text:span> $00 $00 $2E $00 $00 $00 $00 $60 $01 $00 $05 $00 $0D</text:p>
      <text:p text:style-name="P199">C507<text:tab/>01<text:tab/>Unhide Soothe Flute in Gothic</text:p>
      <text:p text:style-name="P221">Paseo Spaceport</text:p>
      <text:p text:style-name="P174">$10 $F0 $00 $00 $90 $90 $04 $00 $<text:span text:style-name="T71">07</text:span> $<text:span text:style-name="T71">10</text:span> $02 $00 $5E $02 $00 $00 $00 $90 $04 $F0 $00 $00 $0D</text:p>
      <text:p text:style-name="P236">Casba</text:p>
      <text:p text:style-name="P202">$40 $C0 $04 $00 $A0 $A0 $03 $00 $<text:span text:style-name="T71">07</text:span> $<text:span text:style-name="T71">11</text:span> $02 $00 $DC $27 $00 $00 $00 $A0 $03 $C0 $04 $00 $0<text:span text:style-name="T147">D</text:span></text:p>
      <text:p text:style-name="P202">C508<text:tab/>01<text:tab/>Unhide FlowMover in Bortevo</text:p>
      <text:p text:style-name="P237">Sopia</text:p>
      <text:p text:style-name="P203">$00 $00 $07 $00 $40 $40 $04 $00 $<text:span text:style-name="T71">07</text:span> $<text:span text:style-name="T71">12</text:span> $03 $00 $25 $22 $00 $00 $00 $40 $04 $00 $07 $00 $0D</text:p>
      <text:p text:style-name="P203">C509<text:tab/>01<text:tab/>Give 400 mesetas to Sopia head. Unhide Perseus Shield on island</text:p>
      <text:p text:style-name="P202"/>
      <text:p text:style-name="P147"/>
      <text:p text:style-name="P145"/>
      <text:p text:style-name="P220">Medusa's Cave</text:p>
      <text:p text:style-name="P182">$00 $60 $04 $00 $00 $A0 $04 $00 $00 $00 $00 $00 $<text:span text:style-name="T71">DC</text:span> $<text:span text:style-name="T71">00</text:span> $00 $00 $00 $A0 $04 $60 $04 $04 $0<text:span text:style-name="T128">B</text:span></text:p>
      <text:p text:style-name="P183">C50A<text:tab/>FF<text:tab/>E3<text:tab/><text:span text:style-name="T129">Save</text:span> Tylon</text:p>
      <text:p text:style-name="P183">C600<text:tab/>FF<text:tab/>36<text:tab/>Compass</text:p>
      <text:p text:style-name="P183">C601<text:tab/>FF<text:tab/>E8<text:tab/>20 Mesetas</text:p>
      <text:p text:style-name="P182">C602<text:tab/>FF<text:tab/>7C<text:tab/><text:span text:style-name="T127">10 Mesetas</text:span></text:p>
      <text:p text:style-name="P218">Gothic Passage<text:span text:style-name="T138">way</text:span></text:p>
      <text:p text:style-name="P181">$00 $A0 $00 $00 $00 $10 $02 $00 $04 $05 $00 $00 $<text:span text:style-name="T71">DE</text:span> $<text:span text:style-name="T71">00</text:span> $00 $00 $00 $10 $02 $A0 $00 $04 $0B</text:p>
      <text:p text:style-name="P190">C504<text:tab/>02<text:tab/>5D<text:tab/>Assistent went to help a Dr. Luveno</text:p>
      <text:p text:style-name="P219">Gothic Passage<text:span text:style-name="T138">way</text:span> <text:span text:style-name="T136">(Gothic entrance)</text:span></text:p>
      <text:p text:style-name="P188">$00 $50 $02 $00 $00 $A0 $00 $00 $05 $07 $02 $00 $<text:span text:style-name="T71">2E</text:span> $<text:span text:style-name="T71">00</text:span> $00 $00 $00 $A0 $00 $50 $02 $04 $0<text:span text:style-name="T138">B</text:span></text:p>
      <text:p text:style-name="P225">Triada Prison</text:p>
      <text:p text:style-name="P188">$00 $C0 $02 $00 $00 $30 $06 $00 $00 $00 $00 $00 $<text:span text:style-name="T71">D2</text:span> $<text:span text:style-name="T71">01</text:span> $00 $00 $00 $30 $06 $C0 $02 $05 $0B</text:p>
      <text:p text:style-name="P189">C603<text:tab/>FF<text:tab/>17<text:tab/><text:span text:style-name="T119">Empty<text:tab/>Trap</text:span></text:p>
      <text:p text:style-name="P189">C6C1<text:tab/>FF<text:tab/>5D<text:tab/>Boss<text:tab/>Skeletons</text:p>
      <text:p text:style-name="P242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189">C503<text:tab/>0<text:span text:style-name="T138">2</text:span><text:tab/><text:span text:style-name="T138">69<text:tab/></text:span>Second <text:span text:style-name="T138">time to speak with</text:span> Dr. Luveno</text:p>
      <text:p text:style-name="P190">C504<text:tab/>01<text:tab/>69<text:tab/>A third talk with Dr. Luveno. Now assistent will come out from passageway</text:p>
      <text:p text:style-name="P241">Camineet Warehouse</text:p>
      <text:p text:style-name="P197">$00 $40 $06 $00 $00 $A0 $00 $00 $04 $04 $00 $00 $<text:span text:style-name="T71">5E</text:span> $<text:span text:style-name="T71">02</text:span> $00 $00 $00 $A0 $00 $40 $06 $02 $0<text:span text:style-name="T128">B</text:span></text:p>
      <text:p text:style-name="P206">C604<text:tab/>FF<text:tab/>17<text:tab/>Dungeon Key</text:p>
      <text:p text:style-name="P197"><text:span text:style-name="T119">C605<text:tab/>FF<text:tab/></text:span><text:span text:style-name="T125">67<text:tab/></text:span><text:span text:style-name="T119">50 Mese</text:span>tas</text:p>
      <text:p text:style-name="P230">Avion Warehouse</text:p>
      <text:p text:style-name="P195">$00 $A0 $00 $00 $00 $70 $04 $00 $05 $0A $01 $00 $<text:span text:style-name="T71">12</text:span> $<text:span text:style-name="T71">02</text:span> $00 $00 $00 $70 $04 $A0 $00 $02 $0<text:span text:style-name="T144">B</text:span></text:p>
      <text:p text:style-name="P196">C606<text:tab/>FF<text:tab/>3A<text:tab/>30 Mesetas</text:p>
      <text:p text:style-name="P196">C607<text:tab/>FF<text:tab/>63<text:tab/>20 Mesetas</text:p>
      <text:p text:style-name="P230">Avion Warehouse (Dr. Mad's side)</text:p>
      <text:p text:style-name="P195">$00 $90 $01 $00 $00 $70 $04 $00 $05 $0A $00 $00 $<text:span text:style-name="T71">DE</text:span> $<text:span text:style-name="T71">02</text:span> $00 $00 $00 $70 $04 $90 $01 $02 $0<text:span text:style-name="T144">B</text:span></text:p>
      <text:p text:style-name="P195"/>
      <text:p text:style-name="P174"/>
      <text:p text:style-name="P401">Medusa Tower <text:span text:style-name="T146">#-1</text:span></text:p>
      <text:p text:style-name="P390">$00 $A0 $01 $00 $00 $B0 $05 $00 $00 $00 $02 $00 $<text:span text:style-name="T71">DD</text:span> $<text:span text:style-name="T71">03</text:span> $00 $00 $01 $B0 $05 $A0 $01 $01 $0B</text:p>
      <text:p text:style-name="P390">C608<text:tab/>FF<text:tab/>9C<text:tab/>Empty<text:tab/>Trap</text:p>
      <text:p text:style-name="P390">C609<text:tab/>FF<text:tab/>9E<text:tab/>Ruoginin</text:p>
      <text:p text:style-name="P390">C60A<text:tab/>FF<text:tab/>E1<text:tab/>10 Mesetas</text:p>
      <text:p text:style-name="P390">C60B<text:tab/>FF<text:tab/>E8<text:tab/>Ruoginin</text:p>
      <text:p text:style-name="P390">C60D<text:tab/>FF<text:tab/>56<text:tab/>Escape Cloth</text:p>
      <text:p text:style-name="P390">C60E<text:tab/>FF<text:tab/>58<text:tab/>Searchlight</text:p>
      <text:p text:style-name="P390"/>
      <text:p text:style-name="P240"><text:bookmark-start text:name="__DdeLink__7075_1406613545"/>Medusa Tower<text:bookmark-end text:name="__DdeLink__7075_1406613545"/></text:p>
      <text:p text:style-name="P392">$00 $A0 $01 $00 $00 $B0 $05 $00 $00 $00 $00 $00 $<text:span text:style-name="T71">D8</text:span> $<text:span text:style-name="T71">04</text:span> $00 $00 $01 $B0 $05 $A0 $01 $01 $0B</text:p>
      <text:p text:style-name="P391">C60F<text:tab/>13<text:tab/>FF<text:tab/>20 Mesetas</text:p>
      <text:p text:style-name="P391">C610<text:tab/>E5<text:tab/>FF<text:tab/>PelorieMate</text:p>
      <text:p text:style-name="P393">C612<text:tab/>FF<text:tab/>1D<text:tab/>Empty<text:tab/>Trap</text:p>
      <text:p text:style-name="P402">Medusa Tower #2</text:p>
      <text:p text:style-name="P393">$00 $A0 $01 $00 $00 $B0 $05 $00 $00 $00 $02 $00 $<text:span text:style-name="T71">6D</text:span> $<text:span text:style-name="T71">05</text:span> $00 $00 $01 $B0 $05 $A0 $01 $01 $0B</text:p>
      <text:p text:style-name="P391">C613<text:tab/>FF<text:tab/>5B<text:tab/>10 Mesetas</text:p>
      <text:p text:style-name="P391">C614<text:tab/>FF<text:tab/>A1<text:tab/>5 Mesetas</text:p>
      <text:p text:style-name="P393">C615<text:tab/><text:bookmark-start text:name="__DdeLink__7078_1406613545"/>FF<text:tab/>A3<text:tab/>Empty<text:tab/>Trap<text:bookmark-end text:name="__DdeLink__7078_1406613545"/></text:p>
      <text:p text:style-name="P393">C616<text:tab/>FF<text:tab/>DD<text:tab/>Ruoginin</text:p>
      <text:p text:style-name="P402">Medusa Tower #3</text:p>
      <text:p text:style-name="P393">$00 $A0 $01 $00 $00 $B0 $05 $00 $00 $00 $03 $00 $<text:span text:style-name="T71">C2</text:span> $<text:span text:style-name="T71">06</text:span> $00 $00 $01 $B0 $05 $A0 $01 $01 $0B</text:p>
      <text:p text:style-name="P391">C619<text:tab/>FF<text:tab/>55<text:tab/>35 Mesetas</text:p>
      <text:p text:style-name="P393"><text:soft-page-break/>C61A<text:tab/>FF<text:tab/>93<text:tab/>Empty<text:tab/>Trap</text:p>
      <text:p text:style-name="P393">C61C<text:tab/>FF<text:tab/>29<text:tab/>10 Mesetas</text:p>
      <text:p text:style-name="P402">Medusa Tower #3 (Man)</text:p>
      <text:p text:style-name="P391">$00 $A0 $01 $00 $00 $B0 $05 $00 $00 $00 $02 $00 $<text:span text:style-name="T71">33</text:span> $<text:span text:style-name="T71">06</text:span> $00 $00 $01 $B0 $05 $A0 $01 $01 $0B</text:p>
      <text:p text:style-name="P403"><text:bookmark-start text:name="__DdeLink__7081_1406613545"/>Medusa Tower #4<text:bookmark-end text:name="__DdeLink__7081_1406613545"/></text:p>
      <text:p text:style-name="P394">$00 $A0 $01 $00 $00 $B0 $05 $00 $00 $00 $00 $00 $<text:span text:style-name="T71">49</text:span> $<text:span text:style-name="T71">07</text:span> $00 $00 $01 $B0 $05 $A0 $01 $01 $0B</text:p>
      <text:p text:style-name="P394">C61D<text:tab/>FF<text:tab/>65<text:tab/>Ruoginin</text:p>
      <text:p text:style-name="P394">C61E<text:tab/>FF<text:tab/>AC<text:tab/>100 Mesetas<text:tab/>Trap</text:p>
      <text:p text:style-name="P394">C620<text:tab/>FF<text:tab/>89<text:tab/>Empty<text:tab/>Trap</text:p>
      <text:p text:style-name="P403">Medusa Tower #4 (Man)</text:p>
      <text:p text:style-name="P394">$00 $A0 $01 $00 $00 $B0 $05 $00 $00 $00 $01 $00 $<text:span text:style-name="T71">A7</text:span> $<text:span text:style-name="T71">07</text:span> $00 $00 $01 $B0 $05 $A0 $01 $01 $0B</text:p>
      <text:p text:style-name="P403">Medusa Tower #5</text:p>
      <text:p text:style-name="P394">$00 $A0 $01 $00 $00 $B0 $05 $00 $00 $00 $02 $00 $<text:span text:style-name="T71">63</text:span> $<text:span text:style-name="T71">08</text:span> $00 $00 $01 $B0 $05 $A0 $01 $01 $0B</text:p>
      <text:p text:style-name="P394">C6C3<text:tab/>FF<text:tab/>65<text:tab/>Boss Herex</text:p>
      <text:p text:style-name="P404"><text:bookmark-start text:name="__DdeLink__7084_1406613545"/>Medusa Tower #6<text:bookmark-end text:name="__DdeLink__7084_1406613545"/></text:p>
      <text:p text:style-name="P395">$00 $A0 $01 $00 $00 $B0 $05 $00 $00 $00 $02 $00 $<text:span text:style-name="T71">51</text:span> $<text:span text:style-name="T71">09</text:span> $00 $00 $01 $B0 $05 $A0 $01 $01 $0B</text:p>
      <text:p text:style-name="P395">C624<text:tab/>FF<text:tab/>64<text:tab/>PelorieMate</text:p>
      <text:p text:style-name="P404">Medusa Tower #7</text:p>
      <text:p text:style-name="P395">$00 $A0 $01 $00 $00 $B0 $05 $00 $00 $00 $03 $00 $<text:span text:style-name="T71">44</text:span> $<text:span text:style-name="T71">0A</text:span> $00 $00 $01 $B0 $05 $A0 $01 $01 $0B</text:p>
      <text:p text:style-name="P395">C627<text:tab/>FF<text:tab/>61<text:tab/>Empty<text:tab/>Trap</text:p>
      <text:p text:style-name="P397">C6C5<text:tab/>FF<text:tab/>67<text:tab/>Boss Medusa<text:tab/>Laconian Axe</text:p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211">Iala Cave #<text:span text:style-name="T130">4</text:span></text:p>
      <text:p text:style-name="P165">$00 $00 $07 $00 $00 $10 $04 $00 $00 $00 $01 $00 $<text:span text:style-name="T71">E4</text:span> $<text:span text:style-name="T71">10</text:span> $00 $00 $00 $10 $04 $00 $07 $04 $0B</text:p>
      <text:p text:style-name="P167">C6C9<text:tab/>FF<text:tab/>C7<text:tab/>Boss Skeletons<text:tab/><text:span text:style-name="T130">Saber Claw</text:span></text:p>
      <text:p text:style-name="P168">C63E<text:tab/>FF<text:tab/>1E<text:tab/>PelorieMate</text:p>
      <text:p text:style-name="P168">C63F<text:tab/>FF<text:tab/>8B<text:tab/>Empty<text:tab/>Trap</text:p>
      <text:p text:style-name="P168">C641<text:tab/>FF<text:tab/>9C<text:tab/><text:span text:style-name="T132">Searchlight</text:span></text:p>
      <text:p text:style-name="P167">C642<text:tab/>FF<text:tab/>D1<text:tab/>Ruoginin</text:p>
      <text:p text:style-name="P210">Naula Cave #4</text:p>
      <text:p text:style-name="P169">$00 $B0 $05 $00 $00 $50 $00 $00 $00 $00 $00 $00 $<text:span text:style-name="T71">21</text:span> $<text:span text:style-name="T71">10</text:span> $00 $00 $00 $50 $00 $B0 $05 $04 $0<text:span text:style-name="T144">B</text:span></text:p>
      <text:p text:style-name="P169">C640<text:tab/>FF<text:tab/>61<text:tab/>Flash</text:p>
      <text:p text:style-name="P210">Naula Cave #4 <text:span text:style-name="T131">(near Cake Shop)</text:span></text:p>
      <text:p text:style-name="P172">$00 $B0 $05 $00 $00 $50 $00 $00 $00 $00 $01 $00 $<text:span text:style-name="T71">64</text:span> $<text:span text:style-name="T71">10</text:span> $00 $00 $00 $50 $00 $B0 $05 $04 $0<text:span text:style-name="T144">B</text:span></text:p>
      <text:p text:style-name="P212">Iala Cave #3</text:p>
      <text:p text:style-name="P168">$00 $00 $07 $00 $00 $10 $04 $00 $00 $00 $02 $00 $<text:span text:style-name="T71">CE</text:span> $<text:span text:style-name="T71">11</text:span> $00 $00 $00 $10 $04 $00 $07 $04 $0B</text:p>
      <text:p text:style-name="P165">C644<text:tab/>FF<text:tab/>5E<text:tab/>50 Mesetas</text:p>
      <text:p text:style-name="P165">C645<text:tab/>FF<text:tab/>71<text:tab/>20 Mesetas</text:p>
      <text:p text:style-name="P165">C646<text:tab/>FF<text:tab/>7D<text:tab/>20 Mesetas</text:p>
      <text:p text:style-name="P210">Naula Cave #3</text:p>
      <text:p text:style-name="P169">$00 $B0 $05 $00 $00 $50 $00 $00 $00 $00 $02 $00 $<text:span text:style-name="T71">57</text:span> $<text:span text:style-name="T71">11</text:span> $00 $00 $00 $50 $00 $B0 $05 $04 $0<text:span text:style-name="T135">B</text:span></text:p>
      <text:p text:style-name="P169">C643<text:tab/>FF<text:tab/>26<text:tab/>10 Mesetas</text:p>
      <text:p text:style-name="P213">Iala Cave #2</text:p>
      <text:p text:style-name="P164">$00 $00 $07 $00 $00 $10 $04 $00 $00 $00 $02 $00 $<text:span text:style-name="T71">C3</text:span> $<text:span text:style-name="T71">12</text:span> $00 $00 $00 $10 $04 $00 $07 $04 $0B</text:p>
      <text:p text:style-name="P165">C648<text:tab/>FF<text:tab/>19<text:tab/>Empty<text:tab/>Trap</text:p>
      <text:p text:style-name="P165">C649<text:tab/>FF<text:tab/>1E<text:tab/>Cola</text:p>
      <text:p text:style-name="P166">C64A<text:tab/>FF<text:tab/>CC<text:tab/><text:span text:style-name="T132">Searchlight</text:span></text:p>
      <text:p text:style-name="P165">C64C<text:tab/>FF<text:tab/>92<text:tab/>20 Mesetas</text:p>
      <text:p text:style-name="P165">C64D<text:tab/>FF<text:tab/>94<text:tab/>Empty<text:tab/>Trap</text:p>
      <text:p text:style-name="P210">Naula Cave #2</text:p>
      <text:p text:style-name="P169">$00 $B0 $05 $00 $00 $50 $00 $00 $00 $00 $01 $00 $<text:span text:style-name="T71">54</text:span> $<text:span text:style-name="T71">12</text:span> $00 $00 $00 $50 $00 $B0 $05 $04 $0B</text:p>
      <text:p text:style-name="P169">C64B<text:tab/>FF<text:tab/>77<text:tab/>Short Sword</text:p>
      <text:p text:style-name="P207">Iala Cave</text:p>
      <text:p text:style-name="P161">$00 $00 $07 $00 $00 $10 $04 $00 $00 $00 $00 $00 $<text:span text:style-name="T71">DE</text:span> $<text:span text:style-name="T71">13</text:span> $00 $00 $00 $10 $04 $00 $07 $04 $0B</text:p>
      <text:p text:style-name="P163">C64E<text:tab/>FF<text:tab/>1E<text:tab/>PelorieMate</text:p>
      <text:p text:style-name="P163">C64F<text:tab/>FF<text:tab/>33<text:tab/>20 Mesetas</text:p>
      <text:p text:style-name="P163">C650<text:tab/>FF<text:tab/>A5<text:tab/>Empty</text:p>
      <text:p text:style-name="P163">C651<text:tab/>FF<text:tab/>EC<text:tab/>Empty</text:p>
      <text:p text:style-name="P209">Naula Cave</text:p>
      <text:p text:style-name="P170">$00 $B0 $05 $00 $00 $50 $00 $00 $00 $00 $03 $00 $<text:span text:style-name="T71">13</text:span> $<text:span text:style-name="T71">13</text:span> $00 $00 $00 $50 $00 $B0 $05 $04 $0B</text:p>
      <text:p text:style-name="P405">Drasgow Warehouse</text:p>
      <text:p text:style-name="P397">$00 $A0 $01 $00 $00 $A0 $01 $00 $06 $0C $00 $00 $<text:span text:style-name="T71">D1</text:span> $<text:span text:style-name="T71">15</text:span> $00 $02 $02 $A0 $01 $A0 $01 $03 $0B</text:p>
      <text:p text:style-name="P397"/>
      <text:p text:style-name="P229">Dr. Mad' House</text:p>
      <text:p text:style-name="P194">$00 $60 $01 $00 $00 $50 $04 $00 $05 $0A $00 $00 $<text:span text:style-name="T71">D8</text:span> $<text:span text:style-name="T71">15</text:span> $00 $00 $00 $50 $04 $60 $01 $03 $0D</text:p>
      <text:p text:style-name="P194">C518<text:tab/>FF<text:tab/><text:span text:style-name="T141">C8<text:tab/>Kill Dr. Mad; Receive Laconian Pot</text:span><text:bookmark-start text:name="__DdeLink__6571_1468482858"/></text:p>
      <text:p text:style-name="P226">Passageway to A<text:span text:style-name="T139">v</text:span>ion Island<text:bookmark-end text:name="__DdeLink__6571_1468482858"/></text:p>
      <text:p text:style-name="P191">$00 $20 $01 $00 $00 $50 $03 $00 $00 $00 $00 $00 $<text:span text:style-name="T71">DE</text:span> $<text:span text:style-name="T71">16</text:span> $00 $00 $00 $50 $03 $20 $01 $04 $0<text:span text:style-name="T139">B</text:span></text:p>
      <text:p text:style-name="P193">C653<text:tab/>FF<text:tab/>3E<text:tab/>100 Mesetas</text:p>
      <text:p text:style-name="P193">C654<text:tab/>FF<text:tab/>5E<text:tab/>Empty<text:tab/>Trap</text:p>
      <text:p text:style-name="P193">C655<text:tab/>FF<text:tab/>81<text:tab/>Searchlight</text:p>
      <text:p text:style-name="P193">C656<text:tab/>FF<text:tab/>C8<text:tab/>Escape Cloth</text:p>
      <text:p text:style-name="P171"/>
      <text:p text:style-name="P227">Passageway to A<text:span text:style-name="T139">v</text:span>ion Island <text:span text:style-name="T139">(Avion side)</text:span></text:p>
      <text:p text:style-name="P193"><text:soft-page-break/>$00 $20 $01 $00 $00 $50 $03 $00 $00 $00 $02 $00 $<text:span text:style-name="T71">21</text:span> $<text:span text:style-name="T71">16</text:span> $00 $00 $00 $50 $03 $20 $01 $04 $0B</text:p>
      <text:p text:style-name="P170"/>
      <text:p text:style-name="P217">Mahal Cave #3</text:p>
      <text:p text:style-name="P178">$00 $00 $03 $00 $00 $30 $00 $00 $01 $01 $00 $00 $<text:span text:style-name="T71">93</text:span> $<text:span text:style-name="T71">1C</text:span> $00 $00 $00 $30 $00 $00 $03 $07 $0B</text:p>
      <text:p text:style-name="P178">C665<text:tab/>FF<text:tab/>31<text:tab/>2000 Mesetas</text:p>
      <text:p text:style-name="P178">C6CC<text:tab/>FF<text:tab/>1E<text:tab/>Boss Red Dragon</text:p>
      <text:p text:style-name="P215"><text:bookmark-start text:name="__DdeLink__6555_1468482858"/>Mahal Cave #2<text:bookmark-end text:name="__DdeLink__6555_1468482858"/></text:p>
      <text:p text:style-name="P177">$00 $00 $03 $00 $00 $30 $00 $00 $01 $01 $03 $00 $<text:span text:style-name="T71">C7</text:span> $<text:span text:style-name="T71">1D</text:span> $00 $00 $00 $30 $00 $00 $03 $07 $0B</text:p>
      <text:p text:style-name="P178">C666<text:tab/>FF<text:tab/>1B<text:tab/>Searchlight</text:p>
      <text:p text:style-name="P178"><text:bookmark-start text:name="__DdeLink__6553_1468482858"/>C667<text:tab/>FF<text:tab/>21<text:tab/>Ruoginin<text:bookmark-end text:name="__DdeLink__6553_1468482858"/></text:p>
      <text:p text:style-name="P179">C66<text:span text:style-name="T134">8</text:span><text:tab/>FF<text:tab/><text:span text:style-name="T134">41</text:span><text:tab/>Ruoginin<text:tab/><text:span text:style-name="T134">Trap</text:span></text:p>
      <text:p text:style-name="P178">C669<text:tab/>FF<text:tab/>8C<text:tab/>Searchlight</text:p>
      <text:p text:style-name="P178">C66A<text:tab/>FF<text:tab/>CA<text:tab/>50 Mesetas</text:p>
      <text:p text:style-name="P180">C6CD<text:tab/>FF<text:tab/>B1<text:tab/>Boss <text:tab/>Motavian Peasant</text:p>
      <text:p text:style-name="P180">C506<text:tab/>01<text:tab/>68<text:tab/>Give Governor letter to Lutz. Unlock entrance to <text:span text:style-name="T135">Gothic Passage</text:span></text:p>
      <text:p text:style-name="P216">Mahal Cave #2 <text:span text:style-name="T134">(near Lutz)</text:span></text:p>
      <text:p text:style-name="P180">$00 $00 $03 $00 $00 $30 $00 $00 $01 $01 $02 $00 $<text:span text:style-name="T71">68</text:span> $<text:span text:style-name="T71">1D</text:span> $00 $00 $00 $30 $00 $00 $03 $07 $0B</text:p>
      <text:p text:style-name="P215">Mahal Cave</text:p>
      <text:p text:style-name="P177">$00 $00 $03 $00 $00 $30 $00 $00 $01 $01 $01 $00 $<text:span text:style-name="T71">69</text:span> $<text:span text:style-name="T71">1E</text:span> $00 $00 $00 $30 $00 $00 $03 $07 $0B</text:p>
      <text:p text:style-name="P177">C66B<text:tab/>FF<text:tab/>1E<text:tab/>PelorieMate</text:p>
      <text:p text:style-name="P177">C66C<text:tab/>FF<text:tab/>11<text:tab/>20 Mesetas</text:p>
      <text:p text:style-name="P177"/>
      <text:p text:style-name="P187"/>
      <text:p text:style-name="P184"/>
      <text:h text:style-name="P381" text:outline-level="1">Passageway to Paseo Palace</text:h>
      <text:p text:style-name="P173">$00 $90 $01 $00 $00 $90 $01 $00 $07 $0E $00 $00 $<text:span text:style-name="T71">D4</text:span> $<text:span text:style-name="T71">21</text:span> $00 $00 $00 $90 $01 $90 $01 $06 $0<text:span text:style-name="T135">B</text:span></text:p>
      <text:p text:style-name="P176">C511<text:tab/>FF<text:tab/>94<text:tab/>Give Shortcake to <text:span text:style-name="T137">Robot Police</text:span></text:p>
      <text:p text:style-name="P239">Tajimu's Cave #<text:span text:style-name="T145">3</text:span></text:p>
      <text:p text:style-name="P205">$00 $30 $02 $00 $00 $60 $05 $00 $01 $01 $00 $00 $<text:span text:style-name="T71">AC</text:span> $<text:span text:style-name="T71">22</text:span> $00 $00 $01 $60 $05 $30 $02 $07 $0B</text:p>
      <text:p text:style-name="P205">C66D<text:tab/>FF<text:tab/>11<text:tab/>500 Mesetas</text:p>
      <text:p text:style-name="P205">C66E<text:tab/>FF<text:tab/>6E<text:tab/>Empty<text:tab/>Trap</text:p>
      <text:p text:style-name="P205">C66F<text:tab/>FF<text:tab/>91<text:tab/>Empty<text:tab/>Trap</text:p>
      <text:p text:style-name="P205">C670<text:tab/>FF<text:tab/>EA<text:tab/>Titanium Sword</text:p>
      <text:p text:style-name="P205">C671<text:tab/>FF<text:tab/>EE<text:tab/>Empty<text:tab/>Trap</text:p>
      <text:p text:style-name="P205">C672<text:tab/>FF<text:tab/>E3<text:tab/>500 Mesetas<text:tab/>Trap</text:p>
      <text:p text:style-name="P238"><text:bookmark-start text:name="__DdeLink__6583_1468482858"/>Tajimu's Cave #2<text:bookmark-end text:name="__DdeLink__6583_1468482858"/></text:p>
      <text:p text:style-name="P204">$00 $30 $02 $00 $00 $60 $05 $00 $01 $01 $01 $00 $<text:span text:style-name="T71">C7</text:span> $<text:span text:style-name="T71">23</text:span> $00 $00 $01 $60 $05 $30 $02 $07 $0B</text:p>
      <text:p text:style-name="P204">C673<text:tab/>FF<text:tab/>79<text:tab/>Searchlight</text:p>
      <text:p text:style-name="P205">C674<text:tab/>FF<text:tab/>91<text:tab/>Empty Trap</text:p>
      <text:p text:style-name="P204">C675<text:tab/>FF<text:tab/>C1<text:tab/>Ruoginin</text:p>
      <text:p text:style-name="P238">Tajimu's Cave</text:p>
      <text:p text:style-name="P204">$00 $30 $02 $00 $00 $60 $05 $00 $01 $01 $00 $00 $<text:span text:style-name="T71">D9</text:span> $<text:span text:style-name="T71">24</text:span> $00 $00 $01 $60 $05 $30 $02 $07 $0B</text:p>
      <text:p text:style-name="P204">C676<text:tab/>FF<text:tab/>47<text:tab/>3000 Mesetas</text:p>
      <text:p text:style-name="P204">C677<text:tab/>FF<text:tab/>11<text:tab/>White Cloak</text:p>
      <text:p text:style-name="P204">C678<text:tab/>FF<text:tab/>1E<text:tab/>Wood Cane</text:p>
      <text:p text:style-name="P204">C679<text:tab/>FF<text:tab/>EE<text:tab/>PelorieMate</text:p>
      <text:p text:style-name="P235">Casba Cave #3</text:p>
      <text:p text:style-name="P200">$00 $50 $05 $00 $00 $30 $07 $00 $01 $01 $00 $00 $<text:span text:style-name="T71">93</text:span> $<text:span text:style-name="T71">25</text:span> $00 $00 $00 $30 $07 $50 $05 $07 $0B</text:p>
      <text:p text:style-name="P200"><text:bookmark-start text:name="__DdeLink__6578_1468482858"/>C67A<text:tab/>FF<text:tab/>86<text:tab/>100 Mesetas<text:bookmark-end text:name="__DdeLink__6578_1468482858"/></text:p>
      <text:p text:style-name="P200">C67A<text:tab/>FF<text:tab/>8A<text:tab/>Empty<text:tab/>Trap</text:p>
      <text:p text:style-name="P200">C67C<text:tab/>FF<text:tab/>3E<text:tab/>100 Mesetas</text:p>
      <text:p text:style-name="P200">C6CE<text:tab/>FF<text:tab/>1D<text:tab/>Dragon Wise<text:tab/>Carbunckle Eye</text:p>
      <text:p text:style-name="P235">Casba Cave #2</text:p>
      <text:p text:style-name="P200">$00 $50 $05 $00 $00 $30 $07 $00 $01 $01 $02 $00 $<text:span text:style-name="T71">A6</text:span> $<text:span text:style-name="T71">26</text:span> $00 $00 $00 $30 $07 $50 $05 $07 $0B</text:p>
      <text:p text:style-name="P200">C67D<text:tab/>FF<text:tab/>78<text:tab/>5000 Mesetas<text:tab/>Trap</text:p>
      <text:p text:style-name="P233">Casba Cave</text:p>
      <text:p text:style-name="P199">$00 $50 $05 $00 $00 $30 $07 $00 $01 $01 $00 $00 $<text:span text:style-name="T71">D3</text:span> $<text:span text:style-name="T71">27</text:span> $00 $00 $00 $30 $07 $50 $05 $07 $0B</text:p>
      <text:p text:style-name="P199">C67E<text:tab/>FF<text:tab/>71<text:tab/>500 Mesetas</text:p>
      <text:p text:style-name="P201">C6CF<text:tab/>FF<text:tab/>9E<text:tab/>Boss Red Dragon<text:tab/>Light Saber</text:p>
      <text:p text:style-name="P234">Casba Cave <text:span text:style-name="T143">(Casba side)</text:span></text:p>
      <text:h text:style-name="P380" text:outline-level="1">$00 $50 $05 $00 $00 $30 $07 $00 $01 $01 $00 $00 $<text:span text:style-name="T71">DC</text:span> $<text:span text:style-name="T71">27</text:span> $00 $00 $00 $30 $07 $50 $05 $07 $0B</text:h>
      <text:p text:style-name="P172"/>
      <text:p text:style-name="P172"/>
      <text:p text:style-name="P172"/>
      <text:p text:style-name="P395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8"/>
      <text:p text:style-name="P158"/>
      <text:p text:style-name="P158"/>
      <text:p text:style-name="P160"><text:span text:style-name="T126">C5</text:span>00, <text:span text:style-name="T126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<text:soft-page-break/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50"><text:span text:style-name="T13">060A: 00→FF – спас</text:span><text:span text:style-name="T1"> Тайлона</text:span></text:p>
      <text:p text:style-name="P152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<text:soft-page-break/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<text:soft-page-break/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<text:soft-page-break/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/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245"><text:bookmark-start text:name="__DdeLink__6228_866727538"/>DA38782018F60502<text:bookmark-end text:name="__DdeLink__6228_866727538"/>—30-й</text:p>
      <text:p text:style-name="P245"/>
      <text:p text:style-name="P331">K: F696</text:p>
      <text:p text:style-name="P245"/>
      <text:p text:style-name="P245">DA—HP</text:p>
      <text:p text:style-name="P245">38—Atk.</text:p>
      <text:p text:style-name="P245">78—Def.</text:p>
      <text:p text:style-name="P245">20—MP</text:p>
      <text:p text:style-name="P245">18F6(F618)—Exp.</text:p>
      <text:p text:style-name="P245">05—Боевыезаклинания</text:p>
      <text:p text:style-name="P245">02—Мирныезаклинания</text:p>
      <text:p text:style-name="P245"/>
      <text:p text:style-name="P245">F99F—Мяу</text:p>
      <text:p text:style-name="P338">D656763760EA0403</text:p>
      <text:p text:style-name="P245">FA8F—Тайлон</text:p>
      <text:p text:style-name="P245">FB7F-FC6E—Лутз</text:p>
      <text:p text:style-name="P246">C34B7B5350C30505</text:p>
      <text:p text:style-name="P246"/>
      <text:p text:style-name="P247">180h=384</text:p>
      <text:p text:style-name="P248">0000000002010000050202000F0100000F0300003F0600005F2300005F2100000000000020C0C000D0202000F8400000F8E00000FCB00000FCE00000FEC000005E2101005C23040454290E065B2C07035E3800038620505B5C132320783707003EC0C0009E6090909448B8B0EC18F0E03E0C00E0320000EC<text:soft-page-break/>1FE4E2000FF6F000310E0F00110E0D000D020100050000030500000305000003090400030F000000C6387800C4385800D8204000D0000060D0000060D0000060C8100060F8000000</text:p>
      <text:p text:style-name="P248"/>
      <text:p text:style-name="P248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248"/>
      <text:p text:style-name="P249">ширинаоколо30</text:p>
      <text:p text:style-name="P249">bf=191</text:p>
      <text:p text:style-name="P249"/>
      <text:p text:style-name="P249"/>
      <text:p text:style-name="P249"/>
      <text:p text:style-name="P250">████████████████</text:p>
      <text:p text:style-name="P250">█A0000█80000000█</text:p>
      <text:p text:style-name="P250">█████0██████0█0█</text:p>
      <text:p text:style-name="P250">█████0████8█0█0█</text:p>
      <text:p text:style-name="P250">█0000000500█0█0█</text:p>
      <text:p text:style-name="P250">█0███0██████0█0█</text:p>
      <text:p text:style-name="P250">█0█8█0█804000█A█</text:p>
      <text:p text:style-name="P250">█5█0█0██████████</text:p>
      <text:p text:style-name="P250">█0█0000050000███</text:p>
      <text:p text:style-name="P250">█0█0████████000█</text:p>
      <text:p text:style-name="P250">█0000000000███0█</text:p>
      <text:p text:style-name="P250">██████████0███0█</text:p>
      <text:p text:style-name="P250">█0000050000█000█</text:p>
      <text:p text:style-name="P250">█0██████████0█0█</text:p>
      <text:p text:style-name="P250">█000000000000█A█</text:p>
      <text:p text:style-name="P250"><text:bookmark-start text:name="__DdeLink__1977_2133758965"/>█<text:bookmark-end text:name="__DdeLink__1977_2133758965"/>███████████████</text:p>
      <text:p text:style-name="P250"/>
      <text:p text:style-name="P332"><text:bookmark-start text:name="__DdeLink__6229_776048346"/>3DF6E<text:bookmark-end text:name="__DdeLink__6229_776048346"/> — map #0. 8 Bytes x 16 rows=0x80</text:p>
      <text:p text:style-name="P332">3FDED — последний байт</text:p>
      <text:p text:style-name="P337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332">3D карт (больше чем думалось!!!)</text:p>
      <text:p text:style-name="P332"/>
      <text:p text:style-name="P333"/>
      <text:p text:style-name="P334">████████████████</text:p>
      <text:p text:style-name="P334"><text:bookmark-start text:name="__DdeLink__6231_776048346"/>█<text:bookmark-end text:name="__DdeLink__6231_776048346"/>██████8████████</text:p>
      <text:p text:style-name="P334">███████0████████</text:p>
      <text:p text:style-name="P334">████D██5████████</text:p>
      <text:p text:style-name="P334">████0██0████████</text:p>
      <text:p text:style-name="P334">██000000000508██</text:p>
      <text:p text:style-name="P334">██0██0███0██████</text:p>
      <text:p text:style-name="P334">██5██D███D██████</text:p>
      <text:p text:style-name="P334">██0████D████D███</text:p>
      <text:p text:style-name="P334">██000██0████0███</text:p>
      <text:p text:style-name="P334">██0█000000000███</text:p>
      <text:p text:style-name="P334">██8██0███0██████</text:p>
      <text:p text:style-name="P334">██0██D███5██████</text:p>
      <text:p text:style-name="P334">██0██████0██████</text:p>
      <text:p text:style-name="P334">██C██████8██████</text:p>
      <text:p text:style-name="P334">████████████████</text:p>
      <text:p text:style-name="P334"/>
      <text:p text:style-name="P332"/>
      <text:p text:style-name="P332">████████████████</text:p>
      <text:p text:style-name="P332">████████████████</text:p>
      <text:p text:style-name="P332">████30007███████</text:p>
      <text:p text:style-name="P332">████████████████</text:p>
      <text:p text:style-name="P332">███000003███████</text:p>
      <text:p text:style-name="P332">█████0██████████</text:p>
      <text:p text:style-name="P332">████70██7███████</text:p>
      <text:p text:style-name="P332">█████0██0█7█████</text:p>
      <text:p text:style-name="P332">█████8██0000████</text:p>
      <text:p text:style-name="P332"><text:soft-page-break/>█████0██8█0█████</text:p>
      <text:p text:style-name="P332">████████0█007███</text:p>
      <text:p text:style-name="P332">███████7██0█████</text:p>
      <text:p text:style-name="P332">█████0000007████</text:p>
      <text:p text:style-name="P332">███████0████████</text:p>
      <text:p text:style-name="P332">███████0████████</text:p>
      <text:p text:style-name="P332">███████0████████</text:p>
      <text:p text:style-name="P332"/>
      <text:p text:style-name="P332"/>
      <text:p text:style-name="P335">до подземелья</text:p>
      <text:p text:style-name="P33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5">0D6F6</text:p>
          </table:table-cell>
          <table:table-cell table:style-name="Таблица1.A1" office:value-type="string">
            <text:p text:style-name="P385"/>
          </table:table-cell>
        </table:table-row>
        <table:table-row>
          <table:table-cell table:style-name="Таблица1.A1" office:value-type="string">
            <text:p text:style-name="P385">0D6F7</text:p>
          </table:table-cell>
          <table:table-cell table:style-name="Таблица1.A1" office:value-type="string">
            <text:p text:style-name="P385"/>
          </table:table-cell>
        </table:table-row>
      </table:table>
      <text:p text:style-name="P33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85">30043</text:p>
          </table:table-cell>
          <table:table-cell table:style-name="Таблица2.A1" office:value-type="string">
            <text:p text:style-name="P385"/>
          </table:table-cell>
        </table:table-row>
      </table:table>
      <text:p text:style-name="P33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85">308C7</text:p>
          </table:table-cell>
          <table:table-cell table:style-name="Таблица3.A1" office:value-type="string">
            <text:p text:style-name="P385"/>
          </table:table-cell>
        </table:table-row>
      </table:table>
      <text:p text:style-name="P332"/>
      <text:p text:style-name="P332"/>
      <text:p text:style-name="P332"/>
      <text:p text:style-name="P336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85">311AC</text:p>
          </table:table-cell>
          <table:table-cell table:style-name="Таблица4.A1" office:value-type="string">
            <text:p text:style-name="P385"/>
          </table:table-cell>
        </table:table-row>
      </table:table>
      <text:p text:style-name="P33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85">31258</text:p>
          </table:table-cell>
          <table:table-cell table:style-name="Таблица5.A1" office:value-type="string">
            <text:p text:style-name="P385"/>
          </table:table-cell>
        </table:table-row>
      </table:table>
      <text:p text:style-name="P332"/>
      <text:p text:style-name="P332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85">3287D</text:p>
          </table:table-cell>
          <table:table-cell table:style-name="Таблица6.A1" office:value-type="string">
            <text:p text:style-name="P385"/>
          </table:table-cell>
        </table:table-row>
      </table:table>
      <text:p text:style-name="P332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85">32968</text:p>
          </table:table-cell>
          <table:table-cell table:style-name="Таблица7.A1" office:value-type="string">
            <text:p text:style-name="P385"/>
          </table:table-cell>
        </table:table-row>
      </table:table>
      <text:p text:style-name="P332"/>
      <text:p text:style-name="P332"/>
      <text:p text:style-name="P332"/>
      <text:p text:style-name="P335">Dung</text:p>
      <text:p text:style-name="P251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84">0D80C</text:p>
          </table:table-cell>
          <table:table-cell table:style-name="Таблица8.A1" office:value-type="string">
            <text:p text:style-name="P385">20582</text:p>
          </table:table-cell>
        </table:table-row>
      </table:table>
      <text:p text:style-name="P251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84">0D81E</text:p>
          </table:table-cell>
          <table:table-cell table:style-name="Таблица9.A1" office:value-type="string">
            <text:p text:style-name="P385">20582</text:p>
          </table:table-cell>
        </table:table-row>
      </table:table>
      <text:p text:style-name="P251"/>
      <text:p text:style-name="P251"/>
      <text:p text:style-name="P251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84">0EA4A</text:p>
          </table:table-cell>
          <table:table-cell table:style-name="Таблица10.A1" office:value-type="string">
            <text:p text:style-name="P385">2</text:p>
          </table:table-cell>
        </table:table-row>
      </table:table>
      <text:p text:style-name="P251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85">0EA91</text:p>
          </table:table-cell>
          <table:table-cell table:style-name="Таблица11.A1" office:value-type="string">
            <text:p text:style-name="P385">1</text:p>
          </table:table-cell>
        </table:table-row>
      </table:table>
      <text:p text:style-name="P251"/>
      <text:p text:style-name="P251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84">0F5C9</text:p>
          </table:table-cell>
          <table:table-cell table:style-name="Таблица12.A1" office:value-type="string">
            <text:p text:style-name="P385">2</text:p>
          </table:table-cell>
        </table:table-row>
      </table:table>
      <text:p text:style-name="P251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85">0F5D0</text:p>
          </table:table-cell>
          <table:table-cell table:style-name="Таблица13.A1" office:value-type="string">
            <text:p text:style-name="P385">1</text:p>
          </table:table-cell>
        </table:table-row>
      </table:table>
      <text:p text:style-name="P251"/>
      <text:p text:style-name="P251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84">0F621</text:p>
          </table:table-cell>
          <table:table-cell table:style-name="Таблица14.A1" office:value-type="string">
            <text:p text:style-name="P385">1</text:p>
          </table:table-cell>
        </table:table-row>
        <table:table-row>
          <table:table-cell table:style-name="Таблица14.A1" office:value-type="string">
            <text:p text:style-name="P385">0F622</text:p>
          </table:table-cell>
          <table:table-cell table:style-name="Таблица14.A1" office:value-type="string">
            <text:p text:style-name="P385">1</text:p>
          </table:table-cell>
        </table:table-row>
        <table:table-row>
          <table:table-cell table:style-name="Таблица14.A1" office:value-type="string">
            <text:p text:style-name="P385">0F623</text:p>
          </table:table-cell>
          <table:table-cell table:style-name="Таблица14.A1" office:value-type="string">
            <text:p text:style-name="P385">1</text:p>
          </table:table-cell>
        </table:table-row>
        <table:table-row>
          <table:table-cell table:style-name="Таблица14.A1" office:value-type="string">
            <text:p text:style-name="P385">0F624</text:p>
          </table:table-cell>
          <table:table-cell table:style-name="Таблица14.A1" office:value-type="string">
            <text:p text:style-name="P385">1</text:p>
          </table:table-cell>
        </table:table-row>
      </table:table>
      <text:p text:style-name="P251"/>
      <text:p text:style-name="P251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85">0FD83</text:p>
          </table:table-cell>
          <table:table-cell table:style-name="Таблица15.A1" office:value-type="string">
            <text:p text:style-name="P385">2</text:p>
          </table:table-cell>
        </table:table-row>
      </table:table>
      <text:p text:style-name="P251"/>
      <text:p text:style-name="P251"/>
      <table:table table:name="Таблица16" table:style-name="Таблица16">
        <table:table-column table:style-name="Таблица16.A"/>
        <table:table-column table:style-name="Таблица16.B"/>
        <text:soft-page-break/>
        <table:table-row>
          <table:table-cell table:style-name="Таблица16.A1" office:value-type="string">
            <text:p text:style-name="P384">10B0F</text:p>
          </table:table-cell>
          <table:table-cell table:style-name="Таблица16.A1" office:value-type="string">
            <text:p text:style-name="P385">1</text:p>
          </table:table-cell>
        </table:table-row>
      </table:table>
      <text:p text:style-name="P251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85">10ED3</text:p>
          </table:table-cell>
          <table:table-cell table:style-name="Таблица17.A1" office:value-type="string">
            <text:p text:style-name="P385">1</text:p>
          </table:table-cell>
        </table:table-row>
      </table:table>
      <text:p text:style-name="P251"/>
      <text:p text:style-name="P251"/>
      <text:p text:style-name="P251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85">1C000</text:p>
          </table:table-cell>
          <table:table-cell table:style-name="Таблица18.A1" office:value-type="string">
            <text:p text:style-name="P385">1</text:p>
          </table:table-cell>
        </table:table-row>
      </table:table>
      <text:p text:style-name="P251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85">1CA4A</text:p>
          </table:table-cell>
          <table:table-cell table:style-name="Таблица19.A1" office:value-type="string">
            <text:p text:style-name="P385">1</text:p>
          </table:table-cell>
        </table:table-row>
      </table:table>
      <text:p text:style-name="P251"/>
      <text:p text:style-name="P251"/>
      <text:p text:style-name="P251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85">30000</text:p>
          </table:table-cell>
          <table:table-cell table:style-name="Таблица20.A1" office:value-type="string">
            <text:p text:style-name="P385">1</text:p>
          </table:table-cell>
        </table:table-row>
      </table:table>
      <text:p text:style-name="P251">………….</text:p>
      <text:p text:style-name="P251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85">32C95</text:p>
          </table:table-cell>
          <table:table-cell table:style-name="Таблица21.A1" office:value-type="string">
            <text:p text:style-name="P385">120</text:p>
          </table:table-cell>
        </table:table-row>
      </table:table>
      <text:p text:style-name="P251"/>
      <text:p text:style-name="P251"/>
      <text:p text:style-name="P252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385">3E06E</text:p>
          </table:table-cell>
          <table:table-cell table:style-name="Таблица22.A1" office:value-type="string">
            <text:p text:style-name="P385">2</text:p>
          </table:table-cell>
        </table:table-row>
      </table:table>
      <text:p text:style-name="P251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85">3E0ED</text:p>
          </table:table-cell>
          <table:table-cell table:style-name="Таблица23.A1" office:value-type="string">
            <text:p text:style-name="P385">2</text:p>
          </table:table-cell>
        </table:table-row>
      </table:table>
      <text:p text:style-name="P251"/>
      <text:p text:style-name="P251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384">43AD8</text:p>
          </table:table-cell>
          <table:table-cell table:style-name="Таблица24.A1" office:value-type="string">
            <text:p text:style-name="P385">1</text:p>
          </table:table-cell>
        </table:table-row>
      </table:table>
      <text:p text:style-name="P251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85">43DF7</text:p>
          </table:table-cell>
          <table:table-cell table:style-name="Таблица25.A1" office:value-type="string">
            <text:p text:style-name="P385">1</text:p>
          </table:table-cell>
        </table:table-row>
      </table:table>
      <text:p text:style-name="P251"/>
      <text:p text:style-name="P251"/>
      <text:p text:style-name="P251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385">58568</text:p>
          </table:table-cell>
          <table:table-cell table:style-name="Таблица26.A1" office:value-type="string">
            <text:p text:style-name="P385">256</text:p>
          </table:table-cell>
        </table:table-row>
        <table:table-row>
          <table:table-cell table:style-name="Таблица26.A1" office:value-type="string">
            <text:p text:style-name="P385">58569</text:p>
          </table:table-cell>
          <table:table-cell table:style-name="Таблица26.A1" office:value-type="string">
            <text:p text:style-name="P385">256</text:p>
          </table:table-cell>
        </table:table-row>
        <table:table-row>
          <table:table-cell table:style-name="Таблица26.A1" office:value-type="string">
            <text:p text:style-name="P385">5856A</text:p>
          </table:table-cell>
          <table:table-cell table:style-name="Таблица26.A1" office:value-type="string">
            <text:p text:style-name="P385">256</text:p>
          </table:table-cell>
        </table:table-row>
        <table:table-row>
          <table:table-cell table:style-name="Таблица26.A1" office:value-type="string">
            <text:p text:style-name="P385">5856B</text:p>
          </table:table-cell>
          <table:table-cell table:style-name="Таблица26.A1" office:value-type="string">
            <text:p text:style-name="P385">256</text:p>
          </table:table-cell>
        </table:table-row>
        <table:table-row>
          <table:table-cell table:style-name="Таблица26.A1" office:value-type="string">
            <text:p text:style-name="P385">5856C</text:p>
          </table:table-cell>
          <table:table-cell table:style-name="Таблица26.A1" office:value-type="string">
            <text:p text:style-name="P385">256</text:p>
          </table:table-cell>
        </table:table-row>
        <table:table-row>
          <table:table-cell table:style-name="Таблица26.A1" office:value-type="string">
            <text:p text:style-name="P385">5856D</text:p>
          </table:table-cell>
          <table:table-cell table:style-name="Таблица26.A1" office:value-type="string">
            <text:p text:style-name="P385">256</text:p>
          </table:table-cell>
        </table:table-row>
        <table:table-row>
          <table:table-cell table:style-name="Таблица26.A1" office:value-type="string">
            <text:p text:style-name="P385">5856E</text:p>
          </table:table-cell>
          <table:table-cell table:style-name="Таблица26.A1" office:value-type="string">
            <text:p text:style-name="P385">256</text:p>
          </table:table-cell>
        </table:table-row>
        <table:table-row>
          <table:table-cell table:style-name="Таблица26.A1" office:value-type="string">
            <text:p text:style-name="P385">5856F</text:p>
          </table:table-cell>
          <table:table-cell table:style-name="Таблица26.A1" office:value-type="string">
            <text:p text:style-name="P385">256</text:p>
          </table:table-cell>
        </table:table-row>
      </table:table>
      <text:p text:style-name="P251"/>
      <text:p text:style-name="P251"/>
      <text:p text:style-name="P252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385">70480</text:p>
          </table:table-cell>
          <table:table-cell table:style-name="Таблица27.A1" office:value-type="string">
            <text:p text:style-name="P385">1</text:p>
          </table:table-cell>
        </table:table-row>
      </table:table>
      <text:p text:style-name="P251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85">705FF</text:p>
          </table:table-cell>
          <table:table-cell table:style-name="Таблица28.A1" office:value-type="string">
            <text:p text:style-name="P385">1</text:p>
          </table:table-cell>
        </table:table-row>
      </table:table>
      <text:p text:style-name="P251"/>
      <text:p text:style-name="P251"/>
      <text:p text:style-name="P251"/>
      <text:p text:style-name="P251"/>
      <text:p text:style-name="P251"/>
      <text:p text:style-name="P251"/>
      <text:p text:style-name="P253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385">00008</text:p>
          </table:table-cell>
          <table:table-cell table:style-name="Таблица33.A1" office:value-type="string">
            <text:p text:style-name="P385">213491</text:p>
          </table:table-cell>
        </table:table-row>
      </table:table>
      <text:p text:style-name="P251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385">0000E</text:p>
          </table:table-cell>
          <table:table-cell table:style-name="Таблица34.A1" office:value-type="string">
            <text:p text:style-name="P385">222999</text:p>
          </table:table-cell>
        </table:table-row>
      </table:table>
      <text:p text:style-name="P251"/>
      <text:p text:style-name="P251"/>
      <text:p text:style-name="P253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385">3A3E8</text:p>
          </table:table-cell>
          <table:table-cell table:style-name="Таблица35.A1" office:value-type="string">
            <text:p text:style-name="P385">8</text:p>
          </table:table-cell>
        </table:table-row>
      </table:table>
      <text:p text:style-name="P251"><text:soft-page-break/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385">3B2E7</text:p>
          </table:table-cell>
          <table:table-cell table:style-name="Таблица36.A1" office:value-type="string">
            <text:p text:style-name="P385">23</text:p>
          </table:table-cell>
        </table:table-row>
      </table:table>
      <text:p text:style-name="P251"/>
      <text:p text:style-name="P251"/>
      <text:p text:style-name="P251"/>
      <text:p text:style-name="P253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385">3BC68</text:p>
          </table:table-cell>
          <table:table-cell table:style-name="Таблица29.A1" office:value-type="string">
            <text:p text:style-name="P385">1</text:p>
          </table:table-cell>
        </table:table-row>
      </table:table>
      <text:p text:style-name="P251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385">3BF5F</text:p>
          </table:table-cell>
          <table:table-cell table:style-name="Таблица30.A1" office:value-type="string">
            <text:p text:style-name="P385">1</text:p>
          </table:table-cell>
        </table:table-row>
      </table:table>
      <text:p text:style-name="P251"/>
      <text:p text:style-name="P251"/>
      <text:p text:style-name="P254">70000-726BF — sprites</text:p>
      <text:p text:style-name="P254"/>
      <text:p text:style-name="P253">Title screen sprites</text:p>
      <text:p text:style-name="P251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385">7E8BD</text:p>
          </table:table-cell>
          <table:table-cell table:style-name="Таблица31.A1" office:value-type="string">
            <text:p text:style-name="P385">1</text:p>
          </table:table-cell>
        </table:table-row>
      </table:table>
      <text:p text:style-name="P251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385">7FFFE</text:p>
          </table:table-cell>
          <table:table-cell table:style-name="Таблица32.A1" office:value-type="string">
            <text:p text:style-name="P385">1</text:p>
          </table:table-cell>
        </table:table-row>
      </table:table>
      <text:p text:style-name="P251"/>
      <text:p text:style-name="P255"/>
      <text:p text:style-name="P256"/>
      <text:p text:style-name="P378"/>
      <text:p text:style-name="P257"/>
      <text:p text:style-name="P256"/>
      <text:p text:style-name="P256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385">0FD9B</text:p>
          </table:table-cell>
          <table:table-cell table:style-name="Таблица42.A1" office:value-type="string">
            <text:p text:style-name="P385">1</text:p>
          </table:table-cell>
        </table:table-row>
      </table:table>
      <text:p text:style-name="P258">82</text:p>
      <text:p text:style-name="P256"/>
      <text:p text:style-name="P256"/>
      <text:p text:style-name="P261">58000-<text:span text:style-name="T64">58338 — большие тайлы 4x4</text:span></text:p>
      <text:p text:style-name="P261"/>
      <text:p text:style-name="P261">0 00 00 00 00 00 00 00 00 - пусто</text:p>
      <text:p text:style-name="P261">1 01 00 01 00 01 00 01 00 - пусто, серый</text:p>
      <text:p text:style-name="P261"><text:bookmark-start text:name="__DdeLink__3649_1465995002"/>2 02 08 02 08 04 08 05 00 — трава трава трава, уголок<text:bookmark-end text:name="__DdeLink__3649_1465995002"/></text:p>
      <text:p text:style-name="P261">3 02 08 02 08 06 00 07 08 — трава трава закр. Уголок трава</text:p>
      <text:p text:style-name="P261">4 02 08 08 00 04 08 07 08 — нижний левый угол</text:p>
      <text:p text:style-name="P261">5 09 00 02 08 04 08 07 08 — нижний правый угол</text:p>
      <text:p text:style-name="P261">6 02 08 0A 00 04 08 0B 00 — <text:span text:style-name="T63">трава, верт. стена</text:span></text:p>
      <text:p text:style-name="P261">7 02 08 02 08 0C 00 0D 00 — <text:span text:style-name="T63">трава трава гор. стена</text:span></text:p>
      <text:p text:style-name="P261">8 0E 00 02 08 0F 00 07 08 </text:p>
      <text:p text:style-name="P261">9 0C 00 0D 00 04 08 07 08 </text:p>
      <text:p text:style-name="P261">A 10 00 11 00 12 00 13 00 </text:p>
      <text:p text:style-name="P261">B 14 00 15 00 16 00 17 00 </text:p>
      <text:p text:style-name="P261">C 18 00 19 00 1A 00 1B 00 </text:p>
      <text:p text:style-name="P261">D 1C 00 1D 00 1E 00 1F 00 <text:s/></text:p>
      <text:p text:style-name="P262">E 20 00 21 00 22 00 23 00 <text:s/><text:span text:style-name="T60">голубой домик</text:span></text:p>
      <text:p text:style-name="P262">F 24 00 25 00 26 00 27 00 <text:s/><text:span text:style-name="T60">голубой домик</text:span></text:p>
      <text:p text:style-name="P261"><text:span text:style-name="T63">10 </text:span>28 00 29 00 2A 00 2B 00 — <text:span text:style-name="T63">нижняя часть голубого дома слева</text:span></text:p>
      <text:p text:style-name="P262"><text:span text:style-name="T63">11 </text:span>2C 00 2D 00 2E 00 2F 00 — <text:span text:style-name="T63">нижняя часть голубого дома справа</text:span></text:p>
      <text:p text:style-name="P261"><text:span text:style-name="T63">12 </text:span>30 00 31 00 32 00 33 00 </text:p>
      <text:p text:style-name="P261"><text:span text:style-name="T63">13 </text:span>34 00 35 00 01 00 36 00 </text:p>
      <text:p text:style-name="P261"><text:span text:style-name="T63">14 </text:span>37 00 38 00 39 00 3A 00 </text:p>
      <text:p text:style-name="P261"><text:span text:style-name="T63">15 </text:span>3B 00 3C 00 3D 00 3E 00 </text:p>
      <text:p text:style-name="P262"><text:span text:style-name="T63">16 </text:span>3F 00 40 00 41 00 42 00 <text:s/><text:span text:style-name="T60">EXIT</text:span></text:p>
      <text:p text:style-name="P262"><text:span text:style-name="T63">17 </text:span>43 00 44 00 45 00 46 00 <text:s/><text:span text:style-name="T60">EXIT</text:span></text:p>
      <text:p text:style-name="P261"><text:span text:style-name="T63">18 </text:span>47 00 48 00 49 00 4A 00 </text:p>
      <text:p text:style-name="P261"><text:span text:style-name="T63">19 </text:span>4B 00 4C 00 4D 00 4E 00 </text:p>
      <text:p text:style-name="P261"><text:span text:style-name="T63">1A </text:span>4F 00 50 00 51 00 52 00 </text:p>
      <text:p text:style-name="P261"><text:span text:style-name="T63">1B </text:span>53 00 54 00 55 00 56 00 </text:p>
      <text:p text:style-name="P261"><text:span text:style-name="T63">1C </text:span>57 00 58 00 59 00 5A 00 </text:p>
      <text:p text:style-name="P261"><text:span text:style-name="T63">1D </text:span>5B 00 5C 00 5D 00 5E 00 </text:p>
      <text:p text:style-name="P261"><text:span text:style-name="T63">1E </text:span>5F 00 60 00 61 00 62 00 </text:p>
      <text:p text:style-name="P261"><text:soft-page-break/><text:span text:style-name="T63">1F </text:span>63 00 64 00 65 00 66 00</text:p>
      <text:p text:style-name="P263">20 <text:span text:style-name="T59">5F 00 60 00 61 00 62 00 </text:span></text:p>
      <text:p text:style-name="P259"><text:span text:style-name="T63">21 </text:span>63 00 64 00 65 00 66 00 <text:span text:style-name="T60">SHOP</text:span></text:p>
      <text:p text:style-name="P259"><text:span text:style-name="T63">22 </text:span>67 00 68 00 69 00 6A 00 <text:span text:style-name="T60">SHOP</text:span></text:p>
      <text:p text:style-name="P259"><text:span text:style-name="T63">23 </text:span>6B 00 6C 00 6D 00 6E 00 <text:span text:style-name="T60">SHOP</text:span></text:p>
      <text:p text:style-name="P264"/>
      <text:p text:style-name="P260"/>
      <text:p text:style-name="P258">74 00 75 00 73 00 72 00</text:p>
      <text:p text:style-name="P264">травка</text:p>
      <text:p text:style-name="P265">71 00 75 00 71 00 72 00 </text:p>
      <text:p text:style-name="P264">травка</text:p>
      <text:p text:style-name="P265">74 00 75 00 76 00 76 00 </text:p>
      <text:p text:style-name="P264">травка, кустик</text:p>
      <text:p text:style-name="P265">76 00 76 00 72 00 73 00 </text:p>
      <text:p text:style-name="P264">кустик, травка</text:p>
      <text:p text:style-name="P265">76 00 76 00 76 00 76 00</text:p>
      <text:p text:style-name="P264">кустики</text:p>
      <text:p text:style-name="P266"/>
      <text:p text:style-name="P265">7B 00 7C 00 79 00 7A 00 </text:p>
      <text:p text:style-name="P264">дерево</text:p>
      <text:p text:style-name="P265">7D 00 7E 00 7F 00 80 00 </text:p>
      <text:p text:style-name="P264">плита</text:p>
      <text:p text:style-name="P265">81 00 82 00 82 00 81 00</text:p>
      <text:p text:style-name="P264">дорога <text:span text:style-name="T61">58-59 - 60</text:span></text:p>
      <text:p text:style-name="P266"/>
      <text:p text:style-name="P267">85 00 86 00 87 00 88 00 </text:p>
      <text:p text:style-name="P264">вход трубы (арка)</text:p>
      <text:p text:style-name="P267">89 00 8A 00 8B 00 8C 00</text:p>
      <text:p text:style-name="P264">выход трубы</text:p>
      <text:p text:style-name="P265"/>
      <text:p text:style-name="P267">8E 00 8F 00 90 00 91 00 </text:p>
      <text:p text:style-name="P264">вход трубы (арка) ниже</text:p>
      <text:p text:style-name="P267">92 00 8C 00 93 00 94 00</text:p>
      <text:p text:style-name="P264">выход трубы ниже</text:p>
      <text:p text:style-name="P256"/>
      <text:p text:style-name="P266"/>
      <text:p text:style-name="P265">A4 00 A5 00 A6 00 A7 00 </text:p>
      <text:p text:style-name="P265">A8 00 A9 00 7F 00 80 00 </text:p>
      <text:p text:style-name="P265">спрайты робота</text:p>
      <text:p text:style-name="P265">AA 00 AB 00 AC 00 AD 00 </text:p>
      <text:p text:style-name="P265">AE 00 AF 00 82 00 81 00</text:p>
      <text:p text:style-name="P265">человека в красном</text:p>
      <text:p text:style-name="P257">AA 00 AB 00 AC 00 AD 00 </text:p>
      <text:p text:style-name="P257">AE 00 AF 00 82 00 81 00</text:p>
      <text:p text:style-name="P257"/>
      <text:p text:style-name="P257">что интересно — подгрузилось на 2 головы робота больше, именно они видны на картинке. Без ног.</text:p>
      <text:p text:style-name="P257"/>
      <text:p text:style-name="P256"/>
      <text:p text:style-name="P264">Нет ни намёка на обрамляющую траву — она рисуется отдельно как фон. Отрисовывается только в случае заборчика слева</text:p>
      <text:p text:style-name="P256"/>
      <text:p text:style-name="P256"/>
      <text:p text:style-name="P256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385">6001C</text:p>
          </table:table-cell>
          <table:table-cell table:style-name="Таблица38.A1" office:value-type="string">
            <text:p text:style-name="P385">1</text:p>
          </table:table-cell>
        </table:table-row>
        <table:table-row>
          <table:table-cell table:style-name="Таблица38.A1" office:value-type="string">
            <text:p text:style-name="P385">6001D</text:p>
          </table:table-cell>
          <table:table-cell table:style-name="Таблица38.A1" office:value-type="string">
            <text:p text:style-name="P385">1</text:p>
          </table:table-cell>
        </table:table-row>
        <table:table-row>
          <table:table-cell table:style-name="Таблица38.A1" office:value-type="string">
            <text:p text:style-name="P385">6001E</text:p>
          </table:table-cell>
          <table:table-cell table:style-name="Таблица38.A1" office:value-type="string">
            <text:p text:style-name="P385">1</text:p>
          </table:table-cell>
        </table:table-row>
        <table:table-row>
          <table:table-cell table:style-name="Таблица38.A1" office:value-type="string">
            <text:p text:style-name="P385">6001F</text:p>
          </table:table-cell>
          <table:table-cell table:style-name="Таблица38.A1" office:value-type="string">
            <text:p text:style-name="P385">1</text:p>
          </table:table-cell>
        </table:table-row>
      </table:table>
      <text:p text:style-name="P256">6E 81 0B 82</text:p>
      <text:p text:style-name="P256"/>
      <text:p text:style-name="P256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385">6002E</text:p>
          </table:table-cell>
          <table:table-cell table:style-name="Таблица39.A1" office:value-type="string">
            <text:p text:style-name="P385">1</text:p>
          </table:table-cell>
        </table:table-row>
        <text:soft-page-break/>
        <table:table-row>
          <table:table-cell table:style-name="Таблица39.A1" office:value-type="string">
            <text:p text:style-name="P385">6002F</text:p>
          </table:table-cell>
          <table:table-cell table:style-name="Таблица39.A1" office:value-type="string">
            <text:p text:style-name="P385">1</text:p>
          </table:table-cell>
        </table:table-row>
        <table:table-row>
          <table:table-cell table:style-name="Таблица39.A1" office:value-type="string">
            <text:p text:style-name="P385">60030</text:p>
          </table:table-cell>
          <table:table-cell table:style-name="Таблица39.A1" office:value-type="string">
            <text:p text:style-name="P385">1</text:p>
          </table:table-cell>
        </table:table-row>
        <table:table-row>
          <table:table-cell table:style-name="Таблица39.A1" office:value-type="string">
            <text:p text:style-name="P385">60031</text:p>
          </table:table-cell>
          <table:table-cell table:style-name="Таблица39.A1" office:value-type="string">
            <text:p text:style-name="P385">1</text:p>
          </table:table-cell>
        </table:table-row>
      </table:table>
      <text:p text:style-name="P258">8E 83 2A 84</text:p>
      <text:p text:style-name="P258"/>
      <text:p text:style-name="P258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385">6016E</text:p>
          </table:table-cell>
          <table:table-cell table:style-name="Таблица40.A1" office:value-type="string">
            <text:p text:style-name="P385">1</text:p>
          </table:table-cell>
        </table:table-row>
      </table:table>
      <text:p text:style-name="P258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385">6029B</text:p>
          </table:table-cell>
          <table:table-cell table:style-name="Таблица41.A1" office:value-type="string">
            <text:p text:style-name="P386">1</text:p>
          </table:table-cell>
        </table:table-row>
      </table:table>
      <text:p text:style-name="P258">1x</text:p>
      <text:p text:style-name="P258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258"/>
      <text:p text:style-name="P258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385">6038E</text:p>
          </table:table-cell>
          <table:table-cell table:style-name="Таблица43.A1" office:value-type="string">
            <text:p text:style-name="P385">1</text:p>
          </table:table-cell>
        </table:table-row>
      </table:table>
      <text:p text:style-name="P258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385">604CA</text:p>
          </table:table-cell>
          <table:table-cell table:style-name="Таблица44.A1" office:value-type="string">
            <text:p text:style-name="P385">1</text:p>
          </table:table-cell>
        </table:table-row>
      </table:table>
      <text:p text:style-name="P258">1x</text:p>
      <text:p text:style-name="P258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258"/>
      <text:p text:style-name="P258"/>
      <text:p text:style-name="P268">RAM</text:p>
      <text:p text:style-name="P268">CB00-CBFF — карта подземелья, распакованная, 1 байт — 1 клетка</text:p>
      <text:p text:style-name="P268"/>
      <text:p text:style-name="P269">СС00-СCBF — AD AD (600A3, 600A5)</text:p>
      <text:p text:style-name="P269">CCC0-CCFF — 00 <text:s text:c="2"/>3E06E</text:p>
      <text:p text:style-name="P269">CD00-CDBF — карта?</text:p>
      <text:p text:style-name="P269">CDC0-CDFF - 00 <text:s text:c="2"/>3E06E</text:p>
      <text:p text:style-name="P269">CD00-CDBF — карта? 6016F, 60170, 172, … 209 RLE? AD 02 07 07 07, ...</text:p>
      <text:p text:style-name="P269">CDC0-CDFF - 00 <text:s text:c="2"/>3E06E</text:p>
      <text:p text:style-name="P269">CE00-CEBF — пустая карта? 60386, 88, 8C</text:p>
      <text:p text:style-name="P269">CEC0-CEFF - 00 <text:s text:c="2"/>3E06E</text:p>
      <text:p text:style-name="P269">CF00-CFBF — карта? 6038F, 428 RLE? 2E 2F 46 2B 2B, ...</text:p>
      <text:p text:style-name="P269">CFC0-CFFF - 00 <text:s text:c="2"/>3E06E</text:p>
      <text:p text:style-name="P269"/>
      <text:p text:style-name="P269">D000- <text:s text:c="2"/>карта в виде тайлов 58568, … <text:span text:style-name="T62">02 08 02 08 02 08 0A 00 A8 00 A9 00 81 00 82 00, …</text:span></text:p>
      <text:p text:style-name="P270">одна строка 0x16 * 3 / 2 = 21 (33)</text:p>
      <text:p text:style-name="P270"/>
      <text:p text:style-name="P270"/>
      <text:p text:style-name="P270"/>
      <text:p text:style-name="P270"><text:soft-page-break/></text:p>
      <text:p text:style-name="P270"/>
      <text:p text:style-name="P270"/>
      <text:p text:style-name="P270"/>
      <text:p text:style-name="P263">6016F - … карта Каминита (RLE, тайлы 2x2), <text:span text:style-name="T64">блоки 16x12, 4 штуки</text:span></text:p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71">000<text:bookmark-start text:name="__DdeLink__3601_209411696"/>D1E<text:bookmark-end text:name="__DdeLink__3601_209411696"/></text:p>
      <text:p text:style-name="P271">09 00 3F 06 2F 0B 0C 04 2A 25 3C 38 30 03 02 08 </text:p>
      <text:p text:style-name="P271">09 08 0C 08 00 3F 06 2F 0B 0C 04 2A 25 3C 38 30 </text:p>
      <text:p text:style-name="P271">палитра каминита</text:p>
      <text:p text:style-name="P271"/>
      <text:p text:style-name="P271">палитра подземелий считается динамически :(</text:p>
      <text:p text:style-name="P271"/>
      <text:p text:style-name="P271">RAM:</text:p>
      <text:p text:style-name="P271">C220-C23F - рабочая палитра (с эффектом затухания)</text:p>
      <text:p text:style-name="P271">C240-C25F - эталонная палитра (из ROM)</text:p>
      <text:p text:style-name="P271"/>
      <text:p text:style-name="P271"/>
      <text:p text:style-name="P271">0D6F6<text:tab/>96</text:p>
      <text:p text:style-name="P271">0D6F7<text:tab/>96</text:p>
      <text:p text:style-name="P271">0C 98 , 1F 98 32 98 45 98 52 98 83 98 90 98 9D 98 B3 98 C6 98 CD 98 DA 98 F3 98 09 99 10 99 17 99 1B 99</text:p>
      <text:p text:style-name="P271">указатель на 0D80C</text:p>
      <text:p text:style-name="P271"/>
      <text:p text:style-name="P271"/>
      <text:p text:style-name="P271">0D80C-0D81E<text:tab/>96</text:p>
      <text:p text:style-name="P271">06 F7 F7 FF FF 07 07 00 AA 08 AB 00 AC 08 AD 00 AE 08 AF</text:p>
      <text:p text:style-name="P271">19 байт - фз. после 06 всё похоже на пары. 00 AA 08 AB 00 AC 08 AD 00 AE 08 AF - спрайт Алисы</text:p>
      <text:p text:style-name="P271"/>
      <text:p text:style-name="P271">0F473<text:tab/>1</text:p>
      <text:p text:style-name="P271">...</text:p>
      <text:p text:style-name="P271">0F5B8<text:tab/>1</text:p>
      <text:p text:style-name="P271">00 EE 05 27 12 </text:p>
      <text:p text:style-name="P271">00 5C FF 7F 00 </text:p>
      <text:p text:style-name="P271">00 1E 07 14 2D </text:p>
      <text:p text:style-name="P271">00 EC 00 54 4E </text:p>
      <text:p text:style-name="P271">00 6A 00 12 79 </text:p>
      <text:p text:style-name="P271">00 14 00 07 74 </text:p>
      <text:p text:style-name="P271">01 34 FF 84 33 </text:p>
      <text:p text:style-name="P271">01 75 FF 85 33 </text:p>
      <text:p text:style-name="P271">01...</text:p>
      <text:p text:style-name="P271">зебра, вычитан каждый 5-й байт. фз</text:p>
      <text:p text:style-name="P271">числа идут по нарастающей до 32, 39, 3A, 3F, FF</text:p>
      <text:p text:style-name="P271"/>
      <text:p text:style-name="P271">0F5B8<text:tab/>1</text:p>
      <text:p text:style-name="P271">FF</text:p>
      <text:p text:style-name="P271">фз</text:p>
      <text:p text:style-name="P271"/>
      <text:p text:style-name="P271"/>
      <text:p text:style-name="P271"/>
      <text:p text:style-name="P271">58018 - 5801F<text:tab/>1</text:p>
      <text:p text:style-name="P271">02 08 02 08 06 00 07 08</text:p>
      <text:p text:style-name="P271">большой тайл (2x2)</text:p>
      <text:p text:style-name="P271">...</text:p>
      <text:p text:style-name="P271"><text:soft-page-break/>58568 - 5856F<text:tab/>72</text:p>
      <text:p text:style-name="P271">02 08 02 08 04 08 07 08</text:p>
      <text:p text:style-name="P271"/>
      <text:p text:style-name="P271"/>
      <text:p text:style-name="P271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271">58571<text:tab/>16</text:p>
      <text:p text:style-name="P271">58572<text:tab/>1</text:p>
      <text:p text:style-name="P271">58573<text:tab/>1</text:p>
      <text:p text:style-name="P271">58574<text:tab/>1</text:p>
      <text:p text:style-name="P271">58575<text:tab/>1</text:p>
      <text:p text:style-name="P271">58576<text:tab/>1</text:p>
      <text:p text:style-name="P271">58577<text:tab/>1</text:p>
      <text:p text:style-name="P271">58578<text:tab/>1</text:p>
      <text:p text:style-name="P271">58579<text:tab/>1</text:p>
      <text:p text:style-name="P271">5857A<text:tab/>1</text:p>
      <text:p text:style-name="P271">5857B<text:tab/>1</text:p>
      <text:p text:style-name="P271">5857C<text:tab/>1</text:p>
      <text:p text:style-name="P271">5857D<text:tab/>3</text:p>
      <text:p text:style-name="P271">10 00 89 10 00 80 00 08 00 02 00 01 03 00 90 20</text:p>
      <text:p text:style-name="P271">...</text:p>
      <text:p text:style-name="P271"/>
      <text:p text:style-name="P271">5AC74<text:tab/>1</text:p>
      <text:p text:style-name="P271">5AC75<text:tab/>5</text:p>
      <text:p text:style-name="P271">5AC76<text:tab/>1</text:p>
      <text:p text:style-name="P271">5AC77<text:tab/>8</text:p>
      <text:p text:style-name="P271">5AC78<text:tab/>1</text:p>
      <text:p text:style-name="P271">5AC79<text:tab/>5</text:p>
      <text:p text:style-name="P271">5AC7A<text:tab/>1</text:p>
      <text:p text:style-name="P271">5AC7B<text:tab/>43</text:p>
      <text:p text:style-name="P271">5AC7C<text:tab/>1</text:p>
      <text:p text:style-name="P271">05 07 08 00 05 07 2B 00 00</text:p>
      <text:p text:style-name="P271">тайлы каминита.</text:p>
      <text:p text:style-name="P271"/>
      <text:p text:style-name="P271"/>
      <text:p text:style-name="P271"/>
      <text:p text:style-name="P271">6000C-6000F<text:tab/>1</text:p>
      <text:p text:style-name="P271">A2 80 A2 80</text:p>
      <text:p text:style-name="P271"/>
      <text:p text:style-name="P271">6001E-60021<text:tab/>1</text:p>
      <text:p text:style-name="P271">0B 82 A2 80</text:p>
      <text:p text:style-name="P271"/>
      <text:p text:style-name="P271">600A2-600A6<text:tab/>3</text:p>
      <text:p text:style-name="P271">7F AD 41 AD 00</text:p>
      <text:p text:style-name="P271"/>
      <text:p text:style-name="P271"/>
      <text:p text:style-name="P271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271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271">0x90 = 144</text:p>
      <text:p text:style-name="P271">В RAM: 07 07 07 07 07 07 07 07 07 07 07 07 07 07 07 03 29 29 29 29 29 29 29 23 23 23 23, ...</text:p>
      <text:p text:style-name="P271">карта Каминита, RLE</text:p>
      <text:p text:style-name="P271"/>
      <text:p text:style-name="P271"/>
      <text:p text:style-name="P271"><text:soft-page-break/>70000-700BF<text:tab/>1</text:p>
      <text:p text:style-name="P271">спрайты Алисы</text:p>
      <text:p text:style-name="P271"/>
      <text:p text:style-name="P271"/>
      <text:p text:style-name="P271"/>
      <text:p text:style-name="P339">"Phantasy Star" RLE</text:p>
      <text:p text:style-name="P383">This format is used to compress both tiles and tilemap data.</text:p>
      <text:p text:style-name="P383">The data is deinterleaved, and each bitplane is then classified into runs of consecutive identical bytes,</text:p>
      <text:p text:style-name="P383">and runs of consecutive non-identical bytes. Any runs of more than 127 bytes are split into multiple runs.</text:p>
      <text:p text:style-name="P383">They are then stored in the format:</text:p>
      <text:p text:style-name="P383">%0nnnnnnn dd <text:s text:c="9"/>; run of n consecutive identical bytes, value dd</text:p>
      <text:p text:style-name="P383">%1nnnnnnn dd dd dd... ; run of n consecutive non-identical bytes; values follow</text:p>
      <text:p text:style-name="P382">%00000000 <text:s text:c="12"/>; end of bitplane</text:p>
      <text:p text:style-name="P271"/>
      <text:p text:style-name="P271"/>
      <text:p text:style-name="P271"/>
      <text:p text:style-name="P275"><text:span text:style-name="T71">0x58000-0x5856F</text:span> — Big tiles (All cities, villages) = 2x2 tile<text:span text:style-name="T70">maps</text:span></text:p>
      <text:p text:style-name="P275">Count: 174</text:p>
      <text:p text:style-name="P275">Example (2): <text:span text:style-name="T69">02 08 02 08 04 08 05 00 — трава трава трава, уголок </text:span>забора</text:p>
      <text:p text:style-name="P277">Tilemap format:</text:p>
      <text:p text:style-name="P277">First byte — tile id, second — flags.</text:p>
      <text:p text:style-name="P277">Explain from smspower: </text:p>
      <text:p text:style-name="P339">//Bit <text:s text:c="2"/>|15|14|13| <text:s text:c="3"/>12 <text:s text:c="3"/>| <text:s text:c="3"/>11 <text:s text:c="2"/>| <text:s text:c="6"/>10 <text:s text:c="5"/>| <text:s text:c="7"/>9 <text:s text:c="7"/>|8||7|6|5|4|3|2|1|0|</text:p>
      <text:p text:style-name="P382">//Data <text:s/>| Unused | Priority | Palette | Vertical flip | Horizontal flip | <text:s text:c="3"/>Tile number <text:s text:c="2"/>|</text:p>
      <text:p text:style-name="P272"><text:span text:style-name="T71">0x58570</text:span><text:span text:style-name="T72">-0x5AC7C</text:span><text:span text:style-name="T81"> 4 bitplanes for tiles. RLE compressed</text:span></text:p>
      <text:p text:style-name="P277">Example:</text:p>
      <text:p text:style-name="P278"><text:span text:style-name="T65">58573<text:tab/><text:tab/></text:span>10 00 80 00 08 00 02 00 <text:span text:style-name="T65">трава</text:span></text:p>
      <text:p text:style-name="P279">59000<text:tab/><text:tab/>10 08 80 02 08 41 12 00</text:p>
      <text:p text:style-name="P279">59A46<text:tab/><text:tab/>10 08 80 02 08 41 12 00</text:p>
      <text:p text:style-name="P279">5A292<text:tab/><text:tab/>10 08 80 02 08 41 12 00</text:p>
      <text:p text:style-name="P279"/>
      <text:p text:style-name="P280">00010000<text:tab/>00010000<text:tab/>00010000<text:tab/>00010000<text:tab/><text:span text:style-name="T81">=<text:tab/>000</text:span><text:span text:style-name="T72">F</text:span><text:span text:style-name="T81">0000</text:span></text:p>
      <text:p text:style-name="P280">00000000<text:tab/>00001000<text:tab/>00001000<text:tab/>00001000<text:tab/><text:span text:style-name="T81">=<text:tab/>0000</text:span><text:span text:style-name="T72">E</text:span><text:span text:style-name="T81">000</text:span></text:p>
      <text:p text:style-name="P280">10000000<text:tab/>10000000<text:tab/>10000000<text:tab/>10000000<text:tab/><text:span text:style-name="T81">=<text:tab/></text:span><text:span text:style-name="T72">F</text:span><text:span text:style-name="T81">0000000</text:span></text:p>
      <text:p text:style-name="P280">00000000<text:tab/>00000010<text:tab/>00000010<text:tab/>00000010<text:tab/><text:span text:style-name="T81">=<text:tab/>000000</text:span><text:span text:style-name="T72">E</text:span><text:span text:style-name="T81">0</text:span></text:p>
      <text:p text:style-name="P280">00001000<text:tab/>00001000<text:tab/>00001000<text:tab/>00001000<text:tab/><text:span text:style-name="T81">=<text:tab/>0000</text:span><text:span text:style-name="T72">F</text:span><text:span text:style-name="T81">000</text:span></text:p>
      <text:p text:style-name="P280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280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280">00000000<text:tab/>00000000<text:tab/>00000000<text:tab/>00000000<text:tab/><text:span text:style-name="T81">=<text:tab/>00000000</text:span></text:p>
      <text:p text:style-name="P281">складываются биты, <text:span text:style-name="T66">сзади наперёд,</text:span> результат 0-15</text:p>
      <text:p text:style-name="P271"/>
      <text:p text:style-name="P271"/>
      <text:p text:style-name="P286"><text:bookmark-start text:name="__DdeLink__3656_14659950022"/><text:span text:style-name="T71">0x60000-0x600A1</text:span> - MapPiece pointers #0<text:bookmark-end text:name="__DdeLink__3656_14659950022"/></text:p>
      <text:p text:style-name="P289">9x9 pointers — addresses of 81 Map Piece for one Map.</text:p>
      <text:p text:style-name="P289"/>
      <text:p text:style-name="P289">0 1 2</text:p>
      <text:p text:style-name="P289">3 4 5</text:p>
      <text:p text:style-name="P289">6 7 8</text:p>
      <text:p text:style-name="P289"/>
      <text:p text:style-name="P286"/>
      <text:p text:style-name="P286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289">16x12 Big Tiles</text:p>
      <text:p text:style-name="P271"/>
      <text:p text:style-name="P289">00 01 02 03 04 05 06 07 08 09 0A 0B 0C 0D 0E 0F</text:p>
      <text:p text:style-name="P289">10 11 12 13 14 15 16 17 18 19 1A 1B 1C 1D 1E 1F</text:p>
      <text:p text:style-name="P271">…</text:p>
      <text:p text:style-name="P271">B0 B1 B2 B3 B4 B5 B6 B7 B8 B9 BA BB BC BD BE BF</text:p>
      <text:p text:style-name="P271"><text:soft-page-break/></text:p>
      <text:p text:style-name="P271"/>
      <text:p text:style-name="P271"/>
      <text:p text:style-name="P271"/>
      <text:p text:style-name="P271"/>
      <text:p text:style-name="P271"/>
      <text:p text:style-name="P307">RLE data:</text:p>
      <text:p text:style-name="P307">0xD671-0xD690 31 15</text:p>
      <text:p text:style-name="P307">0x10906-0x10ED3 1485 96</text:p>
      <text:p text:style-name="P307">0x10A8D-0x11155 1736 96</text:p>
      <text:p text:style-name="P307">0x10B0F-0x112A3 1940 96</text:p>
      <text:p text:style-name="P307">0x10D8C-0x11524 1944 96</text:p>
      <text:p text:style-name="P307">0x10ED4-0x11672 1950 96</text:p>
      <text:p text:style-name="P307">0x11156-0x118EB 1941 96</text:p>
      <text:p text:style-name="P307">0x112A4-0x11A33 1935 96</text:p>
      <text:p text:style-name="P307">0x11525-0x11CB5 1936 96</text:p>
      <text:p text:style-name="P307">0x11673-0x11E01 1934 96</text:p>
      <text:p text:style-name="P307">0x118EC-0x12082 1942 96</text:p>
      <text:p text:style-name="P307">0x11A34-0x121D2 1950 96</text:p>
      <text:p text:style-name="P307">0x11CB6-0x12463 1965 96</text:p>
      <text:p text:style-name="P307">0x11E02-0x12534 1842 96</text:p>
      <text:p text:style-name="P307">0x12083-0x127BE 1851 96</text:p>
      <text:p text:style-name="P307">0x121D3-0x1287F 1708 96</text:p>
      <text:p text:style-name="P307">0x12464-0x12AED 1673 96</text:p>
      <text:p text:style-name="P307">0x12535-0x12BA5 1648 96</text:p>
      <text:p text:style-name="P307">0x127BF-0x12E1C 1629 96</text:p>
      <text:p text:style-name="P307">0x12880-0x12F5A 1754 96</text:p>
      <text:p text:style-name="P307">0x12AEE-0x131C8 1754 96</text:p>
      <text:p text:style-name="P307">0x12BA6-0x1333C 1942 96</text:p>
      <text:p text:style-name="P307">0x12E1D-0x135C7 1962 96</text:p>
      <text:p text:style-name="P307">0x12F5B-0x1376B 2064 96</text:p>
      <text:p text:style-name="P307">0x131C9-0x139FA 2097 96</text:p>
      <text:p text:style-name="P307">0x1333D-0x13BBD 2176 96</text:p>
      <text:p text:style-name="P307">0x135C8-0x13E49 2177 96</text:p>
      <text:p text:style-name="P307">0x1376C-0x13FFF 2195 96</text:p>
      <text:p text:style-name="P307">0x139FB-0x1428C 2193 96</text:p>
      <text:p text:style-name="P307">0x13BBE-0x14366 1960 96</text:p>
      <text:p text:style-name="P307">0x13E4A-0x145E5 1947 96</text:p>
      <text:p text:style-name="P307">0x14000-0x14694 1684 96</text:p>
      <text:p text:style-name="P307">0x1428D-0x148EB 1630 96</text:p>
      <text:p text:style-name="P307">0x14367-0x14979 1554 96</text:p>
      <text:p text:style-name="P307">0x145E6-0x14BBC 1494 96</text:p>
      <text:p text:style-name="P307">0x14695-0x14C61 1484 96</text:p>
      <text:p text:style-name="P307">0x148EC-0x14EA5 1465 96</text:p>
      <text:p text:style-name="P307">0x1497A-0x14F17 1437 96</text:p>
      <text:p text:style-name="P307">0x14BBD-0x15123 1382 96</text:p>
      <text:p text:style-name="P307">0x14C62-0x1518E 1324 96</text:p>
      <text:p text:style-name="P307">0x14EA6-0x15370 1226 96</text:p>
      <text:p text:style-name="P307">0x14F18-0x153C5 1197 96</text:p>
      <text:p text:style-name="P307">0x15124-0x155A8 1156 96</text:p>
      <text:p text:style-name="P307">0x1518F-0x1572D 1438 96</text:p>
      <text:p text:style-name="P307">0x15371-0x15939 1480 96</text:p>
      <text:p text:style-name="P307">0x153C6-0x15AAC 1766 96</text:p>
      <text:p text:style-name="P307">0x155A9-0x15CF0 1863 96</text:p>
      <text:p text:style-name="P307">0x1572E-0x15E7D 1871 96</text:p>
      <text:p text:style-name="P307">0x15935-0x160C0 1931 96</text:p>
      <text:p text:style-name="P307">0x15AAD-0x16247 1946 96</text:p>
      <text:p text:style-name="P307">0x15CF1-0x1649E 1965 96</text:p>
      <text:p text:style-name="P307">0x15E7E-0x16611 1939 96</text:p>
      <text:p text:style-name="P307">0x160C1-0x1688F 1998 96</text:p>
      <text:p text:style-name="P307">0x16248-0x16A26 2014 96</text:p>
      <text:p text:style-name="P307">0x188F6-0x1890D 23 0</text:p>
      <text:p text:style-name="P307">0x1B548-0x1B5A7 95 9</text:p>
      <text:p text:style-name="P307">0x1B560-0x1B5BF 95 9</text:p>
      <text:p text:style-name="P307"><text:soft-page-break/>0x1B578-0x1B5D7 95 9</text:p>
      <text:p text:style-name="P307">0x1B590-0x1B5EF 95 9</text:p>
      <text:p text:style-name="P307">0x1BAA0-0x1BAFF 95 9</text:p>
      <text:p text:style-name="P307">0x1BB80-0x1BFFA 1146 42</text:p>
      <text:p text:style-name="P307">0x24B3D-0x24CC2 389 15</text:p>
      <text:p text:style-name="P307">0x26227-0x263AC 389 15</text:p>
      <text:p text:style-name="P307">0x27471-0x2778A 793 46</text:p>
      <text:p text:style-name="P307">0x27B24-0x27F3D 1049 94</text:p>
      <text:p text:style-name="P307">0x28000-0x28D7D 3453 157</text:p>
      <text:p text:style-name="P307">0x28D7E-0x29B84 3590 153</text:p>
      <text:p text:style-name="P307">0x299EB-0x29F65 1402 68</text:p>
      <text:p text:style-name="P307">0x29B85-0x2A043 1214 68</text:p>
      <text:p text:style-name="P307">0x2A044-0x2AA8B 2631 111</text:p>
      <text:p text:style-name="P307">0x2AA8C-0x2B7E3 3415 151</text:p>
      <text:p text:style-name="P307">0x2B7E4-0x2BFF8 2068 78</text:p>
      <text:p text:style-name="P307">0x2C010-0x2CAEA 2778 116</text:p>
      <text:p text:style-name="P307">0x2CAEB-0x2D900 3605 148</text:p>
      <text:p text:style-name="P307">0x2D901-0x2DAEF 494 23</text:p>
      <text:p text:style-name="P307">0x2DAF0-0x2DCD9 489 29</text:p>
      <text:p text:style-name="P307">0x2DCDA-0x2E25E 1412 56</text:p>
      <text:p text:style-name="P307">0x2E25F-0x2ED78 2841 102</text:p>
      <text:p text:style-name="P307">0x2ED76-0x2F868 2802 159</text:p>
      <text:p text:style-name="P307">0x2F869-0x2FE3D 1492 90</text:p>
      <text:p text:style-name="P307"><text:bookmark-start text:name="__DdeLink__4935_547612281"/>0x340A1<text:bookmark-end text:name="__DdeLink__4935_547612281"/>-0x3418C 235 24</text:p>
      <text:p text:style-name="P307">0x340E8-0x341DB 243 24</text:p>
      <text:p text:style-name="P307">0x34118-0x34249 305 24</text:p>
      <text:p text:style-name="P307">0x34141-0x342D5 404 24</text:p>
      <text:p text:style-name="P307">0x3418D-0x34370 483 24</text:p>
      <text:p text:style-name="P307">0x341DC-0x34403 551 24</text:p>
      <text:p text:style-name="P307">0x3424A-0x344A5 603 24</text:p>
      <text:p text:style-name="P307">0x342D6-0x34547 625 24</text:p>
      <text:p text:style-name="P307">0x34371-0x345D9 616 24</text:p>
      <text:p text:style-name="P307">0x34404-0x34671 621 24</text:p>
      <text:p text:style-name="P307">0x344A6-0x34717 625 24</text:p>
      <text:p text:style-name="P307">0x34548-0x347D4 652 24</text:p>
      <text:p text:style-name="P307">0x345DA-0x34886 684 24</text:p>
      <text:p text:style-name="P307">0x34672-0x34905 659 24</text:p>
      <text:p text:style-name="P307">0x34713-0x349B1 670 24</text:p>
      <text:p text:style-name="P307">0x347D5-0x34A42 621 24</text:p>
      <text:p text:style-name="P307">0x34887-0x34AED 614 24</text:p>
      <text:p text:style-name="P307">0x34906-0x34BA7 673 24</text:p>
      <text:p text:style-name="P307">0x349B2-0x34C2B 633 24</text:p>
      <text:p text:style-name="P307">0x34A43-0x34CD9 662 24</text:p>
      <text:p text:style-name="P307">0x34AEE-0x34D56 616 24</text:p>
      <text:p text:style-name="P307">0x34BA8-0x34DBC 532 24</text:p>
      <text:p text:style-name="P307">0x34C2C-0x34E68 572 24</text:p>
      <text:p text:style-name="P307">0x34CDA-0x34F01 551 24</text:p>
      <text:p text:style-name="P307">0x34D57-0x34FB4 605 24</text:p>
      <text:p text:style-name="P307">0x34DBD-0x35048 651 24</text:p>
      <text:p text:style-name="P307">0x34E69-0x350E9 640 24</text:p>
      <text:p text:style-name="P307">0x34F02-0x3517A 632 24</text:p>
      <text:p text:style-name="P307">0x34FB5-0x351C7 530 24</text:p>
      <text:p text:style-name="P307">0x35049-0x351FE 437 24</text:p>
      <text:p text:style-name="P307">0x350EA-0x35298 430 24</text:p>
      <text:p text:style-name="P307">0x3517B-0x35301 390 24</text:p>
      <text:p text:style-name="P307">0x351C8-0x353BC 500 24</text:p>
      <text:p text:style-name="P307">0x351FF-0x35452 595 24</text:p>
      <text:p text:style-name="P307">0x35299-0x354D5 572 24</text:p>
      <text:p text:style-name="P307">0x35302-0x35594 658 24</text:p>
      <text:p text:style-name="P307">0x353BD-0x3563B 638 24</text:p>
      <text:p text:style-name="P307">0x35453-0x3568C 569 24</text:p>
      <text:p text:style-name="P307">0x354D6-0x35730 602 24</text:p>
      <text:p text:style-name="P307">0x35595-0x357DE 585 24</text:p>
      <text:p text:style-name="P307">0x3563C-0x35894 600 24</text:p>
      <text:p text:style-name="P307"><text:soft-page-break/>0x3568D-0x35933 678 24</text:p>
      <text:p text:style-name="P307">0x35731-0x359E0 687 24</text:p>
      <text:p text:style-name="P307">0x357DF-0x35A7F 672 24</text:p>
      <text:p text:style-name="P307">0x35895-0x35ADC 583 24</text:p>
      <text:p text:style-name="P307">0x35934-0x35B1C 488 24</text:p>
      <text:p text:style-name="P307">0x359E1-0x35BD0 495 24</text:p>
      <text:p text:style-name="P307">0x35A80-0x35C92 530 24</text:p>
      <text:p text:style-name="P307">0x35ADD-0x35D4E 625 24</text:p>
      <text:p text:style-name="P307">0x35B1D-0x35E10 755 24</text:p>
      <text:p text:style-name="P307">0x35BD1-0x35EC4 755 24</text:p>
      <text:p text:style-name="P307">0x35C93-0x35F0B 632 24</text:p>
      <text:p text:style-name="P307">0x35D4F-0x35F6B 540 24</text:p>
      <text:p text:style-name="P307">0x35E11-0x35FB1 416 24</text:p>
      <text:p text:style-name="P307">0x35EC5-0x3603C 375 24</text:p>
      <text:p text:style-name="P307">0x35F0C-0x360CA 446 24</text:p>
      <text:p text:style-name="P307">0x35F6C-0x36159 493 24</text:p>
      <text:p text:style-name="P307">0x35FB2-0x361A9 503 24</text:p>
      <text:p text:style-name="P307">0x3603D-0x36203 454 24</text:p>
      <text:p text:style-name="P307">0x360CB-0x3623C 369 24</text:p>
      <text:p text:style-name="P307">0x3615A-0x36275 283 24</text:p>
      <text:p text:style-name="P307">0x36318-0x3646D 341 24</text:p>
      <text:p text:style-name="P307">0x3632F-0x36522 499 24</text:p>
      <text:p text:style-name="P307">0x36357-0x365B0 601 24</text:p>
      <text:p text:style-name="P307">0x363B4-0x36618 612 24</text:p>
      <text:p text:style-name="P307">0x3646E-0x3666A 508 24</text:p>
      <text:p text:style-name="P307">0x36523-0x36681 350 24</text:p>
      <text:p text:style-name="P307">0x365B1-0x366B7 262 24</text:p>
      <text:p text:style-name="P307">0x36619-0x36744 299 24</text:p>
      <text:p text:style-name="P307">0x3666B-0x367F8 397 24</text:p>
      <text:p text:style-name="P307">0x36682-0x368A4 546 24</text:p>
      <text:p text:style-name="P307">0x366B8-0x36957 671 24</text:p>
      <text:p text:style-name="P307">0x36745-0x36A00 699 24</text:p>
      <text:p text:style-name="P307">0x367F9-0x36AC1 712 24</text:p>
      <text:p text:style-name="P307">0x368A5-0x36B1A 629 24</text:p>
      <text:p text:style-name="P307">0x36958-0x36B6A 530 24</text:p>
      <text:p text:style-name="P307">0x36A01-0x36BBB 442 24</text:p>
      <text:p text:style-name="P307">0x36AC2-0x36C50 398 24</text:p>
      <text:p text:style-name="P307">0x36B1B-0x36C9C 385 24</text:p>
      <text:p text:style-name="P307">0x36B35-0x36CFE 457 24</text:p>
      <text:p text:style-name="P307">0x36BAA-0x36D8B 481 24</text:p>
      <text:p text:style-name="P307">0x36C51-0x36E4C 507 24</text:p>
      <text:p text:style-name="P307">0x36C9D-0x36E69 460 24</text:p>
      <text:p text:style-name="P307">0x36CFF-0x36EBD 446 24</text:p>
      <text:p text:style-name="P307">0x36D8C-0x36F32 422 24</text:p>
      <text:p text:style-name="P307">0x36E4D-0x36F51 260 24</text:p>
      <text:p text:style-name="P307">0x36E6A-0x36F74 266 24</text:p>
      <text:p text:style-name="P307">0x36EBE-0x36FFB 317 24</text:p>
      <text:p text:style-name="P307">0x36F33-0x3705A 295 24</text:p>
      <text:p text:style-name="P307">0x36F52-0x37107 437 24</text:p>
      <text:p text:style-name="P307">0x36F75-0x37137 450 24</text:p>
      <text:p text:style-name="P307">0x36FFC-0x3719F 419 24</text:p>
      <text:p text:style-name="P307">0x3705B-0x37221 454 24</text:p>
      <text:p text:style-name="P307">0x37108-0x372D6 462 24</text:p>
      <text:p text:style-name="P307">0x37138-0x3734E 534 24</text:p>
      <text:p text:style-name="P307">0x371A0-0x37408 616 24</text:p>
      <text:p text:style-name="P307">0x37222-0x374B0 654 24</text:p>
      <text:p text:style-name="P307">0x372D7-0x3756F 664 24</text:p>
      <text:p text:style-name="P307">0x3734F-0x375B6 615 24</text:p>
      <text:p text:style-name="P307">0x37409-0x37622 537 24</text:p>
      <text:p text:style-name="P307">0x374B1-0x376C7 534 24</text:p>
      <text:p text:style-name="P307">0x37570-0x37780 528 24</text:p>
      <text:p text:style-name="P307">0x375B7-0x377E0 553 24</text:p>
      <text:p text:style-name="P307">0x37623-0x377FB 472 24</text:p>
      <text:p text:style-name="P307">0x376C8-0x37829 353 24</text:p>
      <text:p text:style-name="P307"><text:soft-page-break/>0x37781-0x3786C 235 24</text:p>
      <text:p text:style-name="P307">0x377E1-0x378A2 193 24</text:p>
      <text:p text:style-name="P307">0x377FC-0x378F4 248 24</text:p>
      <text:p text:style-name="P307">0x3782A-0x379A0 374 24</text:p>
      <text:p text:style-name="P307">0x3786D-0x37A42 469 24</text:p>
      <text:p text:style-name="P307">0x378A3-0x37ABE 539 24</text:p>
      <text:p text:style-name="P307">0x378F5-0x37AF5 512 24</text:p>
      <text:p text:style-name="P307">0x379A1-0x37B21 384 24</text:p>
      <text:p text:style-name="P307">0x37A43-0x37B4C 265 24</text:p>
      <text:p text:style-name="P307">0x37ABF-0x37B7B 188 24</text:p>
      <text:p text:style-name="P307">0x37AF6-0x37BA6 176 24</text:p>
      <text:p text:style-name="P307">0x37B22-0x37C07 229 24</text:p>
      <text:p text:style-name="P307">0x37B4D-0x37C7F 306 24</text:p>
      <text:p text:style-name="P307">0x37B7C-0x37CCF 339 24</text:p>
      <text:p text:style-name="P307">0x37BA7-0x37D39 402 24</text:p>
      <text:p text:style-name="P307">0x37C08-0x37D77 367 24</text:p>
      <text:p text:style-name="P307">0x37C80-0x37DB0 304 24</text:p>
      <text:p text:style-name="P307">0x38089-0x382F6 621 24</text:p>
      <text:p text:style-name="P307">0x380CD-0x383B9 748 24</text:p>
      <text:p text:style-name="P307">0x38176-0x38430 698 24</text:p>
      <text:p text:style-name="P307">0x38239-0x384EF 694 24</text:p>
      <text:p text:style-name="P307">0x382F7-0x38520 553 24</text:p>
      <text:p text:style-name="P307">0x383BA-0x385A9 495 24</text:p>
      <text:p text:style-name="P307">0x38431-0x38617 486 24</text:p>
      <text:p text:style-name="P307">0x384F0-0x3867F 399 24</text:p>
      <text:p text:style-name="P307">0x38521-0x386B6 405 24</text:p>
      <text:p text:style-name="P307">0x385AA-0x38714 362 24</text:p>
      <text:p text:style-name="P307">0x38618-0x387B3 411 24</text:p>
      <text:p text:style-name="P307">0x38680-0x38818 408 24</text:p>
      <text:p text:style-name="P307">0x386B7-0x388BC 517 24</text:p>
      <text:p text:style-name="P307">0x38715-0x3896A 597 24</text:p>
      <text:p text:style-name="P307">0x387B4-0x389D6 546 24</text:p>
      <text:p text:style-name="P307">0x38819-0x38A34 539 24</text:p>
      <text:p text:style-name="P307">0x388BD-0x38A61 420 24</text:p>
      <text:p text:style-name="P307">0x3896B-0x38ADD 370 24</text:p>
      <text:p text:style-name="P307">0x389D7-0x38B44 365 24</text:p>
      <text:p text:style-name="P307">0x38A35-0x38BF1 444 24</text:p>
      <text:p text:style-name="P307">0x38A62-0x38C76 532 24</text:p>
      <text:p text:style-name="P307">0x38ADE-0x38D2B 589 24</text:p>
      <text:p text:style-name="P307">0x38B45-0x38DDC 663 24</text:p>
      <text:p text:style-name="P307">0x38BF2-0x38E69 631 24</text:p>
      <text:p text:style-name="P307">0x38C77-0x38F2C 693 24</text:p>
      <text:p text:style-name="P307">0x38D2C-0x38FD0 676 24</text:p>
      <text:p text:style-name="P307">0x38DDD-0x3907C 671 24</text:p>
      <text:p text:style-name="P307">0x38E6A-0x390DD 627 24</text:p>
      <text:p text:style-name="P307">0x38F2D-0x39122 501 24</text:p>
      <text:p text:style-name="P307">0x38FD1-0x391B1 480 24</text:p>
      <text:p text:style-name="P307">0x3907D-0x39215 408 24</text:p>
      <text:p text:style-name="P307">0x390DE-0x392BB 477 24</text:p>
      <text:p text:style-name="P307">0x39123-0x3936A 583 24</text:p>
      <text:p text:style-name="P307">0x391B2-0x3942D 635 24</text:p>
      <text:p text:style-name="P307">0x39200-0x39486 646 24</text:p>
      <text:p text:style-name="P307">0x392BC-0x3948B 463 24</text:p>
      <text:p text:style-name="P307">0x3936B-0x394A0 309 24</text:p>
      <text:p text:style-name="P307">0x3942E-0x39532 260 24</text:p>
      <text:p text:style-name="P307">0x39487-0x395E9 354 24</text:p>
      <text:p text:style-name="P307">0x3948C-0x39678 492 24</text:p>
      <text:p text:style-name="P307">0x394A1-0x3973D 668 24</text:p>
      <text:p text:style-name="P307">0x39533-0x39800 717 24</text:p>
      <text:p text:style-name="P307">0x395EA-0x398AA 704 24</text:p>
      <text:p text:style-name="P307">0x39679-0x398B1 568 24</text:p>
      <text:p text:style-name="P307">0x3973E-0x3992A 492 24</text:p>
      <text:p text:style-name="P307">0x39801-0x399E7 486 24</text:p>
      <text:p text:style-name="P307">0x398AB-0x39A97 492 24</text:p>
      <text:p text:style-name="P307"><text:soft-page-break/>0x398B2-0x39B2E 636 24</text:p>
      <text:p text:style-name="P307">0x3992B-0x39BEA 703 24</text:p>
      <text:p text:style-name="P307">0x399E8-0x39CAD 709 24</text:p>
      <text:p text:style-name="P307">0x39A98-0x39D70 728 24</text:p>
      <text:p text:style-name="P307">0x39B2F-0x39E28 761 24</text:p>
      <text:p text:style-name="P307">0x39BEB-0x39EE2 759 24</text:p>
      <text:p text:style-name="P307">0x39CAE-0x39F2C 638 24</text:p>
      <text:p text:style-name="P307">0x39D71-0x39FE5 628 24</text:p>
      <text:p text:style-name="P307">0x39E29-0x3A09C 627 24</text:p>
      <text:p text:style-name="P307">0x39EE3-0x3A160 637 24</text:p>
      <text:p text:style-name="P307">0x39F2B-0x3A21D 754 24</text:p>
      <text:p text:style-name="P307">0x39FE6-0x3A2E0 762 24</text:p>
      <text:p text:style-name="P307">0x3A09D-0x3A3A2 773 24</text:p>
      <text:p text:style-name="P307">0x3A161-0x3A3E7 646 24</text:p>
      <text:p text:style-name="P307">0x3C000-0x3C6E8 1768 96</text:p>
      <text:p text:style-name="P307">0x3C294-0x3C990 1788 96</text:p>
      <text:p text:style-name="P307">0x3C333-0x3C99F 1644 96</text:p>
      <text:p text:style-name="P307">0x3C61D-0x3CC69 1612 96</text:p>
      <text:p text:style-name="P307">0x3C6E9-0x3CC7F 1430 96</text:p>
      <text:p text:style-name="P307">0x3C991-0x3CE22 1169 96</text:p>
      <text:p text:style-name="P307">0x3C9A0-0x3CE45 1189 96</text:p>
      <text:p text:style-name="P307">0x3CC6A-0x3D080 1046 96</text:p>
      <text:p text:style-name="P307">0x3CC80-0x3D115 1173 96</text:p>
      <text:p text:style-name="P307">0x3CE23-0x3D3B7 1428 96</text:p>
      <text:p text:style-name="P307">0x3CE46-0x3D47A 1588 96</text:p>
      <text:p text:style-name="P307">0x3D081-0x3D66A 1513 96</text:p>
      <text:p text:style-name="P307">0x3D116-0x3D709 1523 96</text:p>
      <text:p text:style-name="P307">0x3D3B8-0x3D973 1467 96</text:p>
      <text:p text:style-name="P307">0x3D47B-0x3DA2B 1456 96</text:p>
      <text:p text:style-name="P307">0x3D66B-0x3DB92 1319 96</text:p>
      <text:p text:style-name="P307">0x3D70A-0x3DC10 1286 96</text:p>
      <text:p text:style-name="P307">0x3D974-0x3DEE6 1394 96</text:p>
      <text:p text:style-name="P307">0x3DA2C-0x3DF6D 1345 96</text:p>
      <text:p text:style-name="P307">0x3FDEE-0x3FF7F 401 26</text:p>
      <text:p text:style-name="P307">0x40020-0x40F15 3829 188</text:p>
      <text:p text:style-name="P307">0x40F36-0x41C71 3387 151</text:p>
      <text:p text:style-name="P307">0x41C82-0x428F5 3187 138</text:p>
      <text:p text:style-name="P307">0x43406-0x43AD7 1745 134</text:p>
      <text:p text:style-name="P307">0x43AD8-0x43D57 639 44</text:p>
      <text:p text:style-name="P307">0x43D58-0x43DF7 159 12</text:p>
      <text:p text:style-name="P307">0x44650-0x457C3 4467 181</text:p>
      <text:p text:style-name="P307">0x457D4-0x464B0 3292 144</text:p>
      <text:p text:style-name="P307">0x464C1-0x46F57 2710 140</text:p>
      <text:p text:style-name="P307">0x46F68-0x47949 2529 117</text:p>
      <text:p text:style-name="P307">0x47861-0x47DDF 1406 71</text:p>
      <text:p text:style-name="P307">0x4794A-0x47FE4 1690 71</text:p>
      <text:p text:style-name="P307">0x49C00-0x49DD6 470 20</text:p>
      <text:p text:style-name="P307">0x49DD7-0x4A035 606 28</text:p>
      <text:p text:style-name="P307">0x4A036-0x4A26F 569 26</text:p>
      <text:p text:style-name="P307">0x4A270-0x4A3BB 331 16</text:p>
      <text:p text:style-name="P307">0x4A3BC-0x4A5DF 547 25</text:p>
      <text:p text:style-name="P307">0x4A5E0-0x4A7FC 540 30</text:p>
      <text:p text:style-name="P307">0x4A6B3-0x4A8EB 568 30</text:p>
      <text:p text:style-name="P307">0x4A79C-0x4A9DC 576 30</text:p>
      <text:p text:style-name="P307">0x4A7F8-0x4AABA 706 30</text:p>
      <text:p text:style-name="P307">0x4A7FD-0x4AABF 706 30</text:p>
      <text:p text:style-name="P307">0x4AAC0-0x4AB9C 220 17</text:p>
      <text:p text:style-name="P307">0x4AB9D-0x4AD29 396 22</text:p>
      <text:p text:style-name="P307">0x4AD2A-0x4AF90 614 26</text:p>
      <text:p text:style-name="P307">0x4AF91-0x4B176 485 20</text:p>
      <text:p text:style-name="P307">0x4B177-0x4B243 204 9</text:p>
      <text:p text:style-name="P307">0x4B244-0x4B387 323 18</text:p>
      <text:p text:style-name="P307">0x4B398-0x4BE83 2795 102</text:p>
      <text:p text:style-name="P307">0x4C010-0x4CDBD 3501 165</text:p>
      <text:p text:style-name="P307"><text:soft-page-break/>0x4CBD2-0x4D508 2358 91</text:p>
      <text:p text:style-name="P307">0x4CDBE-0x4D6EC 2350 91</text:p>
      <text:p text:style-name="P307">0x4D62A-0x4DAEE 1220 49</text:p>
      <text:p text:style-name="P307">0x4D6ED-0x4DC24 1335 49</text:p>
      <text:p text:style-name="P307">0x4DC25-0x4EA0E 3561 153</text:p>
      <text:p text:style-name="P307">0x4EA03-0x4F289 2182 94</text:p>
      <text:p text:style-name="P307">0x4F26D-0x4FD82 2837 133</text:p>
      <text:p text:style-name="P307">0x4FD83-0x4FF58 469 20</text:p>
      <text:p text:style-name="P307">0x50008-0x50FEA 4066 160</text:p>
      <text:p text:style-name="P307">0x50F0C-0x515C0 1716 74</text:p>
      <text:p text:style-name="P307">0x50FEB-0x517C3 2008 74</text:p>
      <text:p text:style-name="P307">0x517C4-0x524D9 3349 154</text:p>
      <text:p text:style-name="P307">0x524EA-0x52BA1 1719 96</text:p>
      <text:p text:style-name="P307">0x52BA2-0x53394 2034 75</text:p>
      <text:p text:style-name="P307">0x53395-0x53DBB 2598 127</text:p>
      <text:p text:style-name="P307">0x57A97-0x57FDA 1347 47</text:p>
      <text:p text:style-name="P307">0x58570-0x5AC7C 9996 405</text:p>
      <text:p text:style-name="P307">0x5AC8D-0x5B9D6 3401 141</text:p>
      <text:p text:style-name="P307">0x5B9E7-0x5BC31 586 27</text:p>
      <text:p text:style-name="P307">0x5BC32-0x5BFF5 963 96</text:p>
      <text:p text:style-name="P307">0x5C000-0x5C653 1619 96</text:p>
      <text:p text:style-name="P307">0x5C259-0x5C7E4 1419 96</text:p>
      <text:p text:style-name="P307">0x5C31E-0x5C8DC 1470 96</text:p>
      <text:p text:style-name="P307">0x5C592-0x5CAC1 1327 96</text:p>
      <text:p text:style-name="P307">0x5C654-0x5CBA5 1361 96</text:p>
      <text:p text:style-name="P307">0x5C7E5-0x5CDF2 1549 96</text:p>
      <text:p text:style-name="P307">0x5C8DD-0x5CF8D 1712 96</text:p>
      <text:p text:style-name="P307">0x5CAC2-0x5D1F0 1838 96</text:p>
      <text:p text:style-name="P307">0x5CBA6-0x5D2EC 1862 96</text:p>
      <text:p text:style-name="P307">0x5CDF3-0x5D51D 1834 96</text:p>
      <text:p text:style-name="P307">0x5CF8E-0x5D61A 1676 96</text:p>
      <text:p text:style-name="P307">0x5D1F1-0x5D84F 1630 96</text:p>
      <text:p text:style-name="P307">0x5D2ED-0x5D948 1627 96</text:p>
      <text:p text:style-name="P307">0x5D51E-0x5DB83 1637 96</text:p>
      <text:p text:style-name="P307">0x5D61B-0x5DCA2 1671 96</text:p>
      <text:p text:style-name="P307">0x5D850-0x5DECA 1658 96</text:p>
      <text:p text:style-name="P307">0x5D949-0x5DFE2 1689 96</text:p>
      <text:p text:style-name="P307">0x5DB84-0x5E220 1692 96</text:p>
      <text:p text:style-name="P307">0x5DCA3-0x5E30F 1644 96</text:p>
      <text:p text:style-name="P307">0x5DECB-0x5E53B 1648 96</text:p>
      <text:p text:style-name="P307">0x5DFE3-0x5E64B 1640 96</text:p>
      <text:p text:style-name="P307">0x5E221-0x5E8CC 1707 96</text:p>
      <text:p text:style-name="P307">0x5E310-0x5EA9E 1934 96</text:p>
      <text:p text:style-name="P307">0x5EB6F-0x5F766 3063 176</text:p>
      <text:p text:style-name="P307">0x5F778-0x5FFE8 2160 98</text:p>
      <text:p text:style-name="P307">0x600A1-0x6020A 361 24</text:p>
      <text:p text:style-name="P307">0x600A7-0x6029B 500 24</text:p>
      <text:p text:style-name="P307">0x600C2-0x6031B 601 24</text:p>
      <text:p text:style-name="P307">0x6016E-0x6037B 525 24</text:p>
      <text:p text:style-name="P307">0x6020B-0x60384 377 24</text:p>
      <text:p text:style-name="P307">0x6029C-0x6038D 241 24</text:p>
      <text:p text:style-name="P307">0x6031C-0x60429 269 24</text:p>
      <text:p text:style-name="P307">0x6037C-0x604CA 334 24</text:p>
      <text:p text:style-name="P307">0x60385-0x60507 386 24</text:p>
      <text:p text:style-name="P307">0x6038E-0x60544 438 24</text:p>
      <text:p text:style-name="P307">0x6042A-0x605D3 425 24</text:p>
      <text:p text:style-name="P307">0x604CB-0x60672 423 24</text:p>
      <text:p text:style-name="P307">0x60508-0x606E7 479 24</text:p>
      <text:p text:style-name="P307">0x60545-0x60761 540 24</text:p>
      <text:p text:style-name="P307">0x60750-0x60988 568 24</text:p>
      <text:p text:style-name="P307">0x60809-0x60A1F 534 24</text:p>
      <text:p text:style-name="P307">0x60864-0x60A83 543 24</text:p>
      <text:p text:style-name="P307">0x608FA-0x60B31 567 24</text:p>
      <text:p text:style-name="P307">0x60989-0x60B7E 501 24</text:p>
      <text:p text:style-name="P307"><text:soft-page-break/>0x60A20-0x60BDA 442 24</text:p>
      <text:p text:style-name="P307">0x60A84-0x60C71 493 24</text:p>
      <text:p text:style-name="P307">0x60B32-0x60CF9 455 24</text:p>
      <text:p text:style-name="P307">0x60B7F-0x60D96 535 24</text:p>
      <text:p text:style-name="P307">0x60BDB-0x60E20 581 24</text:p>
      <text:p text:style-name="P307">0x60C72-0x60EC2 592 24</text:p>
      <text:p text:style-name="P307">0x60CFA-0x60F41 583 24</text:p>
      <text:p text:style-name="P307">0x60FD4-0x61194 448 24</text:p>
      <text:p text:style-name="P307">0x60FE4-0x61139 341 24</text:p>
      <text:p text:style-name="P307">0x60FE9-0x61194 427 24</text:p>
      <text:p text:style-name="P307">0x6105B-0x61199 318 24</text:p>
      <text:p text:style-name="P307">0x610BE-0x611CA 268 24</text:p>
      <text:p text:style-name="P307">0x6113A-0x6125C 290 24</text:p>
      <text:p text:style-name="P307">0x61195-0x612DD 328 24</text:p>
      <text:p text:style-name="P307">0x6119A-0x61368 462 24</text:p>
      <text:p text:style-name="P307">0x611CB-0x613D8 525 24</text:p>
      <text:p text:style-name="P307">0x6147B-0x6164A 463 24</text:p>
      <text:p text:style-name="P307">0x61480-0x616A8 552 24</text:p>
      <text:p text:style-name="P307">0x61524-0x6173F 539 24</text:p>
      <text:p text:style-name="P307">0x615BA-0x617CB 529 24</text:p>
      <text:p text:style-name="P307">0x6164B-0x61827 476 24</text:p>
      <text:p text:style-name="P307">0x616A9-0x61863 442 24</text:p>
      <text:p text:style-name="P307">0x61740-0x618A0 352 24</text:p>
      <text:p text:style-name="P307">0x617CC-0x61922 342 24</text:p>
      <text:p text:style-name="P307">0x61828-0x61989 353 24</text:p>
      <text:p text:style-name="P307">0x61864-0x61A10 428 24</text:p>
      <text:p text:style-name="P307">0x618A1-0x61A79 472 24</text:p>
      <text:p text:style-name="P307">0x61923-0x61B10 493 24</text:p>
      <text:p text:style-name="P307">0x6198A-0x61B49 447 24</text:p>
      <text:p text:style-name="P307">0x61A11-0x61B7B 362 24</text:p>
      <text:p text:style-name="P307">0x61A7A-0x61BCB 337 24</text:p>
      <text:p text:style-name="P307">0x61B11-0x61C06 245 24</text:p>
      <text:p text:style-name="P307">0x61E2D-0x61FC0 403 24</text:p>
      <text:p text:style-name="P307">0x61E32-0x62042 528 24</text:p>
      <text:p text:style-name="P307">0x61EB8-0x620C0 520 24</text:p>
      <text:p text:style-name="P307">0x61F3C-0x62147 523 24</text:p>
      <text:p text:style-name="P307">0x61FC1-0x621C9 520 24</text:p>
      <text:p text:style-name="P307">0x62043-0x6224F 524 24</text:p>
      <text:p text:style-name="P307">0x622F2-0x6241C 298 24</text:p>
      <text:p text:style-name="P307">0x622F7-0x62483 396 24</text:p>
      <text:p text:style-name="P307">0x6258A-0x625DF 85 4</text:p>
      <text:p text:style-name="P307">0x64000-0x6493A 2362 96</text:p>
      <text:p text:style-name="P307">0x6493B-0x65754 3609 154</text:p>
      <text:p text:style-name="P307">0x65755-0x664CF 3450 141</text:p>
      <text:p text:style-name="P307">0x664D0-0x66A49 1401 53</text:p>
      <text:p text:style-name="P307">0x66A4A-0x67325 2267 90</text:p>
      <text:p text:style-name="P307">0x67326-0x67FFF 3289 116</text:p>
      <text:p text:style-name="P307">0x67D31-0x6875C 2603 119</text:p>
      <text:p text:style-name="P307">0x67FF7-0x68A1E 2599 119</text:p>
      <text:p text:style-name="P307">0x687B9-0x69459 3232 129</text:p>
      <text:p text:style-name="P307">0x68A16-0x69747 3377 129</text:p>
      <text:p text:style-name="P307">0x69748-0x6A17F 2615 111</text:p>
      <text:p text:style-name="P307">0x6A02A-0x6A61C 1522 52</text:p>
      <text:p text:style-name="P307">0x6A180-0x6A7B7 1591 52</text:p>
      <text:p text:style-name="P307">0x6A7B8-0x6B17D 2501 88</text:p>
      <text:p text:style-name="P307">0x6B17E-0x6BFDB 3677 132</text:p>
      <text:p text:style-name="P307">0x6C000-0x6CE18 3608 135</text:p>
      <text:p text:style-name="P307">0x6CB2F-0x6D69D 2926 108</text:p>
      <text:p text:style-name="P307">0x6CE19-0x6D978 2911 108</text:p>
      <text:p text:style-name="P307">0x6D834-0x6DDC3 1423 51</text:p>
      <text:p text:style-name="P307">0x6D979-0x6DF25 1452 51</text:p>
      <text:p text:style-name="P307">0x6DF26-0x6E75D 2103 69</text:p>
      <text:p text:style-name="P307">0x6E75E-0x6EB03 933 31</text:p>
      <text:p text:style-name="P307">0x6EA89-0x6ED74 747 36</text:p>
      <text:p text:style-name="P307"><text:soft-page-break/>0x6EB04-0x6EE6B 871 36</text:p>
      <text:p text:style-name="P307">0x6EE6C-0x6F40A 1438 48</text:p>
      <text:p text:style-name="P307">0x726C0-0x72BCF 1295 96</text:p>
      <text:p text:style-name="P307">0x728BE-0x72E01 1347 96</text:p>
      <text:p text:style-name="P307">0x72935-0x72EC8 1427 96</text:p>
      <text:p text:style-name="P307">0x72B43-0x730DD 1434 96</text:p>
      <text:p text:style-name="P307">0x72BD0-0x7320B 1595 96</text:p>
      <text:p text:style-name="P307">0x72E02-0x7343D 1595 96</text:p>
      <text:p text:style-name="P307">0x72EC9-0x735C1 1784 96</text:p>
      <text:p text:style-name="P307">0x730DE-0x737CF 1777 96</text:p>
      <text:p text:style-name="P307">0x7320C-0x73959 1869 96</text:p>
      <text:p text:style-name="P307">0x73439-0x73B55 1820 96</text:p>
      <text:p text:style-name="P307">0x735C2-0x73CFF 1853 96</text:p>
      <text:p text:style-name="P307">0x73D00-0x73E87 391 48</text:p>
      <text:p text:style-name="P307">0x73DDF-0x73F62 387 48</text:p>
      <text:p text:style-name="P307">0x73E00-0x73F95 405 48</text:p>
      <text:p text:style-name="P307">0x747B8-0x77629 11889 413</text:p>
      <text:p text:style-name="P307">0x7763A-0x77F45 2315 90</text:p>
      <text:p text:style-name="P307">0x78010-0x78F61 3921 132</text:p>
      <text:p text:style-name="P307">0x78F72-0x79C2A 3256 109</text:p>
      <text:p text:style-name="P307">0x79C3B-0x7AA4D 3602 124</text:p>
      <text:p text:style-name="P307">0x7AA5E-0x7B30B 2221 91</text:p>
      <text:p text:style-name="P307">0x7B31C-0x7BFDD 3265 122</text:p>
      <text:p text:style-name="P307">0x7C010-0x7CADA 2762 100</text:p>
      <text:p text:style-name="P307">0x7CAEB-0x7D675 2954 118</text:p>
      <text:p text:style-name="P307">0x7D687-0x7E8BC 4661 159</text:p>
      <text:p text:style-name="P307">0x7E2E1-0x7FC95 6580 256</text:p>
      <text:p text:style-name="P307">0x7E8BD-0x7FFFE 5953 256</text:p>
      <text:p text:style-name="P271"/>
      <text:p text:style-name="P271"/>
      <text:p text:style-name="P271"/>
      <text:p text:style-name="P276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273"><text:bookmark-start text:name="__DdeLink__3662_1053501323"/><text:bookmark-start text:name="__DdeLink__3666_1053501323"/><text:span text:style-name="T71">0x58570</text:span><text:bookmark-end text:name="__DdeLink__3662_1053501323"/><text:bookmark-end text:name="__DdeLink__3666_1053501323"/><text:span text:style-name="T72">-0x5AC7C</text:span><text:span text:style-name="T81"> - 4 BitPlanes for tiles (RLE compressed)</text:span></text:p>
      <text:p text:style-name="P273"/>
      <text:p text:style-name="P284"><text:bookmark-start text:name="__DdeLink__3656_1465995002"/><text:span text:style-name="T71">0x60000-0x600A1</text:span> - MapPiece pointers #0<text:bookmark-end text:name="__DdeLink__3656_1465995002"/></text:p>
      <text:p text:style-name="P285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285"><text:span text:style-name="T73">0x60762-0x60803</text:span> - MapPiece pointers #<text:span text:style-name="T85">1</text:span></text:p>
      <text:p text:style-name="P286"><text:span text:style-name="T73">0x60804-0x60F41</text:span> - MapPieces #1 <text:span text:style-name="T86">(RLE compressed)</text:span></text:p>
      <text:p text:style-name="P285"><text:span text:style-name="T73">0x60F42-0x60FE3</text:span> - MapPiece pointers #<text:span text:style-name="T85">2</text:span></text:p>
      <text:p text:style-name="P286"><text:span text:style-name="T73">0x60FE4-0x613D8</text:span> - MapPieces #2 <text:span text:style-name="T86">(RLE compressed)</text:span></text:p>
      <text:p text:style-name="P285"><text:span text:style-name="T73">0x613D9-0x6147A</text:span> - MapPiece pointers #<text:span text:style-name="T85">3</text:span></text:p>
      <text:p text:style-name="P286"><text:span text:style-name="T73">0x6147B-0x61C06</text:span> - MapPieces #3 <text:span text:style-name="T86">(RLE compressed)</text:span></text:p>
      <text:p text:style-name="P285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286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285"><text:span text:style-name="T73">0x61D8B-0x61E2C</text:span> - MapPiece pointers #<text:span text:style-name="T85">5</text:span></text:p>
      <text:p text:style-name="P286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285"><text:span text:style-name="T73">0x62250-0x622F1</text:span> - MapPiece pointers #<text:span text:style-name="T85">6</text:span></text:p>
      <text:p text:style-name="P287"><text:span text:style-name="T73">0x622F2-0x62483</text:span> - MapPieces #<text:span text:style-name="T85">6</text:span> <text:span text:style-name="T86">(RLE compressed)</text:span></text:p>
      <text:p text:style-name="P288"/>
      <text:p text:style-name="P271"/>
      <text:p text:style-name="P271"/>
      <text:p text:style-name="P271">TODO - при чтении больших тайлов так же вытаскивается информация по палитре</text:p>
      <text:p text:style-name="P271">http://www.smspower.org/maxim/HowToProgram/Tilemap</text:p>
      <text:p text:style-name="P271">54321098</text:p>
      <text:p text:style-name="P271">00001000 - palette 01!!!</text:p>
      <text:p text:style-name="P271">00000000 - palette 00</text:p>
      <text:p text:style-name="P271">следует проверять на другие значения на всякий случай.</text:p>
      <text:p text:style-name="P271"/>
      <text:p text:style-name="P271">порядок такой:</text:p>
      <text:p text:style-name="P243">0. узнать все доступные цвета для SMS — <text:span text:style-name="T67">это было не обязательно</text:span></text:p>
      <text:p text:style-name="P243">1. получаем палитру</text:p>
      <text:p text:style-name="P243">2. вычитать большие тайлы (все доступные)</text:p>
      <text:p text:style-name="P271">3. вычитать карту каминита</text:p>
      <text:p text:style-name="P271"/>
      <text:p text:style-name="P271"><text:soft-page-break/>далее то же самое с остальными картами.</text:p>
      <text:p text:style-name="P271"/>
      <text:p text:style-name="P271"/>
      <text:p text:style-name="P282"/>
      <text:p text:style-name="P283">Вычитал и сохранил все карты</text:p>
      <text:p text:style-name="P283"/>
      <text:p text:style-name="P283">Далее. </text:p>
      <text:p text:style-name="P283"/>
      <text:p text:style-name="P244">- Записать карту памяти под эти карты, чтобы не забыть.</text:p>
      <text:p text:style-name="P283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283"/>
      <text:p text:style-name="P283"/>
      <text:p text:style-name="P282"/>
      <text:p text:style-name="P243">- <text:span text:style-name="T68">Необходимо отыскать карты планет. Скорее всего, они сделаны по такому же принципу.</text:span></text:p>
      <text:p text:style-name="P274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274"/>
      <text:p text:style-name="P305"/>
      <text:p text:style-name="P306"/>
      <text:p text:style-name="P306"/>
      <text:p text:style-name="P306"/>
      <text:p text:style-name="P304"/>
      <text:p text:style-name="P298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293"/>
      <text:p text:style-name="P302"><text:span text:style-name="T71">38000-</text:span><text:span text:style-name="T75">3A3E7</text:span> <text:span text:style-name="T89">—</text:span> карта <text:span text:style-name="T94">Дезориса</text:span></text:p>
      <text:p text:style-name="P295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295"/>
      <text:p text:style-name="P303">3B2E8-3BAE7 — анимация муравьиных львов</text:p>
      <text:p text:style-name="P297"/>
      <text:p text:style-name="P303">44000-4463F — анимация какого-то глаза</text:p>
      <text:p text:style-name="P303"/>
      <text:p text:style-name="P303">48000-49BFF — анимация транспорта</text:p>
      <text:p text:style-name="P303"/>
      <text:p text:style-name="P303"/>
      <text:p text:style-name="P294"><text:span text:style-name="T71">70000-70A7F</text:span> — спрайты Алисы, <text:span text:style-name="T96">Лутза, Тайлона, Мау</text:span></text:p>
      <text:p text:style-name="P294"><text:span text:style-name="T90"><text:s text:c="6"/></text:span><text:span text:style-name="T74">726BF</text:span><text:span text:style-name="T90"> — последний спрайт героя</text:span></text:p>
      <text:p text:style-name="P274"/>
      <text:p text:style-name="P290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292"><text:bookmark-start text:name="__DdeLink__3590_882602760"/><text:bookmark-start text:name="__DdeLink__3668_1053501323"/><text:bookmark-start text:name="__DdeLink__3670_1053501323"/><text:span text:style-name="T77">747B8</text:span><text:bookmark-end text:name="__DdeLink__3668_1053501323"/><text:bookmark-end text:name="__DdeLink__3670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296"/>
      <text:p text:style-name="P291"/>
      <text:p text:style-name="P291"/>
      <text:p text:style-name="P291"/>
      <text:p text:style-name="P297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97"/>
      <text:p text:style-name="P299">На завтра — оформить логику чтения всех карт.</text:p>
      <text:p text:style-name="P299"/>
      <text:p text:style-name="P300">Так же нужно больше информации по РОМу</text:p>
      <text:p text:style-name="P300"/>
      <text:p text:style-name="P300">Для любознательных понять, как ограничивается карта, как вычисляется палитра</text:p>
      <text:p text:style-name="P300"/>
      <text:p text:style-name="P308"/>
      <text:p text:style-name="P310"/>
      <text:p text:style-name="P310">D2B-D3A</text:p>
      <text:p text:style-name="P310">; Data from CEB to DA2 (184 bytes)<text:tab/></text:p>
      <text:p text:style-name="P310"><text:tab/>.db $08 $00 $3F $01 $03 $0B $0F $2F $06 $38 $3C $25 $2A $04 $30 $0C</text:p>
      <text:p text:style-name="P310"><text:tab/>.db $08 $08 $00 $3F $01 $03 $0B $0F $2F $06 $38 $3C $25 $2A $04 $30</text:p>
      <text:p text:style-name="P310"><text:tab/>.db $0C $2F $3F $00 $3F $24 $03 $3C $0F $3F $28 $38 $3C $25 $2A $04</text:p>
      <text:p text:style-name="P310"><text:soft-page-break/><text:tab/>.db $30 $0C $3F $09 $00 $3F $06 $2F $0B $0C $04 $2A $25 $3C $38 $30</text:p>
      <text:p text:style-name="P310"><text:tab/>.db <text:span text:style-name="T71">$03 $02 $08 $09 $08 $0C $08 $00 $3F $06 $2F $0B $0C $04 $2A $25</text:span></text:p>
      <text:p text:style-name="P310"><text:tab/>.db $3C $38 $30 $03 $02 $08 $08 $0C $04 $2A $00 $3F $06 $2F $0B $0C</text:p>
      <text:p text:style-name="P310"><text:tab/>.db $04 $2A $25 $3C $38 $30 $03 $02 $08 $2A $2A $2A $2F $00 $3F $06</text:p>
      <text:p text:style-name="P310"><text:tab/>.db $2F $0B $0C $04 $2A $25 $3C $38 $30 $03 $02 $08 $2F $0B $06 $3F</text:p>
      <text:p text:style-name="P310"><text:tab/>.db $00 $3F $06 $2F $0B $0C $04 $2A $25 $3C $38 $30 $03 $02 $3F $3F</text:p>
      <text:p text:style-name="P310"><text:tab/>.db $3C $38 $00 $00 $3F $06 $2F $0B $0C $04 $2A $25 $3C $38 $30 $03</text:p>
      <text:p text:style-name="P310"><text:tab/>.db $02 $08 $00 $00 $00 $3C $00 $3F $06 $2F $0B $0C $04 $2A $25 $3C</text:p>
      <text:p text:style-name="P310"><text:tab/>.db $38 $30 $03 $02 $08 $3C $3C $3C</text:p>
      <text:p text:style-name="P310"><text:tab/></text:p>
      <text:p text:style-name="P310">; Data from DA3 to DB1 (15 bytes)<text:tab/></text:p>
      <text:p text:style-name="P310">_DATA_DA3_:<text:tab/></text:p>
      <text:p text:style-name="P310"><text:tab/>.db <text:span text:style-name="T71">$00 $3F $2B $0B $2F $37 $0F $38 $34 $06 $01 $2A $25 $00 $00</text:span></text:p>
      <text:p text:style-name="P310"/>
      <text:p text:style-name="P341">E31-E40</text:p>
      <text:p text:style-name="P310">; Data from E01 to E8A (138 bytes)<text:tab/></text:p>
      <text:p text:style-name="P310"><text:tab/>.db $0D $00 $00 $01 $01 $00 $01 $1D $FC $0C $B9 $A9 $00 $80 $0E $00</text:p>
      <text:p text:style-name="P310"><text:tab/>.db $00 $00 $00 $00 $00 $1D $0D $0D $E3 $A9 $00 $80 $0E $00 $00 $00</text:p>
      <text:p text:style-name="P310"><text:tab/>.db $00 $00 $00 $1D $0D $0D $49 $AA $00 $80 $18 $00 $00 $00 $00 $00</text:p>
      <text:p text:style-name="P310"><text:tab/>.db <text:span text:style-name="T71">$00 $16 $1E $0D $4A $AA $62 $87 $18 $00 $00 $00 $00 $00 $00 $16</text:span></text:p>
      <text:p text:style-name="P310"><text:tab/>.db $31 $0D $70 $AB $42 $8F $18 $00 $00 $00 $00 $00 $00 $16 $44 $0D</text:p>
      <text:p text:style-name="P310"><text:tab/>.db $8B $AC $D9 $93 $18 $00 $00 $00 $00 $00 $00 $16 $57 $0D $F7 $AC</text:p>
      <text:p text:style-name="P310"><text:tab/>.db $07 $9C $18 $00 $00 $00 $00 $00 $00 $16 $6A $0D $5F $AE $8B $9D</text:p>
      <text:p text:style-name="P310"><text:tab/>.db $18 $00 $00 $00 $00 $00 $00 $16 $7D $0D $71 $AE $50 $A2 $18 $00</text:p>
      <text:p text:style-name="P310"><text:tab/>.db $00 $00 $00 $00 $00 $16 $90 $0D $37 $AF</text:p>
      <text:p text:style-name="P310"><text:tab/></text:p>
      <text:p text:style-name="P310"/>
      <text:p text:style-name="P311">; 1st entry of Pointer Table from D6F4 (indexed by _RAM_C800_)<text:tab/></text:p>
      <text:p text:style-name="P311">; Data from D80C to D81E (19 bytes)<text:tab/></text:p>
      <text:p text:style-name="P311">_DATA_D80C_:<text:tab/></text:p>
      <text:p text:style-name="P311"><text:tab/>.db <text:span text:style-name="T71">$06 $F7 $F7 $FF $FF $07 $07 $00 $AA $08 $AB $00 $AC $08 $AD $00</text:span></text:p>
      <text:p text:style-name="P311"><text:tab/>.db <text:span text:style-name="T71">$AE $08 $AF</text:span></text:p>
      <text:p text:style-name="P311"><text:tab/></text:p>
      <text:p text:style-name="P311">; 3rd entry of Pointer Table from D6F4 (indexed by _RAM_C800_)<text:tab/></text:p>
      <text:p text:style-name="P311">; Data from D81F to D831 (19 bytes)<text:tab/></text:p>
      <text:p text:style-name="P311">_DATA_D81F_:<text:tab/></text:p>
      <text:p text:style-name="P311"><text:tab/>.db <text:span text:style-name="T71">$06 $F7 $F7 $FF $FF $07 $07 $00 $B0 $08 $B1 $00 $B2 $08 $B3 $00</text:span></text:p>
      <text:p text:style-name="P311"><text:tab/>.db <text:span text:style-name="T71">$B4 $08 $B5</text:span></text:p>
      <text:p text:style-name="P311"><text:tab/></text:p>
      <text:p text:style-name="P311">; 4th entry of Pointer Table from D6F4 (indexed by _RAM_C800_)<text:tab/></text:p>
      <text:p text:style-name="P311">; Data from D832 to D844 (19 bytes)<text:tab/></text:p>
      <text:p text:style-name="P311">_DATA_D832_:<text:tab/></text:p>
      <text:p text:style-name="P311"><text:tab/>.db <text:span text:style-name="T71">$06 $F7 $F7 $FF $FF $07 $07 $00 $B6 $08 $B7 $00 $B8 $08 $B9 $00</text:span></text:p>
      <text:p text:style-name="P311"><text:tab/>.db <text:span text:style-name="T71">$BA $08 $BB</text:span></text:p>
      <text:p text:style-name="P311"><text:tab/></text:p>
      <text:p text:style-name="P311">; 5th entry of Pointer Table from D6F4 (indexed by _RAM_C800_)<text:tab/></text:p>
      <text:p text:style-name="P311">; Data from D845 to D851 (13 bytes)<text:tab/></text:p>
      <text:p text:style-name="P311">_DATA_D845_:<text:tab/></text:p>
      <text:p text:style-name="P311"><text:tab/>.db <text:span text:style-name="T71">$04 $FF $FF $07 $07 $00 $BC $08 $BD $00 $BE $08 $BF</text:span></text:p>
      <text:p text:style-name="P311"><text:tab/></text:p>
      <text:p text:style-name="P311"/>
      <text:p text:style-name="P311"/>
      <text:p text:style-name="P301"/>
      <text:p text:style-name="P340">FE03 = $A2</text:p>
      <text:p text:style-name="P309">; Data from FC6F to FE1C (430 bytes)<text:tab/></text:p>
      <text:p text:style-name="P309">_DATA_FC6F_:<text:tab/></text:p>
      <text:p text:style-name="P309"><text:tab/>.db $12 $12 $12 $12 $12 $12 $12 $22 $22 $12 $8A $8A $8A $8A $22 $13</text:p>
      <text:p text:style-name="P309"><text:tab/>.db $13 $13 $13 $13 $13 $13 $13 $52 $52 $52 $52 $52 $52 $52 $52 $52</text:p>
      <text:p text:style-name="P309"><text:tab/>.db $52 $12 $12 $12 $12 $B2 $52 $9A $9A $9A $9A $13 $13 $13 $13 $13</text:p>
      <text:p text:style-name="P309"><text:tab/>.db $13 $13 $13 $13 $13 $1A $13 $40 $40 $40 $40 $41 $41 $41 $41 $41</text:p>
      <text:p text:style-name="P309"><text:tab/>.db $41 $41 $41 $31 $31 $52 $52 $52 $52 $32 $32 $32 $32 $32 $32 $32</text:p>
      <text:p text:style-name="P309"><text:tab/>.db $32 $32 $1A $1A $1A $1A $1A $1A $1A $1A $1A $12 $12 $22 $26 $74</text:p>
      <text:p text:style-name="P309"><text:tab/>.db $74 $74 $74 $74 $13 $13 $13 $13 $13 $13 $53 $53 $5A $5A $63 $63</text:p>
      <text:p text:style-name="P309"><text:tab/>.db $6A $6A $13 $13 $13 $13 $9A $9A $9A $9A $1A $1A $1A $1A $1A $1A</text:p>
      <text:p text:style-name="P309"><text:soft-page-break/><text:tab/>.db $1A $1A $12 $12 $12 $12 $12 $12 $12 $12 $12 $12 $12 $12 $12 $12</text:p>
      <text:p text:style-name="P309"><text:tab/>.db $12 $12 $12 $12 $12 $12 $12 $12 $12 $12 $12 $12 $12 $12 $12 $12</text:p>
      <text:p text:style-name="P309"><text:tab/>.db $12 $12 $12 $12 $12 $12 $12 $12 $12 $12 $12 $12 $12 $12 $12 $12</text:p>
      <text:p text:style-name="P309"><text:tab/>.db $12 $12 $12 $12 $12 $12 $12 $12 $12 $12 $13 $13 $13 $13 $13 $13</text:p>
      <text:p text:style-name="P309"><text:tab/>.db $13 $13 $62 $56 $56 $56 $56 $B6 $12 $12 $12 $12 $12 $12 $B6 $B6</text:p>
      <text:p text:style-name="P309"><text:tab/>.db $B6 $B6 $43 $12 $12 $12 $12 $66 $63 $63 $63 $63 $63 $63 $63 $63</text:p>
      <text:p text:style-name="P309"><text:tab/>.db $12 $12 $12 $12 $12 $12 $12 $12 $1A $1A $1A $1A $12 $12 $12 $62</text:p>
      <text:p text:style-name="P309"><text:tab/>.db $C2 $12 $43 $43 $43 $43 $6A $10 $10 $10 $10 $10 $10 $10 $10 $10</text:p>
      <text:p text:style-name="P309"><text:tab/>.db $82 $82 $83 $83 $83 $83 $83 $83 $83 $83 $83 $83 $8A $8A $83 $83</text:p>
      <text:p text:style-name="P309"><text:tab/>.db $8A $8A $83 $83 $8A $8A $83 $83 $8A $8A $83 $83 $8A $8A $83 $83</text:p>
      <text:p text:style-name="P309"><text:tab/>.db $8A $8A $83 $83 $83 $83 $83 $83 $83 $83 $83 $82 $82 $83 $83 $83</text:p>
      <text:p text:style-name="P309"><text:tab/>.db $83 $83 $83 $83 $83 $83 $83 $83 $83 $83 $83 $83 $83 $83 $83 $83</text:p>
      <text:p text:style-name="P309"><text:tab/>.db $83 $83 $83 $83 $83 $83 $8A $83 $8A $82 $82 $82 $A4 $A3 $A3 $A3</text:p>
      <text:p text:style-name="P309"><text:tab/>.db $A3 $A3 $A3 $AA $AA $AA $AA $A2 $A2 $A2 $A2 $12 $A3 $A2 $AA $A2</text:p>
      <text:p text:style-name="P309"><text:tab/>.db $83 $83 $8A $8A $83 $8A $83 $93 $93 $93 $93 $93 $93 $93 $93 $93</text:p>
      <text:p text:style-name="P309"><text:tab/>.db $93 $93 $93 $93 $93 $93 $93 $92 $93 $93 $9A $9A $93 $93 $9A $9A</text:p>
      <text:p text:style-name="P309"><text:tab/>.db $93 $93 $9A $9A $93 $93 $9A $9A $93 $93 $9A $9A $93 $9A $93 $9A</text:p>
      <text:p text:style-name="P309"><text:tab/>.db $93 $9A $A2 $A3 <text:span text:style-name="T71">$A2</text:span> $AA $83 $83 $83 $83 $1A $1A $1A $1A $83 $83</text:p>
      <text:p text:style-name="P309"><text:tab/>.db $83 $83 $83 $8A $8A $83 $83 $A2 $A2 $A2 $92 $92 $92 $16</text:p>
      <text:p text:style-name="P309"><text:tab/></text:p>
      <text:p text:style-name="P309"/>
      <text:p text:style-name="P309"/>
      <text:p text:style-name="P309"/>
      <text:p text:style-name="P312">При движении идёт чтение куска карты CF00…, затем</text:p>
      <text:p text:style-name="P312">чтение </text:p>
      <text:p text:style-name="P312"><text:bookmark-start text:name="__DdeLink__3748_396975"/>C2E5<text:bookmark-end text:name="__DdeLink__3748_396975"/></text:p>
      <text:p text:style-name="P312">C2E9</text:p>
      <text:p text:style-name="P312">C308<text:tab/></text:p>
      <text:p text:style-name="P312"/>
      <text:p text:style-name="P312"/>
      <text:p text:style-name="P313">хакинг</text:p>
      <text:p text:style-name="P313">выключить музыку</text:p>
      <text:p text:style-name="P313"/>
      <text:p text:style-name="P313">30043 — точка останова</text:p>
      <text:p text:style-name="P313"/>
      <text:p text:style-name="P313"/>
      <text:p text:style-name="P313">CB00 — stack</text:p>
      <text:p text:style-name="P313"/>
      <text:p text:style-name="P313"/>
      <text:p text:style-name="P314">3BC68-3BF5F — Title screen tiles (RLE compressed)</text:p>
      <text:p text:style-name="P314">3BF60-3FBBB — Empty data (FFFF)</text:p>
      <text:p text:style-name="P314"/>
      <text:p text:style-name="P314"/>
      <text:p text:style-name="P315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7">и с карты не получится войти в здания или подземелья. Называется эта карта 03 03.</text:span></text:p>
      <text:p text:style-name="P315"/>
      <text:p text:style-name="P316">_LABEL_2E5_:</text:p>
      <text:p text:style-name="P316">_LABEL_2ED_:</text:p>
      <text:p text:style-name="P316">_LABEL_2ED_:</text:p>
      <text:p text:style-name="P316"/>
      <text:p text:style-name="P316">C311, C313 — копии C305, C301</text:p>
      <text:p text:style-name="P316"/>
      <text:p text:style-name="P316"/>
      <text:p text:style-name="P316"/>
      <text:p text:style-name="P319">Какие-то характеристики карт — поинтеры, потом карты 16x12</text:p>
      <text:p text:style-name="P316"/>
      <text:p text:style-name="P317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ext:soft-page-break/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317">4F 9D 11 9E</text:p>
      <text:p text:style-name="P317">5A A1 AA A1</text:p>
      <text:p text:style-name="P317"/>
      <text:p text:style-name="P317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317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317"/>
      <text:p text:style-name="P318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318">204 (16x13??)</text:p>
      <text:p text:style-name="P318"/>
      <text:p text:style-name="P318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318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318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318">170</text:p>
      <text:p text:style-name="P318"/>
      <text:p text:style-name="P318">derevnya</text:p>
      <text:p text:style-name="P318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318">95 98 34 99</text:p>
      <text:p text:style-name="P318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318">4F 9D 11 9E</text:p>
      <text:p text:style-name="P318"/>
      <text:p text:style-name="P318"><text:soft-page-break/></text:p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318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318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318">14C=332</text:p>
      <text:p text:style-name="P318"/>
      <text:p text:style-name="P318"/>
      <text:p text:style-name="P318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318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318"/>
      <text:p text:style-name="P318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318">0x176=374</text:p>
      <text:p text:style-name="P318"/>
      <text:p text:style-name="P318"/>
      <text:p text:style-name="P326">FC6F-FD6E — то же для</text:p>
      <text:p text:style-name="P318"/>
      <text:p text:style-name="P326">12 12 12 12 12 12 12 22 22 12 8A 8A 8A 8A 22 13 </text:p>
      <text:p text:style-name="P326">13 13 13 13 13 13 13 52 52 52 52 52 52 52 52 52 </text:p>
      <text:p text:style-name="P326">52 12 12 12 12 B2 52 9A 9A 9A 9A 13 13 13 13 13 </text:p>
      <text:p text:style-name="P326">13 13 13 13 13 1A 13 40 40 40 40 41 41 41 41 41 </text:p>
      <text:p text:style-name="P326">41 41 41 31 31 52 52 52 52 32 32 32 32 32 32 32 </text:p>
      <text:p text:style-name="P326">32 32 1A 1A 1A 1A 1A 1A 1A 1A 1A 12 12 22 26 74 </text:p>
      <text:p text:style-name="P326">74 74 74 74 13 13 13 13 13 13 53 53 5A 5A 63 63 </text:p>
      <text:p text:style-name="P326">6A 6A 13 13 13 13 9A 9A 9A 9A 1A 1A 1A 1A 1A 1A </text:p>
      <text:p text:style-name="P326">1A 1A 12 12 12 12 12 12 12 12 12 12 12 12 12 12 </text:p>
      <text:p text:style-name="P326">12 12 12 12 12 12 12 12 12 12 12 12 12 12 12 12 </text:p>
      <text:p text:style-name="P326">12 12 12 12 12 12 12 12 12 12 12 12 12 12 12 12 </text:p>
      <text:p text:style-name="P326">12 12 12 12 12 12 12 12 12 12 13 13 13 13 13 13 </text:p>
      <text:p text:style-name="P326"><text:soft-page-break/>13 13 62 56 56 56 56 B6 12 12 12 12 12 12 B6 B6 </text:p>
      <text:p text:style-name="P326">B6 B6 43 12 12 12 12 66 63 63 63 63 63 63 63 63 </text:p>
      <text:p text:style-name="P326">12 12 12 12 12 12 12 12 1A 1A 1A 1A 12 12 12 62 </text:p>
      <text:p text:style-name="P326">C2 12 43 43 43 43 6A 10 10 10 10 10 10 10 10 10</text:p>
      <text:p text:style-name="P326"/>
      <text:p text:style-name="P326"/>
      <text:p text:style-name="P320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320"/>
      <text:p text:style-name="P321"/>
      <text:p text:style-name="P330">10<text:tab/>0<text:span text:style-name="T105">001 0000</text:span><text:tab/>пусто</text:p>
      <text:p text:style-name="P322"><text:bookmark-start text:name="__DdeLink__5465_978289678"/>12<text:tab/>0001 0010<text:bookmark-end text:name="__DdeLink__5465_978289678"/><text:tab/><text:span text:style-name="T100">трава</text:span></text:p>
      <text:p text:style-name="P327">13<text:tab/><text:tab/><text:tab/>деревья, горы, непроходимые<text:span text:style-name="T103"> (глобальная карта)</text:span></text:p>
      <text:p text:style-name="P322">16<text:tab/>0001 0110<text:tab/><text:span text:style-name="T100">травка, та, что за пределами локаций, вызывающая выход</text:span></text:p>
      <text:p text:style-name="P325">1A<text:tab/>0001 1010<text:tab/><text:span text:style-name="T100">суэло; вход в пещеру, города, аэропорты (глобальная карта)</text:span></text:p>
      <text:p text:style-name="P326">22<text:tab/><text:span text:style-name="T105">0010 0010</text:span><text:tab/>деревья (проходимые)</text:p>
      <text:p text:style-name="P328">26<text:tab/><text:span text:style-name="T105">0010 0110</text:span><text:tab/>деревья - фз</text:p>
      <text:p text:style-name="P328">31<text:tab/><text:span text:style-name="T105">0011 0001</text:span><text:tab/>водица, волны</text:p>
      <text:p text:style-name="P328">32<text:tab/><text:span text:style-name="T105">0011 0010</text:span><text:tab/>взлётные площадки, кустики, стекло</text:p>
      <text:p text:style-name="P329">40<text:tab/><text:span text:style-name="T105">0100 0000</text:span><text:tab/>берег и чуть воды</text:p>
      <text:p text:style-name="P328">41<text:tab/><text:span text:style-name="T105">0100 0001</text:span><text:tab/>вода и чуть берега</text:p>
      <text:p text:style-name="P330">43<text:tab/><text:span text:style-name="T105">0100 0011</text:span><text:tab/>камни на берегу</text:p>
      <text:p text:style-name="P326">52<text:tab/><text:span text:style-name="T105">0101 0010</text:span><text:tab/>пустыня</text:p>
      <text:p text:style-name="P328">53<text:tab/><text:span text:style-name="T105">0101 0011</text:span><text:tab/>верх пустынной пещеры</text:p>
      <text:p text:style-name="P328">56<text:tab/><text:span text:style-name="T105">0101 0110</text:span><text:tab/>муравьиный лев</text:p>
      <text:p text:style-name="P328">5A<text:tab/><text:span text:style-name="T105">0101 1010</text:span><text:tab/>вход пустынной пещеры</text:p>
      <text:p text:style-name="P328">62<text:tab/><text:span text:style-name="T105">0110 0010</text:span><text:tab/>газ? <text:span text:style-name="T104">Что-то зелёное, так же снег, проходимый</text:span></text:p>
      <text:p text:style-name="P328">63<text:tab/><text:span text:style-name="T105">0110 0011</text:span><text:tab/>верх ледяной пещеры</text:p>
      <text:p text:style-name="P330">66<text:tab/><text:span text:style-name="T105">0110 0110</text:span><text:tab/>крошащийся лёд</text:p>
      <text:p text:style-name="P328">6A<text:tab/><text:span text:style-name="T105">0110 1010</text:span><text:tab/>вход ледяной пещеры, <text:span text:style-name="T104">квестовая ёлка</text:span></text:p>
      <text:p text:style-name="P328">74<text:tab/><text:span text:style-name="T105">0111 0100</text:span><text:tab/>лава</text:p>
      <text:p text:style-name="P322">82<text:tab/>1000 0010<text:tab/><text:span text:style-name="T100">пусто, плиты, дорога</text:span></text:p>
      <text:p text:style-name="P322">83<text:tab/>1000 0011<text:tab/><text:span text:style-name="T100">непроходимый объект</text:span></text:p>
      <text:p text:style-name="P324">8A<text:tab/><text:span text:style-name="T98">1000 1010<text:tab/>двери домов, ноги людей, дома на глобальной карте</text:span></text:p>
      <text:p text:style-name="P322">92<text:tab/>1001 0010<text:tab/><text:span text:style-name="T100">сыра земля (коричн)</text:span></text:p>
      <text:p text:style-name="P322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323">9A<text:tab/>1001 1010<text:tab/><text:span text:style-name="T100">ноги людей, двери домов (коричн), дома на карте</text:span></text:p>
      <text:p text:style-name="P322">A2<text:tab/>1010 0010<text:tab/><text:span text:style-name="T101">головы грузчиков</text:span></text:p>
      <text:p text:style-name="P322">A3<text:tab/>1010 0011<text:tab/><text:span text:style-name="T101">столбы в аэропорту</text:span></text:p>
      <text:p text:style-name="P322">A4<text:tab/>1010 0100<text:tab/><text:span text:style-name="T101">люк в аэропорту</text:span></text:p>
      <text:p text:style-name="P322">AA<text:tab/>1010 1010<text:tab/><text:span text:style-name="T101">корабли на ВПП, ноги грузчиков</text:span></text:p>
      <text:p text:style-name="P347">B2<text:tab/><text:span text:style-name="T105">1011 0010</text:span><text:tab/><text:span text:style-name="T103">высохшие деревья (проходимые)</text:span></text:p>
      <text:p text:style-name="P348">B6<text:tab/><text:span text:style-name="T105">1011 0110</text:span><text:tab/><text:span text:style-name="T104">вероятно газ</text:span></text:p>
      <text:p text:style-name="P349">С2<text:tab/><text:span text:style-name="T105">1100 0010</text:span><text:tab/>ёлка в снегу (декорация)</text:p>
      <text:p text:style-name="P347"/>
      <text:p text:style-name="P350">04<text:tab/>0100<text:tab/>landrover</text:p>
      <text:p text:style-name="P350">08<text:tab/>1000<text:tab/>hovercraft</text:p>
      <text:p text:style-name="P350">0C<text:tab/>1100<text:tab/>ice digger</text:p>
      <text:p text:style-name="P347"/>
      <text:p text:style-name="P346">0010<text:tab/>проходимые объекты</text:p>
      <text:p text:style-name="P346">0011<text:tab/>непроходимые объекты</text:p>
      <text:p text:style-name="P346">0110<text:tab/>проходимые объекты??</text:p>
      <text:p text:style-name="P346">1010<text:tab/>интерактивные проходимые объекты, суэло, двери, люди</text:p>
      <text:p text:style-name="P342"/>
      <text:p text:style-name="P343">82 82 83 83 83 83 83 83 83 83 83 83 8A 8A 83 83 </text:p>
      <text:p text:style-name="P343">8A 8A 83 83 8A 8A 83 83 8A 8A 83 83 8A 8A 83 83 </text:p>
      <text:p text:style-name="P343">8A 8A 83 83 83 83 83 83 83 83 83 82 82 83 83 83 </text:p>
      <text:p text:style-name="P343">83 83 83 83 83 83 83 83 83 83 83 83 83 83 83 83 </text:p>
      <text:p text:style-name="P343">83 83 83 83 83 83 8A 83 8A 82 82 82 A4 A3 A3 A3 </text:p>
      <text:p text:style-name="P343">A3 A3 A3 AA AA AA AA A2 A2 A2 A2 12 A3 A2 AA A2 </text:p>
      <text:p text:style-name="P343">83 83 8A 8A 83 8A 83 93 93 93 93 93 93 93 93 93 </text:p>
      <text:p text:style-name="P343">93 93 93 93 93 93 93 92 93 93 9A 9A 93 93 9A 9A </text:p>
      <text:p text:style-name="P343">93 93 9A 9A 93 93 9A 9A 93 93 9A 9A 93 9A 93 9A </text:p>
      <text:p text:style-name="P343">93 9A A2 A3 A2 AA 83 83 83 83 1A 1A 1A 1A 83 83 </text:p>
      <text:p text:style-name="P344">83 83 83 8A 8A 83 83 A2 A2 A2 92 92 92 16 </text:p>
      <text:p text:style-name="P344"><text:soft-page-break/></text:p>
      <text:p text:style-name="P345">3C 38 3C 3C 3F 3C 38 38 3E 3C 3E 3E 3F 3E 3C 3C </text:p>
      <text:p text:style-name="P345">3F 3E 3F 3F 3F 3F 3E 3E 3F 2B 0F 2F 2F 3E 3C 0F </text:p>
      <text:p text:style-name="P345">2F 06 0B 1F 0F 3C 38 0B 2B 01 06 0F 0B 2A 25 06 </text:p>
      <text:p text:style-name="P345">0C 08 04 03 0B 34 38 35 3C 38 3E 3C 3E 3D 3E 2C </text:p>
      <text:p text:style-name="P345">3E 1E 3E 0C 3E 0E 3E 0F 3E 1B 3E 0B 3E 07 3E 27 </text:p>
      <text:p text:style-name="P345">3E 37 3E 3B 3E 3A 3E 36 3E 35 3E 34 3E 38 3E 35 </text:p>
      <text:p text:style-name="P345">3C 34 38 30 2A 34 34 34 34 34 34 35 35 35 35 35 </text:p>
      <text:p text:style-name="P345">35 38 38 38 38 38 38 38 38 38 38 3C 38 38 3C 38 </text:p>
      <text:p text:style-name="P345">3C 3E 38 38 3E 3C 3E 3F 38 3C 3F 3E 3F 3F 3C 3E </text:p>
      <text:p text:style-name="P345">3F 3F 3F 3F 3E 3F 3F 3F 3F 3F 3F 2F 3F 2F 3F 3F </text:p>
      <text:p text:style-name="P345">3D 1F 2F 0F 2F 3F 2C 1A 0F 0B 1F 2F 2C 15 0B 06 </text:p>
      <text:p text:style-name="P345">1A 2F 28 30 2A 34 38 38 3E 3C 3E 3E 3F 3F 3F 3E </text:p>
      <text:p text:style-name="P345">3F 3C 3E 38 3E</text:p>
      <text:p text:style-name="P345"/>
      <text:p text:style-name="P345"/>
      <text:p text:style-name="P351">12<text:tab/>0001 0010 →<text:span text:style-name="T106"> 0010 0001; CY = 0</text:span></text:p>
      <text:p text:style-name="P351"/>
      <text:p text:style-name="P351"/>
      <text:p text:style-name="P351"/>
      <text:p text:style-name="P352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387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387"/>
          </table:table-cell>
        </table:table-row>
      </table:table>
      <text:p text:style-name="P351"/>
      <text:p text:style-name="P352">Вход в подземелье</text:p>
      <text:p text:style-name="P352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387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387"/>
          </table:table-cell>
        </table:table-row>
      </table:table>
      <text:p text:style-name="P352"/>
      <text:p text:style-name="P352"/>
      <text:p text:style-name="P352"/>
      <text:p text:style-name="P353">Данные подземелий. </text:p>
      <text:p text:style-name="P373">Каждый 1-й байт это безопасность подземелья. 00 — безопасно. 19 — враги</text:p>
      <text:p text:style-name="P373">Каждый 3-й байт связан с цветом (цвет = 3-й байт + 1)</text:p>
      <text:p text:style-name="P373"/>
      <text:p text:style-name="P373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388">_DATA_F619_:</text:p>
          </table:table-cell>
        </table:table-row>
      </table:table>
      <text:p text:style-name="P373">19 5B 03 86 <text:tab/>Пещера медузы</text:p>
      <text:p text:style-name="P373">00 00 04 86 </text:p>
      <text:p text:style-name="P373">00 00 01 86 <text:tab/>Camineet Warehouse</text:p>
      <text:p text:style-name="P373">19 56 00 91 </text:p>
      <text:p text:style-name="P373">19 53 00 91 </text:p>
      <text:p text:style-name="P373">19 5E 00 91 </text:p>
      <text:p text:style-name="P373">19 53 00 91 </text:p>
      <text:p text:style-name="P373">19 55 00 91 </text:p>
      <text:p text:style-name="P373">19 57 00 91 </text:p>
      <text:p text:style-name="P373">19 57 00 91 </text:p>
      <text:p text:style-name="P373">19 53 00 91 </text:p>
      <text:p text:style-name="P373">19 56 00 91 </text:p>
      <text:p text:style-name="P373">19 56 00 91 </text:p>
      <text:p text:style-name="P373">19 55 00 91 </text:p>
      <text:p text:style-name="P373">19 57 00 91 </text:p>
      <text:p text:style-name="P373">00 00 00 91 </text:p>
      <text:p text:style-name="P373">19 5C 03 86 </text:p>
      <text:p text:style-name="P373">19 5C 03 86 </text:p>
      <text:p text:style-name="P373">19 5C 03 86 </text:p>
      <text:p text:style-name="P373">19 5C 03 86 </text:p>
      <text:p text:style-name="P373">00 00 02 86 </text:p>
      <text:p text:style-name="P373">00 00 02 86 </text:p>
      <text:p text:style-name="P373">19 4D 03 86 </text:p>
      <text:p text:style-name="P373">19 4D 01 91 </text:p>
      <text:p text:style-name="P373"><text:soft-page-break/>19 5D 01 91 </text:p>
      <text:p text:style-name="P373">19 5D 01 91 </text:p>
      <text:p text:style-name="P373">19 5E 01 91 </text:p>
      <text:p text:style-name="P373">19 53 01 91 </text:p>
      <text:p text:style-name="P373">19 4B 06 86 </text:p>
      <text:p text:style-name="P373">19 4B 06 86 </text:p>
      <text:p text:style-name="P373">19 4B 06 86 </text:p>
      <text:p text:style-name="P373">19 54 05 85 </text:p>
      <text:p text:style-name="P373">19 58 05 85 </text:p>
      <text:p text:style-name="P373">00 00 05 85 </text:p>
      <text:p text:style-name="P373">19 52 06 86 </text:p>
      <text:p text:style-name="P373">19 4F 06 86 </text:p>
      <text:p text:style-name="P373">19 4B 06 86 </text:p>
      <text:p text:style-name="P373">19 50 06 86 </text:p>
      <text:p text:style-name="P373">19 50 06 86 </text:p>
      <text:p text:style-name="P373">19 4B 06 86 </text:p>
      <text:p text:style-name="P373">19 4C 09 86 </text:p>
      <text:p text:style-name="P373">19 51 09 86 </text:p>
      <text:p text:style-name="P373">19 51 09 86 </text:p>
      <text:p text:style-name="P373">19 52 07 91 </text:p>
      <text:p text:style-name="P373">19 4F 07 91 </text:p>
      <text:p text:style-name="P373">19 4F 07 91 </text:p>
      <text:p text:style-name="P373">19 56 07 91 </text:p>
      <text:p text:style-name="P373">19 50 08 86 </text:p>
      <text:p text:style-name="P373">19 51 08 86 </text:p>
      <text:p text:style-name="P373">19 4F 08 86 </text:p>
      <text:p text:style-name="P373">19 5A 08 86 </text:p>
      <text:p text:style-name="P373">19 59 08 86 </text:p>
      <text:p text:style-name="P373">19 59 08 86 </text:p>
      <text:p text:style-name="P373">19 55 05 91 </text:p>
      <text:p text:style-name="P373">19 53 05 91 </text:p>
      <text:p text:style-name="P373">19 57 05 91 </text:p>
      <text:p text:style-name="P373">19 57 05 91 </text:p>
      <text:p text:style-name="P373">19 58 05 91 </text:p>
      <text:p text:style-name="P373">19 59 09 86 </text:p>
      <text:p text:style-name="P373">19 01 0A 91 </text:p>
      <text:p text:style-name="P373">19 01 02 91 </text:p>
      <text:p text:style-name="P373">00 00 00 00 </text:p>
      <text:p text:style-name="P373">00 00 00 00 </text:p>
      <text:p text:style-name="P373">00 00</text:p>
      <text:p text:style-name="P373"/>
      <text:p text:style-name="P373"/>
      <text:p text:style-name="P373"/>
      <text:p text:style-name="P353"/>
      <text:p text:style-name="P353">Camineet Warehouse</text:p>
      <text:p text:style-name="P353">_LABEL_6DE2_:</text:p>
      <text:p text:style-name="P353"/>
      <text:p text:style-name="P353"/>
      <text:p text:style-name="P353">ld hl, _RAM_FFFF_</text:p>
      <text:p text:style-name="P353">ld (hl), $03 <text:s text:c="2"/><text:tab/><text:tab/>// 3-й банк?? </text:p>
      <text:p text:style-name="P353">ld a, (_RAM_C30D_)<text:tab/>// <text:span text:style-name="T107">получаем номер подземелья (02)</text:span></text:p>
      <text:p text:style-name="P353">add a, a</text:p>
      <text:p text:style-name="P353">add a, a<text:tab/><text:tab/><text:tab/>// a = a * 4</text:p>
      <text:p text:style-name="P353">ld l, a</text:p>
      <text:p text:style-name="P353">ld h, $00</text:p>
      <text:p text:style-name="P353">ld de, _DATA_F61C_ <text:s text:c="2"/><text:tab/>// <text:span text:style-name="T107">DE = B61C</text:span></text:p>
      <text:p text:style-name="P353">add hl, de</text:p>
      <text:p text:style-name="P354">ld a, (hl)<text:tab/><text:tab/><text:tab/>// 06DF3: Watchpoint hit: Reading 86 from F624</text:p>
      <text:p text:style-name="P353">jp _LABEL_C97_<text:tab/><text:tab/>// <text:span text:style-name="T108">Далее всё это пишется в память</text:span></text:p>
      <text:p text:style-name="P353"/>
      <text:p text:style-name="P353">_LABEL_6D7F_:</text:p>
      <text:p text:style-name="P353"/>
      <text:p text:style-name="P353">ld hl, _RAM_FFFF_</text:p>
      <text:p text:style-name="P353">ld (hl), $03</text:p>
      <text:p text:style-name="P353"><text:soft-page-break/>ld hl, _DATA_6DF7_<text:tab/>// <text:span text:style-name="T108">== 6DF7</text:span></text:p>
      <text:p text:style-name="P353">ld de, _RAM_C251_<text:tab/><text:tab/>// <text:span text:style-name="T108">== C251</text:span></text:p>
      <text:p text:style-name="P353">ld bc, $0007</text:p>
      <text:p text:style-name="P355">ldir<text:tab/><text:tab/><text:tab/><text:tab/>// <text:span text:style-name="T80">$00 $3F $30 $38 $03 $0B $0F</text:span><text:span text:style-name="T108"> → C251</text:span></text:p>
      <text:p text:style-name="P353">ld a, (_RAM_C30D_)<text:tab/>// <text:span text:style-name="T108">02 (Camineet color)</text:span></text:p>
      <text:p text:style-name="P353">add a, a</text:p>
      <text:p text:style-name="P353">add a, a<text:tab/><text:tab/><text:tab/>// <text:span text:style-name="T108">a *=4</text:span></text:p>
      <text:p text:style-name="P353">ld l, a</text:p>
      <text:p text:style-name="P353">ld h, $00</text:p>
      <text:p text:style-name="P353">ld de, _DATA_F619_</text:p>
      <text:p text:style-name="P353">add hl, de</text:p>
      <text:p text:style-name="P353">ld e, (hl) <text:s text:c="3"/>// 06D9B: Watchpoint hit: Reading 00 from F621</text:p>
      <text:p text:style-name="P353">inc hl</text:p>
      <text:p text:style-name="P353">ld d, (hl) <text:s text:c="2"/>// 06D9D: Watchpoint hit: Reading 00 from F622</text:p>
      <text:p text:style-name="P353">ld (_RAM_C2E3_), de<text:tab/>// <text:span text:style-name="T108">00 00</text:span></text:p>
      <text:p text:style-name="P353">inc hl</text:p>
      <text:p text:style-name="P353">ld a, (_RAM_C315_) <text:tab/>// <text:span text:style-name="T108">FF</text:span></text:p>
      <text:p text:style-name="P353">or a<text:tab/><text:tab/><text:tab/><text:tab/>// ??<text:span text:style-name="T108"> AC</text:span></text:p>
      <text:p text:style-name="P353">ld a, (hl) <text:s text:c="3"/><text:tab/><text:tab/>// 06DA7: Watchpoint hit: Reading 01 from F623</text:p>
      <text:p text:style-name="P353">jr nz, +</text:p>
      <text:p text:style-name="P353">ld e, a</text:p>
      <text:p text:style-name="P353">ld a, (_RAM_C30D_)</text:p>
      <text:p text:style-name="P353">ld hl, $6DFE</text:p>
      <text:p text:style-name="P353">ld bc, $0006</text:p>
      <text:p text:style-name="P353">cpir</text:p>
      <text:p text:style-name="P353">ld a, e</text:p>
      <text:p text:style-name="P353">jr z, +</text:p>
      <text:p text:style-name="P353">ld a, $FF</text:p>
      <text:p text:style-name="P353">+:</text:p>
      <text:p text:style-name="P353">inc a<text:tab/><text:tab/><text:tab/><text:tab/>// <text:span text:style-name="T108">2</text:span></text:p>
      <text:p text:style-name="P353">ld (_RAM_C315_), a<text:tab/>// <text:span text:style-name="T108">Color 2</text:span></text:p>
      <text:p text:style-name="P353">add a, a</text:p>
      <text:p text:style-name="P353">add a, a</text:p>
      <text:p text:style-name="P353">add a, a<text:tab/><text:tab/><text:tab/>// *<text:span text:style-name="T109">8 = 0x10 (16)</text:span></text:p>
      <text:p text:style-name="P353">ld l, a</text:p>
      <text:p text:style-name="P353">ld h, $00</text:p>
      <text:p text:style-name="P353">ld de, _DATA_F5B9_<text:tab/>// <text:span text:style-name="T109">B5B9</text:span></text:p>
      <text:p text:style-name="P356">add hl, de<text:tab/><text:tab/><text:tab/>// <text:span text:style-name="T109">B5B9 + 10 = B5C9 == F5C9</text:span></text:p>
      <text:p text:style-name="P353">ld a, (hl)<text:tab/><text:tab/><text:tab/>// <text:span text:style-name="T109">18</text:span></text:p>
      <text:p text:style-name="P353">ld (_RAM_C240_), a</text:p>
      <text:p text:style-name="P353">ld de, _RAM_C248_<text:tab/><text:tab/>// <text:bookmark-start text:name="__DdeLink__5522_1732120304"/><text:span text:style-name="T109">C248</text:span><text:bookmark-end text:name="__DdeLink__5522_1732120304"/></text:p>
      <text:p text:style-name="P353">ld bc, $0008</text:p>
      <text:p text:style-name="P356">ldir<text:tab/><text:tab/><text:tab/><text:tab/>// <text:span text:style-name="T109">$18 $1C $00 $14 $2E $19 $1D $2E → C248</text:span></text:p>
      <text:p text:style-name="P353">ld a, (_RAM_C249_)<text:tab/>// <text:span text:style-name="T110">1C</text:span></text:p>
      <text:p text:style-name="P353">ld (_RAM_C248_), a<text:tab/>// <text:span text:style-name="T110">C248 = 1C</text:span></text:p>
      <text:p text:style-name="P353">ld a, (_RAM_C24D_)<text:tab/>// <text:span text:style-name="T110">19</text:span></text:p>
      <text:p text:style-name="P353">ld (_RAM_C250_), a<text:tab/>// <text:span text:style-name="T110">C250 = 19</text:span></text:p>
      <text:p text:style-name="P353">ret</text:p>
      <text:p text:style-name="P353"/>
      <text:p text:style-name="P358">палитра</text:p>
      <text:p text:style-name="P358">18 00 3F 06 2F 0B 0C 04 1C <text:span text:style-name="T71">1C 00 14 2E 19 1D 2E (F5C9)</text:span></text:p>
      <text:p text:style-name="P358"><text:span text:style-name="T111">19</text:span> <text:span text:style-name="T71">00 3F 30 38 03 0B 0F</text:span> 38 34 06 01 2A 25 08 0C</text:p>
      <text:p text:style-name="P357"/>
      <text:p text:style-name="P353"/>
      <text:p text:style-name="P353">06DF3: Watchpoint hit: Reading 86 from F624</text:p>
      <text:p text:style-name="P353">06D9B: Watchpoint hit: Reading 00 from F621</text:p>
      <text:p text:style-name="P353"/>
      <text:p text:style-name="P359">надо узнать, как номер подземелья попадает в память C30D</text:p>
      <text:p text:style-name="P359"/>
      <text:p text:style-name="P360">_LABEL_78BD_:<text:tab/></text:p>
      <text:p text:style-name="P360"><text:tab/><text:tab/>cp $0A</text:p>
      <text:p text:style-name="P360"><text:tab/><text:tab/>jp nz, +</text:p>
      <text:p text:style-name="P360"><text:tab/><text:tab/>ld (_RAM_C202_), a<text:tab/>// 0A → C202</text:p>
      <text:p text:style-name="P360">HL = AA8E</text:p>
      <text:p text:style-name="P360"><text:soft-page-break/><text:tab/><text:tab/>inc hl<text:tab/><text:tab/><text:tab/>// AA8F == EA8F</text:p>
      <text:p text:style-name="P360"><text:tab/><text:tab/>ld d, (hl)</text:p>
      <text:p text:style-name="P360"><text:tab/><text:tab/>inc hl</text:p>
      <text:p text:style-name="P360"><text:tab/><text:tab/>ld e, (hl)<text:tab/><text:tab/><text:tab/>// <text:bookmark-start text:name="__DdeLink__5527_1732120304"/>025E<text:bookmark-end text:name="__DdeLink__5527_1732120304"/></text:p>
      <text:p text:style-name="P360"><text:tab/><text:tab/>ld (_RAM_C30C_), de</text:p>
      <text:p text:style-name="P360"><text:tab/><text:tab/>inc hl</text:p>
      <text:p text:style-name="P360"><text:tab/><text:tab/>ld a, (hl)</text:p>
      <text:p text:style-name="P360"><text:tab/><text:tab/>ld (_RAM_C30A_), a</text:p>
      <text:p text:style-name="P360"><text:tab/><text:tab/>ld hl, (_RAM_C311_)<text:tab/>// <text:span text:style-name="T113">00 A0, Y mirror</text:span></text:p>
      <text:p text:style-name="P360"><text:tab/><text:tab/>ld (_RAM_C305_), hl<text:tab/></text:p>
      <text:p text:style-name="P361"><text:tab/><text:tab/>ld hl, (_RAM_C313_)<text:tab/>// <text:span text:style-name="T113">06 40 <text:s/>X mirror</text:span></text:p>
      <text:p text:style-name="P360"><text:tab/><text:tab/>ld (_RAM_C301_), hl</text:p>
      <text:p text:style-name="P360"><text:tab/><text:tab/>xor a</text:p>
      <text:p text:style-name="P360"><text:tab/><text:tab/>ld (_RAM_C30E_), a</text:p>
      <text:p text:style-name="P360"><text:tab/><text:tab/>jp _LABEL_7908_</text:p>
      <text:p text:style-name="P360"><text:tab/></text:p>
      <text:p text:style-name="P360">+:<text:tab/></text:p>
      <text:p text:style-name="P360"><text:tab/><text:tab/>cp $0C</text:p>
      <text:p text:style-name="P360"><text:tab/><text:tab/>ret nz</text:p>
      <text:p text:style-name="P360"><text:tab/><text:tab/>ld (_RAM_C202_), a</text:p>
      <text:p text:style-name="P360"><text:tab/><text:tab/>inc hl</text:p>
      <text:p text:style-name="P360"><text:tab/><text:tab/>ld a, (hl)</text:p>
      <text:p text:style-name="P360"><text:tab/><text:tab/>ld (_RAM_C29E_), a</text:p>
      <text:p text:style-name="P360"><text:tab/><text:tab/>inc hl</text:p>
      <text:p text:style-name="P360"><text:tab/><text:tab/>ld a, (hl)</text:p>
      <text:p text:style-name="P360"><text:tab/><text:tab/>inc hl</text:p>
      <text:p text:style-name="P360"><text:tab/><text:tab/>ld h, (hl)</text:p>
      <text:p text:style-name="P360"><text:tab/><text:tab/>ld l, a</text:p>
      <text:p text:style-name="P360"><text:tab/><text:tab/>ld (_RAM_C2DB_), hl</text:p>
      <text:p text:style-name="P360"><text:tab/><text:tab/>xor a</text:p>
      <text:p text:style-name="P360"><text:tab/><text:tab/>ld (_RAM_C29D_), a</text:p>
      <text:p text:style-name="P360"><text:tab/><text:tab/>ld hl, (_RAM_C311_)</text:p>
      <text:p text:style-name="P360"><text:tab/><text:tab/>ld (_RAM_C305_), hl</text:p>
      <text:p text:style-name="P360"><text:tab/><text:tab/>ld hl, (_RAM_C313_)</text:p>
      <text:p text:style-name="P360"><text:tab/><text:tab/>ld (_RAM_C301_), hl</text:p>
      <text:p text:style-name="P360">_LABEL_7908_:<text:tab/></text:p>
      <text:p text:style-name="P360"><text:tab/><text:tab/>ld a, (_RAM_C810_)</text:p>
      <text:p text:style-name="P360"><text:tab/><text:tab/>ld (_RAM_C2D7_), a</text:p>
      <text:p text:style-name="P360"><text:tab/><text:tab/>ld hl, _RAM_C26F_</text:p>
      <text:p text:style-name="P360"><text:tab/><text:tab/>ld de, _RAM_C26F_ + 1</text:p>
      <text:p text:style-name="P360"><text:tab/><text:tab/>ld bc, $0017</text:p>
      <text:p text:style-name="P360"><text:tab/><text:tab/>ld (hl), $00</text:p>
      <text:p text:style-name="P360"><text:tab/><text:tab/>ldir</text:p>
      <text:p text:style-name="P360"><text:tab/><text:tab/>ld hl, _RAM_C800_</text:p>
      <text:p text:style-name="P360"><text:tab/><text:tab/>ld de, _RAM_C800_ + 1</text:p>
      <text:p text:style-name="P360"><text:tab/><text:tab/>ld bc, $00FF</text:p>
      <text:p text:style-name="P360"><text:tab/><text:tab/>ld (hl), $00</text:p>
      <text:p text:style-name="P360"><text:tab/><text:tab/>ldir</text:p>
      <text:p text:style-name="P360"><text:tab/><text:tab/>pop hl</text:p>
      <text:p text:style-name="P360"><text:tab/><text:tab/>ret</text:p>
      <text:p text:style-name="P360"/>
      <text:p text:style-name="P360"/>
      <text:p text:style-name="P362"/>
      <text:p text:style-name="P362"/>
      <text:p text:style-name="P373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362"/>
      <text:p text:style-name="P362"/>
      <text:p text:style-name="P372">Baya Malay Cave E95<text:span text:style-name="T116">5</text:span></text:p>
      <text:p text:style-name="P372"><text:span text:style-name="T116">0A </text:span>00 5A 00 2B 16</text:p>
      <text:p text:style-name="P362"/>
      <text:p text:style-name="P364">Medusa“s Cave 0xE96<text:span text:style-name="T116">7</text:span></text:p>
      <text:p text:style-name="P373">0A <text:span text:style-name="T113">00 DC 00 46 76</text:span></text:p>
      <text:p text:style-name="P365"/>
      <text:p text:style-name="P366"><text:soft-page-break/>Scion Cave: 0xE96<text:span text:style-name="T116">D</text:span></text:p>
      <text:p text:style-name="P366"><text:span text:style-name="T116">0A </text:span>13 DE 00 09 62</text:p>
      <text:p text:style-name="P366"/>
      <text:p text:style-name="P367">E9A<text:span text:style-name="T116">9</text:span> <text:span text:style-name="T115">холм</text:span></text:p>
      <text:p text:style-name="P369"><text:span text:style-name="T116">0A </text:span>14 CB 00 26 68</text:p>
      <text:p text:style-name="P367"/>
      <text:p text:style-name="P371">E9B<text:span text:style-name="T116">5</text:span> тюрьма</text:p>
      <text:p text:style-name="P371"><text:span text:style-name="T116">0A </text:span>01 D2 00 28 64 <text:span text:style-name="T21">08</text:span> 0E 11 13 70</text:p>
      <text:p text:style-name="P367"/>
      <text:p text:style-name="P363">Camineet Warehouse 0x<text:span text:style-name="T112">EA8E</text:span></text:p>
      <text:p text:style-name="P363"><text:span text:style-name="T116">0A </text:span><text:bookmark-start text:name="__DdeLink__5530_1732120304"/>02 5E 00 12 5E <text:bookmark-end text:name="__DdeLink__5530_1732120304"/></text:p>
      <text:p text:style-name="P363">02 <text:tab/>C30D<text:tab/>// <text:span text:style-name="T114">Dungeon ID</text:span></text:p>
      <text:p text:style-name="P363">5E <text:tab/>C30C<text:tab/>// Room ID</text:p>
      <text:p text:style-name="P363">00 <text:tab/>C30A<text:tab/>// Direction</text:p>
      <text:p text:style-name="P363"/>
      <text:p text:style-name="P369">EB7<text:span text:style-name="T116">2</text:span> — г<text:span text:style-name="T21">отик </text:span><text:span text:style-name="T22">данж</text:span></text:p>
      <text:p text:style-name="P369"><text:span text:style-name="T116">0A </text:span>00 2E 02 17 25 </text:p>
      <text:p text:style-name="P370">смешно, но выход в аэропорт обрабатывается где-то по-иному</text:p>
      <text:p text:style-name="P369"/>
      <text:p text:style-name="P369">EBD9 подземелье сумасшедшего доктора</text:p>
      <text:p text:style-name="P369">02 12 01 4B 20 0A 02 DE 00 55 19 0C</text:p>
      <text:p text:style-name="P368"/>
      <text:p text:style-name="P366">Drasgow Warehouse 0xEC9A</text:p>
      <text:p text:style-name="P366">15 D1 00 19 23 0C 08 57 0D 21 1B 0C 08 56 03 22</text:p>
      <text:p text:style-name="P366"/>
      <text:p text:style-name="P371">Governor: ED5A</text:p>
      <text:p text:style-name="P371">21 D4 00 21 23 0C 08 38 31 23 25 0C 10 33 07 23 27 0C</text:p>
      <text:p text:style-name="P371"/>
      <text:p text:style-name="P371"/>
      <text:p text:style-name="P374"/>
      <text:p text:style-name="P375">Характеристики вещей <text:span text:style-name="T117">(64)</text:span> (урон, защита)</text:p>
      <text:p text:style-name="P375"/>
      <text:p text:style-name="P375"/>
      <text:p text:style-name="P374">Phantasy Star (J) [!]</text:p>
      <text:p text:style-name="P374">Phantasy Star (J) [T+Eng1.02_SMS Power]</text:p>
      <text:p text:style-name="P374">0x1996</text:p>
      <text:p text:style-name="P374"/>
      <text:p text:style-name="P374">Phantasy Star (K) [!]</text:p>
      <text:p text:style-name="P374">0x19A3</text:p>
      <text:p text:style-name="P374"/>
      <text:p text:style-name="P374">Phantasy Star (UE) (V1.1) [!]</text:p>
      <text:p text:style-name="P374">Phantasy Star (UE) (V1.2) [!]</text:p>
      <text:p text:style-name="P374">Phantasy Star (B) [!]</text:p>
      <text:p text:style-name="P374">0x183A</text:p>
      <text:p text:style-name="P374"/>
      <text:p text:style-name="P374">00 03 04 0C 0A 0A 0A 15 1F 12 1E 1E 2E 32 3C 50 </text:p>
      <text:p text:style-name="P374">05 05 0F 14 1E 1E 3C 50 28 03 08 0F 17 28 1E 28 </text:p>
      <text:p text:style-name="P374">32 00 00 00 00 00 00 00 00 00 00 00 00 00 00 00 </text:p>
      <text:p text:style-name="P374">00 00 00 00 00 00 00 00 00 00 00 00 00 00 00 00</text:p>
      <text:p text:style-name="P374"/>
      <text:p text:style-name="P374"/>
      <text:p text:style-name="P376">Порядок оружия наводит на мысль, что мощь допиливали уже позже</text:p>
      <text:p text:style-name="P3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7T18:05:38.932578545</dc:date>
    <meta:editing-duration>P1DT22H3M41S</meta:editing-duration>
    <meta:editing-cycles>119</meta:editing-cycles>
    <meta:generator>LibreOffice/5.1.4.2$Linux_X86_64 LibreOffice_project/10m0$Build-2</meta:generator>
    <meta:document-statistic meta:table-count="57" meta:image-count="0" meta:object-count="0" meta:page-count="43" meta:paragraph-count="2251" meta:word-count="11864" meta:character-count="64686" meta:non-whitespace-character-count="54588"/>
  </office:meta>
</office:document-meta>
</file>